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4.16mm" svg:height="89.99mm" svg:x="481.6mm" svg:y="39.78mm">
            <draw:object draw:notify-on-update-of-ranges="Sheet1.M4:Sheet1.M234 Sheet1.N4:Sheet1.N234 Sheet1.M4:Sheet1.M234 Sheet1.O4:Sheet1.O2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8.8mm" svg:height="286.87mm" svg:x="438.58mm" svg:y="167.86mm">
            <draw:object draw:notify-on-update-of-ranges="Sheet1.M69:Sheet1.M139 Sheet1.N69:Sheet1.N139 Sheet1.T132:Sheet1.T133 Sheet1.U132:Sheet1.U133 Sheet1.T132:Sheet1.T133 Sheet1.U132:Sheet1.U133 Sheet1.M69:Sheet1.M139 Sheet1.O69:Sheet1.O1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85.36mm" svg:height="337.13mm" svg:x="401.46mm" svg:y="917.66mm">
            <draw:object draw:notify-on-update-of-ranges="Sheet1.M4:Sheet1.M234 Sheet1.N4:Sheet1.N234 Sheet1.M4:Sheet1.M234 Sheet1.O4:Sheet1.O234 Sheet1.M4:Sheet1.M234 Sheet1.P4:Sheet1.P234 Sheet1.M4:Sheet1.M234 Sheet1.Q4:Sheet1.Q2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UNO counts to 8192</text:p>
          </table:table-cell>
          <table:table-cell table:number-columns-repeated="2"/>
          <table:table-cell office:value-type="string" calcext:value-type="string">
            <text:p>Xtal counts to 781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Recall fast</text:p>
          </table:table-cell>
          <table:table-cell table:number-columns-repeated="5"/>
          <table:table-cell office:value-type="string" calcext:value-type="string">
            <text:p>UNO</text:p>
          </table:table-cell>
          <table:table-cell table:number-columns-repeated="4"/>
          <table:table-cell office:value-type="string" calcext:value-type="string">
            <text:p>Recal fast</text:p>
          </table:table-cell>
          <table:table-cell office:value-type="string" calcext:value-type="string">
            <text:p>U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2652" calcext:value-type="float">
            <text:p>-2652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-2789" calcext:value-type="float">
            <text:p>-2789</text:p>
          </table:table-cell>
          <table:table-cell office:value-type="float" office:value="-34" calcext:value-type="float">
            <text:p>-3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2652" calcext:value-type="float">
            <text:p>-2652</text:p>
          </table:table-cell>
          <table:table-cell table:formula="of:=[.I4]*7812/8192" office:value-type="float" office:value="-2659.62744140625" calcext:value-type="float">
            <text:p>-2659.62744140625</text:p>
          </table:table-cell>
          <table:table-cell table:formula="of:=[.N4]*1.02" office:value-type="float" office:value="-2705.04" calcext:value-type="float">
            <text:p>-2705.04</text:p>
          </table:table-cell>
          <table:table-cell table:formula="of:=[.N4]*0.98" office:value-type="float" office:value="-2598.96" calcext:value-type="float">
            <text:p>-2598.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2625" calcext:value-type="float">
            <text:p>-262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2787" calcext:value-type="float">
            <text:p>-2787</text:p>
          </table:table-cell>
          <table:table-cell office:value-type="float" office:value="-34" calcext:value-type="float">
            <text:p>-3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2625" calcext:value-type="float">
            <text:p>-2625</text:p>
          </table:table-cell>
          <table:table-cell table:formula="of:=[.I5]*7812/8192" office:value-type="float" office:value="-2657.72021484375" calcext:value-type="float">
            <text:p>-2657.72021484375</text:p>
          </table:table-cell>
          <table:table-cell table:formula="of:=[.N5]*1.02" office:value-type="float" office:value="-2677.5" calcext:value-type="float">
            <text:p>-2677.5</text:p>
          </table:table-cell>
          <table:table-cell table:formula="of:=[.N5]*0.98" office:value-type="float" office:value="-2572.5" calcext:value-type="float">
            <text:p>-2572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2596" calcext:value-type="float">
            <text:p>-2596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-2754" calcext:value-type="float">
            <text:p>-2754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2596" calcext:value-type="float">
            <text:p>-2596</text:p>
          </table:table-cell>
          <table:table-cell table:formula="of:=[.I6]*7812/8192" office:value-type="float" office:value="-2626.2509765625" calcext:value-type="float">
            <text:p>-2626.2509765625</text:p>
          </table:table-cell>
          <table:table-cell table:formula="of:=[.N6]*1.02" office:value-type="float" office:value="-2647.92" calcext:value-type="float">
            <text:p>-2647.92</text:p>
          </table:table-cell>
          <table:table-cell table:formula="of:=[.N6]*0.98" office:value-type="float" office:value="-2544.08" calcext:value-type="float">
            <text:p>-2544.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2572" calcext:value-type="float">
            <text:p>-2572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-2727" calcext:value-type="float">
            <text:p>-2727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572" calcext:value-type="float">
            <text:p>-2572</text:p>
          </table:table-cell>
          <table:table-cell table:formula="of:=[.I7]*7812/8192" office:value-type="float" office:value="-2600.50341796875" calcext:value-type="float">
            <text:p>-2600.50341796875</text:p>
          </table:table-cell>
          <table:table-cell table:formula="of:=[.N7]*1.02" office:value-type="float" office:value="-2623.44" calcext:value-type="float">
            <text:p>-2623.44</text:p>
          </table:table-cell>
          <table:table-cell table:formula="of:=[.N7]*0.98" office:value-type="float" office:value="-2520.56" calcext:value-type="float">
            <text:p>-2520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2537" calcext:value-type="float">
            <text:p>-2537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-2695" calcext:value-type="float">
            <text:p>-2695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537" calcext:value-type="float">
            <text:p>-2537</text:p>
          </table:table-cell>
          <table:table-cell table:formula="of:=[.I8]*7812/8192" office:value-type="float" office:value="-2569.98779296875" calcext:value-type="float">
            <text:p>-2569.98779296875</text:p>
          </table:table-cell>
          <table:table-cell table:formula="of:=[.N8]*1.02" office:value-type="float" office:value="-2587.74" calcext:value-type="float">
            <text:p>-2587.74</text:p>
          </table:table-cell>
          <table:table-cell table:formula="of:=[.N8]*0.98" office:value-type="float" office:value="-2486.26" calcext:value-type="float">
            <text:p>-2486.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2524" calcext:value-type="float">
            <text:p>-2524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-2677" calcext:value-type="float">
            <text:p>-2677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524" calcext:value-type="float">
            <text:p>-2524</text:p>
          </table:table-cell>
          <table:table-cell table:formula="of:=[.I9]*7812/8192" office:value-type="float" office:value="-2552.82275390625" calcext:value-type="float">
            <text:p>-2552.82275390625</text:p>
          </table:table-cell>
          <table:table-cell table:formula="of:=[.N9]*1.02" office:value-type="float" office:value="-2574.48" calcext:value-type="float">
            <text:p>-2574.48</text:p>
          </table:table-cell>
          <table:table-cell table:formula="of:=[.N9]*0.98" office:value-type="float" office:value="-2473.52" calcext:value-type="float">
            <text:p>-2473.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2491" calcext:value-type="float">
            <text:p>-2491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-2643" calcext:value-type="float">
            <text:p>-2643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491" calcext:value-type="float">
            <text:p>-2491</text:p>
          </table:table-cell>
          <table:table-cell table:formula="of:=[.I10]*7812/8192" office:value-type="float" office:value="-2520.39990234375" calcext:value-type="float">
            <text:p>-2520.39990234375</text:p>
          </table:table-cell>
          <table:table-cell table:formula="of:=[.N10]*1.02" office:value-type="float" office:value="-2540.82" calcext:value-type="float">
            <text:p>-2540.82</text:p>
          </table:table-cell>
          <table:table-cell table:formula="of:=[.N10]*0.98" office:value-type="float" office:value="-2441.18" calcext:value-type="float">
            <text:p>-2441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2466" calcext:value-type="float">
            <text:p>-2466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-2621" calcext:value-type="float">
            <text:p>-2621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466" calcext:value-type="float">
            <text:p>-2466</text:p>
          </table:table-cell>
          <table:table-cell table:formula="of:=[.I11]*7812/8192" office:value-type="float" office:value="-2499.42041015625" calcext:value-type="float">
            <text:p>-2499.42041015625</text:p>
          </table:table-cell>
          <table:table-cell table:formula="of:=[.N11]*1.02" office:value-type="float" office:value="-2515.32" calcext:value-type="float">
            <text:p>-2515.32</text:p>
          </table:table-cell>
          <table:table-cell table:formula="of:=[.N11]*0.98" office:value-type="float" office:value="-2416.68" calcext:value-type="float">
            <text:p>-2416.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2436" calcext:value-type="float">
            <text:p>-2436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-2585" calcext:value-type="float">
            <text:p>-2585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2436" calcext:value-type="float">
            <text:p>-2436</text:p>
          </table:table-cell>
          <table:table-cell table:formula="of:=[.I12]*7812/8192" office:value-type="float" office:value="-2465.09033203125" calcext:value-type="float">
            <text:p>-2465.09033203125</text:p>
          </table:table-cell>
          <table:table-cell table:formula="of:=[.N12]*1.02" office:value-type="float" office:value="-2484.72" calcext:value-type="float">
            <text:p>-2484.72</text:p>
          </table:table-cell>
          <table:table-cell table:formula="of:=[.N12]*0.98" office:value-type="float" office:value="-2387.28" calcext:value-type="float">
            <text:p>-2387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2435" calcext:value-type="float">
            <text:p>-2435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-2586" calcext:value-type="float">
            <text:p>-2586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435" calcext:value-type="float">
            <text:p>-2435</text:p>
          </table:table-cell>
          <table:table-cell table:formula="of:=[.I13]*7812/8192" office:value-type="float" office:value="-2466.0439453125" calcext:value-type="float">
            <text:p>-2466.0439453125</text:p>
          </table:table-cell>
          <table:table-cell table:formula="of:=[.N13]*1.02" office:value-type="float" office:value="-2483.7" calcext:value-type="float">
            <text:p>-2483.7</text:p>
          </table:table-cell>
          <table:table-cell table:formula="of:=[.N13]*0.98" office:value-type="float" office:value="-2386.3" calcext:value-type="float">
            <text:p>-2386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2404" calcext:value-type="float">
            <text:p>-2404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-2556" calcext:value-type="float">
            <text:p>-2556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404" calcext:value-type="float">
            <text:p>-2404</text:p>
          </table:table-cell>
          <table:table-cell table:formula="of:=[.I14]*7812/8192" office:value-type="float" office:value="-2437.435546875" calcext:value-type="float">
            <text:p>-2437.435546875</text:p>
          </table:table-cell>
          <table:table-cell table:formula="of:=[.N14]*1.02" office:value-type="float" office:value="-2452.08" calcext:value-type="float">
            <text:p>-2452.08</text:p>
          </table:table-cell>
          <table:table-cell table:formula="of:=[.N14]*0.98" office:value-type="float" office:value="-2355.92" calcext:value-type="float">
            <text:p>-2355.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2376" calcext:value-type="float">
            <text:p>-2376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-2525" calcext:value-type="float">
            <text:p>-2525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376" calcext:value-type="float">
            <text:p>-2376</text:p>
          </table:table-cell>
          <table:table-cell table:formula="of:=[.I15]*7812/8192" office:value-type="float" office:value="-2407.87353515625" calcext:value-type="float">
            <text:p>-2407.87353515625</text:p>
          </table:table-cell>
          <table:table-cell table:formula="of:=[.N15]*1.02" office:value-type="float" office:value="-2423.52" calcext:value-type="float">
            <text:p>-2423.52</text:p>
          </table:table-cell>
          <table:table-cell table:formula="of:=[.N15]*0.98" office:value-type="float" office:value="-2328.48" calcext:value-type="float">
            <text:p>-2328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2342" calcext:value-type="float">
            <text:p>-2342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-2488" calcext:value-type="float">
            <text:p>-2488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342" calcext:value-type="float">
            <text:p>-2342</text:p>
          </table:table-cell>
          <table:table-cell table:formula="of:=[.I16]*7812/8192" office:value-type="float" office:value="-2372.58984375" calcext:value-type="float">
            <text:p>-2372.58984375</text:p>
          </table:table-cell>
          <table:table-cell table:formula="of:=[.N16]*1.02" office:value-type="float" office:value="-2388.84" calcext:value-type="float">
            <text:p>-2388.84</text:p>
          </table:table-cell>
          <table:table-cell table:formula="of:=[.N16]*0.98" office:value-type="float" office:value="-2295.16" calcext:value-type="float">
            <text:p>-2295.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2320" calcext:value-type="float">
            <text:p>-2320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-2467" calcext:value-type="float">
            <text:p>-2467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320" calcext:value-type="float">
            <text:p>-2320</text:p>
          </table:table-cell>
          <table:table-cell table:formula="of:=[.I17]*7812/8192" office:value-type="float" office:value="-2352.56396484375" calcext:value-type="float">
            <text:p>-2352.56396484375</text:p>
          </table:table-cell>
          <table:table-cell table:formula="of:=[.N17]*1.02" office:value-type="float" office:value="-2366.4" calcext:value-type="float">
            <text:p>-2366.4</text:p>
          </table:table-cell>
          <table:table-cell table:formula="of:=[.N17]*0.98" office:value-type="float" office:value="-2273.6" calcext:value-type="float">
            <text:p>-2273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2289" calcext:value-type="float">
            <text:p>-2289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-2435" calcext:value-type="float">
            <text:p>-2435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2289" calcext:value-type="float">
            <text:p>-2289</text:p>
          </table:table-cell>
          <table:table-cell table:formula="of:=[.I18]*7812/8192" office:value-type="float" office:value="-2322.04833984375" calcext:value-type="float">
            <text:p>-2322.04833984375</text:p>
          </table:table-cell>
          <table:table-cell table:formula="of:=[.N18]*1.02" office:value-type="float" office:value="-2334.78" calcext:value-type="float">
            <text:p>-2334.78</text:p>
          </table:table-cell>
          <table:table-cell table:formula="of:=[.N18]*0.98" office:value-type="float" office:value="-2243.22" calcext:value-type="float">
            <text:p>-2243.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2262" calcext:value-type="float">
            <text:p>-2262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-2407" calcext:value-type="float">
            <text:p>-2407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262" calcext:value-type="float">
            <text:p>-2262</text:p>
          </table:table-cell>
          <table:table-cell table:formula="of:=[.I19]*7812/8192" office:value-type="float" office:value="-2295.34716796875" calcext:value-type="float">
            <text:p>-2295.34716796875</text:p>
          </table:table-cell>
          <table:table-cell table:formula="of:=[.N19]*1.02" office:value-type="float" office:value="-2307.24" calcext:value-type="float">
            <text:p>-2307.24</text:p>
          </table:table-cell>
          <table:table-cell table:formula="of:=[.N19]*0.98" office:value-type="float" office:value="-2216.76" calcext:value-type="float">
            <text:p>-2216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2227" calcext:value-type="float">
            <text:p>-2227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-2373" calcext:value-type="float">
            <text:p>-2373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2227" calcext:value-type="float">
            <text:p>-2227</text:p>
          </table:table-cell>
          <table:table-cell table:formula="of:=[.I20]*7812/8192" office:value-type="float" office:value="-2262.92431640625" calcext:value-type="float">
            <text:p>-2262.92431640625</text:p>
          </table:table-cell>
          <table:table-cell table:formula="of:=[.N20]*1.02" office:value-type="float" office:value="-2271.54" calcext:value-type="float">
            <text:p>-2271.54</text:p>
          </table:table-cell>
          <table:table-cell table:formula="of:=[.N20]*0.98" office:value-type="float" office:value="-2182.46" calcext:value-type="float">
            <text:p>-2182.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2206" calcext:value-type="float">
            <text:p>-2206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2350" calcext:value-type="float">
            <text:p>-2350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2206" calcext:value-type="float">
            <text:p>-2206</text:p>
          </table:table-cell>
          <table:table-cell table:formula="of:=[.I21]*7812/8192" office:value-type="float" office:value="-2240.9912109375" calcext:value-type="float">
            <text:p>-2240.9912109375</text:p>
          </table:table-cell>
          <table:table-cell table:formula="of:=[.N21]*1.02" office:value-type="float" office:value="-2250.12" calcext:value-type="float">
            <text:p>-2250.12</text:p>
          </table:table-cell>
          <table:table-cell table:formula="of:=[.N21]*0.98" office:value-type="float" office:value="-2161.88" calcext:value-type="float">
            <text:p>-2161.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2174" calcext:value-type="float">
            <text:p>-2174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-2309" calcext:value-type="float">
            <text:p>-2309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2174" calcext:value-type="float">
            <text:p>-2174</text:p>
          </table:table-cell>
          <table:table-cell table:formula="of:=[.I22]*7812/8192" office:value-type="float" office:value="-2201.89306640625" calcext:value-type="float">
            <text:p>-2201.89306640625</text:p>
          </table:table-cell>
          <table:table-cell table:formula="of:=[.N22]*1.02" office:value-type="float" office:value="-2217.48" calcext:value-type="float">
            <text:p>-2217.48</text:p>
          </table:table-cell>
          <table:table-cell table:formula="of:=[.N22]*0.98" office:value-type="float" office:value="-2130.52" calcext:value-type="float">
            <text:p>-2130.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2143" calcext:value-type="float">
            <text:p>-2143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-2280" calcext:value-type="float">
            <text:p>-2280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2143" calcext:value-type="float">
            <text:p>-2143</text:p>
          </table:table-cell>
          <table:table-cell table:formula="of:=[.I23]*7812/8192" office:value-type="float" office:value="-2174.23828125" calcext:value-type="float">
            <text:p>-2174.23828125</text:p>
          </table:table-cell>
          <table:table-cell table:formula="of:=[.N23]*1.02" office:value-type="float" office:value="-2185.86" calcext:value-type="float">
            <text:p>-2185.86</text:p>
          </table:table-cell>
          <table:table-cell table:formula="of:=[.N23]*0.98" office:value-type="float" office:value="-2100.14" calcext:value-type="float">
            <text:p>-2100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2108" calcext:value-type="float">
            <text:p>-2108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-2240" calcext:value-type="float">
            <text:p>-2240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2108" calcext:value-type="float">
            <text:p>-2108</text:p>
          </table:table-cell>
          <table:table-cell table:formula="of:=[.I24]*7812/8192" office:value-type="float" office:value="-2136.09375" calcext:value-type="float">
            <text:p>-2136.09375</text:p>
          </table:table-cell>
          <table:table-cell table:formula="of:=[.N24]*1.02" office:value-type="float" office:value="-2150.16" calcext:value-type="float">
            <text:p>-2150.16</text:p>
          </table:table-cell>
          <table:table-cell table:formula="of:=[.N24]*0.98" office:value-type="float" office:value="-2065.84" calcext:value-type="float">
            <text:p>-2065.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2084" calcext:value-type="float">
            <text:p>-2084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-2218" calcext:value-type="float">
            <text:p>-2218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2084" calcext:value-type="float">
            <text:p>-2084</text:p>
          </table:table-cell>
          <table:table-cell table:formula="of:=[.I25]*7812/8192" office:value-type="float" office:value="-2115.1142578125" calcext:value-type="float">
            <text:p>-2115.1142578125</text:p>
          </table:table-cell>
          <table:table-cell table:formula="of:=[.N25]*1.02" office:value-type="float" office:value="-2125.68" calcext:value-type="float">
            <text:p>-2125.68</text:p>
          </table:table-cell>
          <table:table-cell table:formula="of:=[.N25]*0.98" office:value-type="float" office:value="-2042.32" calcext:value-type="float">
            <text:p>-2042.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2047" calcext:value-type="float">
            <text:p>-2047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2175" calcext:value-type="float">
            <text:p>-2175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2047" calcext:value-type="float">
            <text:p>-2047</text:p>
          </table:table-cell>
          <table:table-cell table:formula="of:=[.I26]*7812/8192" office:value-type="float" office:value="-2074.10888671875" calcext:value-type="float">
            <text:p>-2074.10888671875</text:p>
          </table:table-cell>
          <table:table-cell table:formula="of:=[.N26]*1.02" office:value-type="float" office:value="-2087.94" calcext:value-type="float">
            <text:p>-2087.94</text:p>
          </table:table-cell>
          <table:table-cell table:formula="of:=[.N26]*0.98" office:value-type="float" office:value="-2006.06" calcext:value-type="float">
            <text:p>-2006.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2017" calcext:value-type="float">
            <text:p>-2017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2145" calcext:value-type="float">
            <text:p>-2145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2017" calcext:value-type="float">
            <text:p>-2017</text:p>
          </table:table-cell>
          <table:table-cell table:formula="of:=[.I27]*7812/8192" office:value-type="float" office:value="-2045.50048828125" calcext:value-type="float">
            <text:p>-2045.50048828125</text:p>
          </table:table-cell>
          <table:table-cell table:formula="of:=[.N27]*1.02" office:value-type="float" office:value="-2057.34" calcext:value-type="float">
            <text:p>-2057.34</text:p>
          </table:table-cell>
          <table:table-cell table:formula="of:=[.N27]*0.98" office:value-type="float" office:value="-1976.66" calcext:value-type="float">
            <text:p>-1976.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1980" calcext:value-type="float">
            <text:p>-1980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2105" calcext:value-type="float">
            <text:p>-2105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1980" calcext:value-type="float">
            <text:p>-1980</text:p>
          </table:table-cell>
          <table:table-cell table:formula="of:=[.I28]*7812/8192" office:value-type="float" office:value="-2007.35595703125" calcext:value-type="float">
            <text:p>-2007.35595703125</text:p>
          </table:table-cell>
          <table:table-cell table:formula="of:=[.N28]*1.02" office:value-type="float" office:value="-2019.6" calcext:value-type="float">
            <text:p>-2019.6</text:p>
          </table:table-cell>
          <table:table-cell table:formula="of:=[.N28]*0.98" office:value-type="float" office:value="-1940.4" calcext:value-type="float">
            <text:p>-1940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1982" calcext:value-type="float">
            <text:p>-1982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2110" calcext:value-type="float">
            <text:p>-211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1982" calcext:value-type="float">
            <text:p>-1982</text:p>
          </table:table-cell>
          <table:table-cell table:formula="of:=[.I29]*7812/8192" office:value-type="float" office:value="-2012.1240234375" calcext:value-type="float">
            <text:p>-2012.1240234375</text:p>
          </table:table-cell>
          <table:table-cell table:formula="of:=[.N29]*1.02" office:value-type="float" office:value="-2021.64" calcext:value-type="float">
            <text:p>-2021.64</text:p>
          </table:table-cell>
          <table:table-cell table:formula="of:=[.N29]*0.98" office:value-type="float" office:value="-1942.36" calcext:value-type="float">
            <text:p>-1942.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1942" calcext:value-type="float">
            <text:p>-1942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2071" calcext:value-type="float">
            <text:p>-207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1942" calcext:value-type="float">
            <text:p>-1942</text:p>
          </table:table-cell>
          <table:table-cell table:formula="of:=[.I30]*7812/8192" office:value-type="float" office:value="-1974.93310546875" calcext:value-type="float">
            <text:p>-1974.93310546875</text:p>
          </table:table-cell>
          <table:table-cell table:formula="of:=[.N30]*1.02" office:value-type="float" office:value="-1980.84" calcext:value-type="float">
            <text:p>-1980.84</text:p>
          </table:table-cell>
          <table:table-cell table:formula="of:=[.N30]*0.98" office:value-type="float" office:value="-1903.16" calcext:value-type="float">
            <text:p>-1903.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1912" calcext:value-type="float">
            <text:p>-1912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-2038" calcext:value-type="float">
            <text:p>-2038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1912" calcext:value-type="float">
            <text:p>-1912</text:p>
          </table:table-cell>
          <table:table-cell table:formula="of:=[.I31]*7812/8192" office:value-type="float" office:value="-1943.4638671875" calcext:value-type="float">
            <text:p>-1943.4638671875</text:p>
          </table:table-cell>
          <table:table-cell table:formula="of:=[.N31]*1.02" office:value-type="float" office:value="-1950.24" calcext:value-type="float">
            <text:p>-1950.24</text:p>
          </table:table-cell>
          <table:table-cell table:formula="of:=[.N31]*0.98" office:value-type="float" office:value="-1873.76" calcext:value-type="float">
            <text:p>-1873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1871" calcext:value-type="float">
            <text:p>-1871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996" calcext:value-type="float">
            <text:p>-1996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1871" calcext:value-type="float">
            <text:p>-1871</text:p>
          </table:table-cell>
          <table:table-cell table:formula="of:=[.I32]*7812/8192" office:value-type="float" office:value="-1903.412109375" calcext:value-type="float">
            <text:p>-1903.412109375</text:p>
          </table:table-cell>
          <table:table-cell table:formula="of:=[.N32]*1.02" office:value-type="float" office:value="-1908.42" calcext:value-type="float">
            <text:p>-1908.42</text:p>
          </table:table-cell>
          <table:table-cell table:formula="of:=[.N32]*0.98" office:value-type="float" office:value="-1833.58" calcext:value-type="float">
            <text:p>-1833.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1851" calcext:value-type="float">
            <text:p>-1851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-1975" calcext:value-type="float">
            <text:p>-1975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1851" calcext:value-type="float">
            <text:p>-1851</text:p>
          </table:table-cell>
          <table:table-cell table:formula="of:=[.I33]*7812/8192" office:value-type="float" office:value="-1883.38623046875" calcext:value-type="float">
            <text:p>-1883.38623046875</text:p>
          </table:table-cell>
          <table:table-cell table:formula="of:=[.N33]*1.02" office:value-type="float" office:value="-1888.02" calcext:value-type="float">
            <text:p>-1888.02</text:p>
          </table:table-cell>
          <table:table-cell table:formula="of:=[.N33]*0.98" office:value-type="float" office:value="-1813.98" calcext:value-type="float">
            <text:p>-1813.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1809" calcext:value-type="float">
            <text:p>-1809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-1941" calcext:value-type="float">
            <text:p>-1941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1809" calcext:value-type="float">
            <text:p>-1809</text:p>
          </table:table-cell>
          <table:table-cell table:formula="of:=[.I34]*7812/8192" office:value-type="float" office:value="-1850.96337890625" calcext:value-type="float">
            <text:p>-1850.96337890625</text:p>
          </table:table-cell>
          <table:table-cell table:formula="of:=[.N34]*1.02" office:value-type="float" office:value="-1845.18" calcext:value-type="float">
            <text:p>-1845.18</text:p>
          </table:table-cell>
          <table:table-cell table:formula="of:=[.N34]*0.98" office:value-type="float" office:value="-1772.82" calcext:value-type="float">
            <text:p>-1772.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1782" calcext:value-type="float">
            <text:p>-1782</text:p>
          </table:table-cell>
          <table:table-cell office:value-type="float" office:value="-22" calcext:value-type="float">
            <text:p>-22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-1897" calcext:value-type="float">
            <text:p>-1897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1782" calcext:value-type="float">
            <text:p>-1782</text:p>
          </table:table-cell>
          <table:table-cell table:formula="of:=[.I35]*7812/8192" office:value-type="float" office:value="-1809.00439453125" calcext:value-type="float">
            <text:p>-1809.00439453125</text:p>
          </table:table-cell>
          <table:table-cell table:formula="of:=[.N35]*1.02" office:value-type="float" office:value="-1817.64" calcext:value-type="float">
            <text:p>-1817.64</text:p>
          </table:table-cell>
          <table:table-cell table:formula="of:=[.N35]*0.98" office:value-type="float" office:value="-1746.36" calcext:value-type="float">
            <text:p>-1746.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1736" calcext:value-type="float">
            <text:p>-1736</text:p>
          </table:table-cell>
          <table:table-cell office:value-type="float" office:value="-22" calcext:value-type="float">
            <text:p>-2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-1862" calcext:value-type="float">
            <text:p>-1862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1736" calcext:value-type="float">
            <text:p>-1736</text:p>
          </table:table-cell>
          <table:table-cell table:formula="of:=[.I36]*7812/8192" office:value-type="float" office:value="-1775.6279296875" calcext:value-type="float">
            <text:p>-1775.6279296875</text:p>
          </table:table-cell>
          <table:table-cell table:formula="of:=[.N36]*1.02" office:value-type="float" office:value="-1770.72" calcext:value-type="float">
            <text:p>-1770.72</text:p>
          </table:table-cell>
          <table:table-cell table:formula="of:=[.N36]*0.98" office:value-type="float" office:value="-1701.28" calcext:value-type="float">
            <text:p>-1701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1718" calcext:value-type="float">
            <text:p>-1718</text:p>
          </table:table-cell>
          <table:table-cell office:value-type="float" office:value="-21" calcext:value-type="float">
            <text:p>-2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-1836" calcext:value-type="float">
            <text:p>-1836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1718" calcext:value-type="float">
            <text:p>-1718</text:p>
          </table:table-cell>
          <table:table-cell table:formula="of:=[.I37]*7812/8192" office:value-type="float" office:value="-1750.833984375" calcext:value-type="float">
            <text:p>-1750.833984375</text:p>
          </table:table-cell>
          <table:table-cell table:formula="of:=[.N37]*1.02" office:value-type="float" office:value="-1752.36" calcext:value-type="float">
            <text:p>-1752.36</text:p>
          </table:table-cell>
          <table:table-cell table:formula="of:=[.N37]*0.98" office:value-type="float" office:value="-1683.64" calcext:value-type="float">
            <text:p>-1683.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1678" calcext:value-type="float">
            <text:p>-1678</text:p>
          </table:table-cell>
          <table:table-cell office:value-type="float" office:value="-21" calcext:value-type="float">
            <text:p>-21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-1794" calcext:value-type="float">
            <text:p>-1794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1678" calcext:value-type="float">
            <text:p>-1678</text:p>
          </table:table-cell>
          <table:table-cell table:formula="of:=[.I38]*7812/8192" office:value-type="float" office:value="-1710.7822265625" calcext:value-type="float">
            <text:p>-1710.7822265625</text:p>
          </table:table-cell>
          <table:table-cell table:formula="of:=[.N38]*1.02" office:value-type="float" office:value="-1711.56" calcext:value-type="float">
            <text:p>-1711.56</text:p>
          </table:table-cell>
          <table:table-cell table:formula="of:=[.N38]*0.98" office:value-type="float" office:value="-1644.44" calcext:value-type="float">
            <text:p>-1644.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639" calcext:value-type="float">
            <text:p>-1639</text:p>
          </table:table-cell>
          <table:table-cell office:value-type="float" office:value="-20" calcext:value-type="float">
            <text:p>-2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-1752" calcext:value-type="float">
            <text:p>-1752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1639" calcext:value-type="float">
            <text:p>-1639</text:p>
          </table:table-cell>
          <table:table-cell table:formula="of:=[.I39]*7812/8192" office:value-type="float" office:value="-1670.73046875" calcext:value-type="float">
            <text:p>-1670.73046875</text:p>
          </table:table-cell>
          <table:table-cell table:formula="of:=[.N39]*1.02" office:value-type="float" office:value="-1671.78" calcext:value-type="float">
            <text:p>-1671.78</text:p>
          </table:table-cell>
          <table:table-cell table:formula="of:=[.N39]*0.98" office:value-type="float" office:value="-1606.22" calcext:value-type="float">
            <text:p>-1606.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1596" calcext:value-type="float">
            <text:p>-1596</text:p>
          </table:table-cell>
          <table:table-cell office:value-type="float" office:value="-20" calcext:value-type="float">
            <text:p>-2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-1709" calcext:value-type="float">
            <text:p>-1709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1596" calcext:value-type="float">
            <text:p>-1596</text:p>
          </table:table-cell>
          <table:table-cell table:formula="of:=[.I40]*7812/8192" office:value-type="float" office:value="-1629.72509765625" calcext:value-type="float">
            <text:p>-1629.72509765625</text:p>
          </table:table-cell>
          <table:table-cell table:formula="of:=[.N40]*1.02" office:value-type="float" office:value="-1627.92" calcext:value-type="float">
            <text:p>-1627.92</text:p>
          </table:table-cell>
          <table:table-cell table:formula="of:=[.N40]*0.98" office:value-type="float" office:value="-1564.08" calcext:value-type="float">
            <text:p>-1564.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1577" calcext:value-type="float">
            <text:p>-1577</text:p>
          </table:table-cell>
          <table:table-cell office:value-type="float" office:value="-20" calcext:value-type="float">
            <text:p>-2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-1684" calcext:value-type="float">
            <text:p>-168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1577" calcext:value-type="float">
            <text:p>-1577</text:p>
          </table:table-cell>
          <table:table-cell table:formula="of:=[.I41]*7812/8192" office:value-type="float" office:value="-1605.884765625" calcext:value-type="float">
            <text:p>-1605.884765625</text:p>
          </table:table-cell>
          <table:table-cell table:formula="of:=[.N41]*1.02" office:value-type="float" office:value="-1608.54" calcext:value-type="float">
            <text:p>-1608.54</text:p>
          </table:table-cell>
          <table:table-cell table:formula="of:=[.N41]*0.98" office:value-type="float" office:value="-1545.46" calcext:value-type="float">
            <text:p>-1545.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1531" calcext:value-type="float">
            <text:p>-1531</text:p>
          </table:table-cell>
          <table:table-cell office:value-type="float" office:value="-19" calcext:value-type="float">
            <text:p>-1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-1644" calcext:value-type="float">
            <text:p>-164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1531" calcext:value-type="float">
            <text:p>-1531</text:p>
          </table:table-cell>
          <table:table-cell table:formula="of:=[.I42]*7812/8192" office:value-type="float" office:value="-1567.740234375" calcext:value-type="float">
            <text:p>-1567.740234375</text:p>
          </table:table-cell>
          <table:table-cell table:formula="of:=[.N42]*1.02" office:value-type="float" office:value="-1561.62" calcext:value-type="float">
            <text:p>-1561.62</text:p>
          </table:table-cell>
          <table:table-cell table:formula="of:=[.N42]*0.98" office:value-type="float" office:value="-1500.38" calcext:value-type="float">
            <text:p>-1500.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1493" calcext:value-type="float">
            <text:p>-1493</text:p>
          </table:table-cell>
          <table:table-cell office:value-type="float" office:value="-19" calcext:value-type="float">
            <text:p>-19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-1607" calcext:value-type="float">
            <text:p>-1607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1493" calcext:value-type="float">
            <text:p>-1493</text:p>
          </table:table-cell>
          <table:table-cell table:formula="of:=[.I43]*7812/8192" office:value-type="float" office:value="-1532.45654296875" calcext:value-type="float">
            <text:p>-1532.45654296875</text:p>
          </table:table-cell>
          <table:table-cell table:formula="of:=[.N43]*1.02" office:value-type="float" office:value="-1522.86" calcext:value-type="float">
            <text:p>-1522.86</text:p>
          </table:table-cell>
          <table:table-cell table:formula="of:=[.N43]*0.98" office:value-type="float" office:value="-1463.14" calcext:value-type="float">
            <text:p>-1463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1448" calcext:value-type="float">
            <text:p>-1448</text:p>
          </table:table-cell>
          <table:table-cell office:value-type="float" office:value="-18" calcext:value-type="float">
            <text:p>-1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-1553" calcext:value-type="float">
            <text:p>-1553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1448" calcext:value-type="float">
            <text:p>-1448</text:p>
          </table:table-cell>
          <table:table-cell table:formula="of:=[.I44]*7812/8192" office:value-type="float" office:value="-1480.96142578125" calcext:value-type="float">
            <text:p>-1480.96142578125</text:p>
          </table:table-cell>
          <table:table-cell table:formula="of:=[.N44]*1.02" office:value-type="float" office:value="-1476.96" calcext:value-type="float">
            <text:p>-1476.96</text:p>
          </table:table-cell>
          <table:table-cell table:formula="of:=[.N44]*0.98" office:value-type="float" office:value="-1419.04" calcext:value-type="float">
            <text:p>-1419.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1456" calcext:value-type="float">
            <text:p>-1456</text:p>
          </table:table-cell>
          <table:table-cell office:value-type="float" office:value="-18" calcext:value-type="float">
            <text:p>-1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-1560" calcext:value-type="float">
            <text:p>-1560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1456" calcext:value-type="float">
            <text:p>-1456</text:p>
          </table:table-cell>
          <table:table-cell table:formula="of:=[.I45]*7812/8192" office:value-type="float" office:value="-1487.63671875" calcext:value-type="float">
            <text:p>-1487.63671875</text:p>
          </table:table-cell>
          <table:table-cell table:formula="of:=[.N45]*1.02" office:value-type="float" office:value="-1485.12" calcext:value-type="float">
            <text:p>-1485.12</text:p>
          </table:table-cell>
          <table:table-cell table:formula="of:=[.N45]*0.98" office:value-type="float" office:value="-1426.88" calcext:value-type="float">
            <text:p>-1426.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1415" calcext:value-type="float">
            <text:p>-1415</text:p>
          </table:table-cell>
          <table:table-cell office:value-type="float" office:value="-18" calcext:value-type="float">
            <text:p>-1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-1505" calcext:value-type="float">
            <text:p>-1505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1415" calcext:value-type="float">
            <text:p>-1415</text:p>
          </table:table-cell>
          <table:table-cell table:formula="of:=[.I46]*7812/8192" office:value-type="float" office:value="-1435.18798828125" calcext:value-type="float">
            <text:p>-1435.18798828125</text:p>
          </table:table-cell>
          <table:table-cell table:formula="of:=[.N46]*1.02" office:value-type="float" office:value="-1443.3" calcext:value-type="float">
            <text:p>-1443.3</text:p>
          </table:table-cell>
          <table:table-cell table:formula="of:=[.N46]*0.98" office:value-type="float" office:value="-1386.7" calcext:value-type="float">
            <text:p>-1386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1376" calcext:value-type="float">
            <text:p>-1376</text:p>
          </table:table-cell>
          <table:table-cell office:value-type="float" office:value="-17" calcext:value-type="float">
            <text:p>-1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-1470" calcext:value-type="float">
            <text:p>-1470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1376" calcext:value-type="float">
            <text:p>-1376</text:p>
          </table:table-cell>
          <table:table-cell table:formula="of:=[.I47]*7812/8192" office:value-type="float" office:value="-1401.8115234375" calcext:value-type="float">
            <text:p>-1401.8115234375</text:p>
          </table:table-cell>
          <table:table-cell table:formula="of:=[.N47]*1.02" office:value-type="float" office:value="-1403.52" calcext:value-type="float">
            <text:p>-1403.52</text:p>
          </table:table-cell>
          <table:table-cell table:formula="of:=[.N47]*0.98" office:value-type="float" office:value="-1348.48" calcext:value-type="float">
            <text:p>-1348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1328" calcext:value-type="float">
            <text:p>-1328</text:p>
          </table:table-cell>
          <table:table-cell office:value-type="float" office:value="-16" calcext:value-type="float">
            <text:p>-1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-1421" calcext:value-type="float">
            <text:p>-1421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1328" calcext:value-type="float">
            <text:p>-1328</text:p>
          </table:table-cell>
          <table:table-cell table:formula="of:=[.I48]*7812/8192" office:value-type="float" office:value="-1355.08447265625" calcext:value-type="float">
            <text:p>-1355.08447265625</text:p>
          </table:table-cell>
          <table:table-cell table:formula="of:=[.N48]*1.02" office:value-type="float" office:value="-1354.56" calcext:value-type="float">
            <text:p>-1354.56</text:p>
          </table:table-cell>
          <table:table-cell table:formula="of:=[.N48]*0.98" office:value-type="float" office:value="-1301.44" calcext:value-type="float">
            <text:p>-1301.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1304" calcext:value-type="float">
            <text:p>-1304</text:p>
          </table:table-cell>
          <table:table-cell office:value-type="float" office:value="-16" calcext:value-type="float">
            <text:p>-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-1395" calcext:value-type="float">
            <text:p>-1395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1304" calcext:value-type="float">
            <text:p>-1304</text:p>
          </table:table-cell>
          <table:table-cell table:formula="of:=[.I49]*7812/8192" office:value-type="float" office:value="-1330.29052734375" calcext:value-type="float">
            <text:p>-1330.29052734375</text:p>
          </table:table-cell>
          <table:table-cell table:formula="of:=[.N49]*1.02" office:value-type="float" office:value="-1330.08" calcext:value-type="float">
            <text:p>-1330.08</text:p>
          </table:table-cell>
          <table:table-cell table:formula="of:=[.N49]*0.98" office:value-type="float" office:value="-1277.92" calcext:value-type="float">
            <text:p>-1277.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1249" calcext:value-type="float">
            <text:p>-1249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-1340" calcext:value-type="float">
            <text:p>-134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1249" calcext:value-type="float">
            <text:p>-1249</text:p>
          </table:table-cell>
          <table:table-cell table:formula="of:=[.I50]*7812/8192" office:value-type="float" office:value="-1277.841796875" calcext:value-type="float">
            <text:p>-1277.841796875</text:p>
          </table:table-cell>
          <table:table-cell table:formula="of:=[.N50]*1.02" office:value-type="float" office:value="-1273.98" calcext:value-type="float">
            <text:p>-1273.98</text:p>
          </table:table-cell>
          <table:table-cell table:formula="of:=[.N50]*0.98" office:value-type="float" office:value="-1224.02" calcext:value-type="float">
            <text:p>-1224.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1210" calcext:value-type="float">
            <text:p>-1210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-1302" calcext:value-type="float">
            <text:p>-1302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1210" calcext:value-type="float">
            <text:p>-1210</text:p>
          </table:table-cell>
          <table:table-cell table:formula="of:=[.I51]*7812/8192" office:value-type="float" office:value="-1241.6044921875" calcext:value-type="float">
            <text:p>-1241.6044921875</text:p>
          </table:table-cell>
          <table:table-cell table:formula="of:=[.N51]*1.02" office:value-type="float" office:value="-1234.2" calcext:value-type="float">
            <text:p>-1234.2</text:p>
          </table:table-cell>
          <table:table-cell table:formula="of:=[.N51]*0.98" office:value-type="float" office:value="-1185.8" calcext:value-type="float">
            <text:p>-1185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1161" calcext:value-type="float">
            <text:p>-1161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-1251" calcext:value-type="float">
            <text:p>-125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1161" calcext:value-type="float">
            <text:p>-1161</text:p>
          </table:table-cell>
          <table:table-cell table:formula="of:=[.I52]*7812/8192" office:value-type="float" office:value="-1192.97021484375" calcext:value-type="float">
            <text:p>-1192.97021484375</text:p>
          </table:table-cell>
          <table:table-cell table:formula="of:=[.N52]*1.02" office:value-type="float" office:value="-1184.22" calcext:value-type="float">
            <text:p>-1184.22</text:p>
          </table:table-cell>
          <table:table-cell table:formula="of:=[.N52]*0.98" office:value-type="float" office:value="-1137.78" calcext:value-type="float">
            <text:p>-1137.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1135" calcext:value-type="float">
            <text:p>-1135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-1228" calcext:value-type="float">
            <text:p>-1228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1135" calcext:value-type="float">
            <text:p>-1135</text:p>
          </table:table-cell>
          <table:table-cell table:formula="of:=[.I53]*7812/8192" office:value-type="float" office:value="-1171.037109375" calcext:value-type="float">
            <text:p>-1171.037109375</text:p>
          </table:table-cell>
          <table:table-cell table:formula="of:=[.N53]*1.02" office:value-type="float" office:value="-1157.7" calcext:value-type="float">
            <text:p>-1157.7</text:p>
          </table:table-cell>
          <table:table-cell table:formula="of:=[.N53]*0.98" office:value-type="float" office:value="-1112.3" calcext:value-type="float">
            <text:p>-1112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1082" calcext:value-type="float">
            <text:p>-1082</text:p>
          </table:table-cell>
          <table:table-cell office:value-type="float" office:value="-13" calcext:value-type="float">
            <text:p>-13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-1174" calcext:value-type="float">
            <text:p>-1174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1082" calcext:value-type="float">
            <text:p>-1082</text:p>
          </table:table-cell>
          <table:table-cell table:formula="of:=[.I54]*7812/8192" office:value-type="float" office:value="-1119.5419921875" calcext:value-type="float">
            <text:p>-1119.5419921875</text:p>
          </table:table-cell>
          <table:table-cell table:formula="of:=[.N54]*1.02" office:value-type="float" office:value="-1103.64" calcext:value-type="float">
            <text:p>-1103.64</text:p>
          </table:table-cell>
          <table:table-cell table:formula="of:=[.N54]*0.98" office:value-type="float" office:value="-1060.36" calcext:value-type="float">
            <text:p>-1060.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1047" calcext:value-type="float">
            <text:p>-1047</text:p>
          </table:table-cell>
          <table:table-cell office:value-type="float" office:value="-13" calcext:value-type="float">
            <text:p>-13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-1132" calcext:value-type="float">
            <text:p>-1132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1047" calcext:value-type="float">
            <text:p>-1047</text:p>
          </table:table-cell>
          <table:table-cell table:formula="of:=[.I55]*7812/8192" office:value-type="float" office:value="-1079.490234375" calcext:value-type="float">
            <text:p>-1079.490234375</text:p>
          </table:table-cell>
          <table:table-cell table:formula="of:=[.N55]*1.02" office:value-type="float" office:value="-1067.94" calcext:value-type="float">
            <text:p>-1067.94</text:p>
          </table:table-cell>
          <table:table-cell table:formula="of:=[.N55]*0.98" office:value-type="float" office:value="-1026.06" calcext:value-type="float">
            <text:p>-1026.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998" calcext:value-type="float">
            <text:p>-998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-1083" calcext:value-type="float">
            <text:p>-1083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998" calcext:value-type="float">
            <text:p>-998</text:p>
          </table:table-cell>
          <table:table-cell table:formula="of:=[.I56]*7812/8192" office:value-type="float" office:value="-1032.76318359375" calcext:value-type="float">
            <text:p>-1032.76318359375</text:p>
          </table:table-cell>
          <table:table-cell table:formula="of:=[.N56]*1.02" office:value-type="float" office:value="-1017.96" calcext:value-type="float">
            <text:p>-1017.96</text:p>
          </table:table-cell>
          <table:table-cell table:formula="of:=[.N56]*0.98" office:value-type="float" office:value="-978.04" calcext:value-type="float">
            <text:p>-978.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968" calcext:value-type="float">
            <text:p>-968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-1052" calcext:value-type="float">
            <text:p>-1052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968" calcext:value-type="float">
            <text:p>-968</text:p>
          </table:table-cell>
          <table:table-cell table:formula="of:=[.I57]*7812/8192" office:value-type="float" office:value="-1003.201171875" calcext:value-type="float">
            <text:p>-1003.201171875</text:p>
          </table:table-cell>
          <table:table-cell table:formula="of:=[.N57]*1.02" office:value-type="float" office:value="-987.36" calcext:value-type="float">
            <text:p>-987.36</text:p>
          </table:table-cell>
          <table:table-cell table:formula="of:=[.N57]*0.98" office:value-type="float" office:value="-948.64" calcext:value-type="float">
            <text:p>-948.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919" calcext:value-type="float">
            <text:p>-919</text:p>
          </table:table-cell>
          <table:table-cell office:value-type="float" office:value="-11" calcext:value-type="float">
            <text:p>-1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-992" calcext:value-type="float">
            <text:p>-992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919" calcext:value-type="float">
            <text:p>-919</text:p>
          </table:table-cell>
          <table:table-cell table:formula="of:=[.I58]*7812/8192" office:value-type="float" office:value="-945.984375" calcext:value-type="float">
            <text:p>-945.984375</text:p>
          </table:table-cell>
          <table:table-cell table:formula="of:=[.N58]*1.02" office:value-type="float" office:value="-937.38" calcext:value-type="float">
            <text:p>-937.38</text:p>
          </table:table-cell>
          <table:table-cell table:formula="of:=[.N58]*0.98" office:value-type="float" office:value="-900.62" calcext:value-type="float">
            <text:p>-900.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873" calcext:value-type="float">
            <text:p>-873</text:p>
          </table:table-cell>
          <table:table-cell office:value-type="float" office:value="-11" calcext:value-type="float">
            <text:p>-1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-950" calcext:value-type="float">
            <text:p>-950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873" calcext:value-type="float">
            <text:p>-873</text:p>
          </table:table-cell>
          <table:table-cell table:formula="of:=[.I59]*7812/8192" office:value-type="float" office:value="-905.9326171875" calcext:value-type="float">
            <text:p>-905.9326171875</text:p>
          </table:table-cell>
          <table:table-cell table:formula="of:=[.N59]*1.02" office:value-type="float" office:value="-890.46" calcext:value-type="float">
            <text:p>-890.46</text:p>
          </table:table-cell>
          <table:table-cell table:formula="of:=[.N59]*0.98" office:value-type="float" office:value="-855.54" calcext:value-type="float">
            <text:p>-855.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817" calcext:value-type="float">
            <text:p>-817</text:p>
          </table:table-cell>
          <table:table-cell office:value-type="float" office:value="-10" calcext:value-type="float">
            <text:p>-1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-894" calcext:value-type="float">
            <text:p>-894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-817" calcext:value-type="float">
            <text:p>-817</text:p>
          </table:table-cell>
          <table:table-cell table:formula="of:=[.I60]*7812/8192" office:value-type="float" office:value="-852.5302734375" calcext:value-type="float">
            <text:p>-852.5302734375</text:p>
          </table:table-cell>
          <table:table-cell table:formula="of:=[.N60]*1.02" office:value-type="float" office:value="-833.34" calcext:value-type="float">
            <text:p>-833.34</text:p>
          </table:table-cell>
          <table:table-cell table:formula="of:=[.N60]*0.98" office:value-type="float" office:value="-800.66" calcext:value-type="float">
            <text:p>-800.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-817" calcext:value-type="float">
            <text:p>-817</text:p>
          </table:table-cell>
          <table:table-cell office:value-type="float" office:value="-10" calcext:value-type="float">
            <text:p>-1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-899" calcext:value-type="float">
            <text:p>-899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817" calcext:value-type="float">
            <text:p>-817</text:p>
          </table:table-cell>
          <table:table-cell table:formula="of:=[.I61]*7812/8192" office:value-type="float" office:value="-857.29833984375" calcext:value-type="float">
            <text:p>-857.29833984375</text:p>
          </table:table-cell>
          <table:table-cell table:formula="of:=[.N61]*1.02" office:value-type="float" office:value="-833.34" calcext:value-type="float">
            <text:p>-833.34</text:p>
          </table:table-cell>
          <table:table-cell table:formula="of:=[.N61]*0.98" office:value-type="float" office:value="-800.66" calcext:value-type="float">
            <text:p>-800.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766" calcext:value-type="float">
            <text:p>-766</text:p>
          </table:table-cell>
          <table:table-cell office:value-type="float" office:value="-9" calcext:value-type="float">
            <text:p>-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-840" calcext:value-type="float">
            <text:p>-840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766" calcext:value-type="float">
            <text:p>-766</text:p>
          </table:table-cell>
          <table:table-cell table:formula="of:=[.I62]*7812/8192" office:value-type="float" office:value="-801.03515625" calcext:value-type="float">
            <text:p>-801.03515625</text:p>
          </table:table-cell>
          <table:table-cell table:formula="of:=[.N62]*1.02" office:value-type="float" office:value="-781.32" calcext:value-type="float">
            <text:p>-781.32</text:p>
          </table:table-cell>
          <table:table-cell table:formula="of:=[.N62]*0.98" office:value-type="float" office:value="-750.68" calcext:value-type="float">
            <text:p>-750.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719" calcext:value-type="float">
            <text:p>-719</text:p>
          </table:table-cell>
          <table:table-cell office:value-type="float" office:value="-9" calcext:value-type="float">
            <text:p>-9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-792" calcext:value-type="float">
            <text:p>-792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719" calcext:value-type="float">
            <text:p>-719</text:p>
          </table:table-cell>
          <table:table-cell table:formula="of:=[.I63]*7812/8192" office:value-type="float" office:value="-755.26171875" calcext:value-type="float">
            <text:p>-755.26171875</text:p>
          </table:table-cell>
          <table:table-cell table:formula="of:=[.N63]*1.02" office:value-type="float" office:value="-733.38" calcext:value-type="float">
            <text:p>-733.38</text:p>
          </table:table-cell>
          <table:table-cell table:formula="of:=[.N63]*0.98" office:value-type="float" office:value="-704.62" calcext:value-type="float">
            <text:p>-704.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-667" calcext:value-type="float">
            <text:p>-667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-732" calcext:value-type="float">
            <text:p>-732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667" calcext:value-type="float">
            <text:p>-667</text:p>
          </table:table-cell>
          <table:table-cell table:formula="of:=[.I64]*7812/8192" office:value-type="float" office:value="-698.044921875" calcext:value-type="float">
            <text:p>-698.044921875</text:p>
          </table:table-cell>
          <table:table-cell table:formula="of:=[.N64]*1.02" office:value-type="float" office:value="-680.34" calcext:value-type="float">
            <text:p>-680.34</text:p>
          </table:table-cell>
          <table:table-cell table:formula="of:=[.N64]*0.98" office:value-type="float" office:value="-653.66" calcext:value-type="float">
            <text:p>-653.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-637" calcext:value-type="float">
            <text:p>-637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-713" calcext:value-type="float">
            <text:p>-713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637" calcext:value-type="float">
            <text:p>-637</text:p>
          </table:table-cell>
          <table:table-cell table:formula="of:=[.I65]*7812/8192" office:value-type="float" office:value="-679.92626953125" calcext:value-type="float">
            <text:p>-679.92626953125</text:p>
          </table:table-cell>
          <table:table-cell table:formula="of:=[.N65]*1.02" office:value-type="float" office:value="-649.74" calcext:value-type="float">
            <text:p>-649.74</text:p>
          </table:table-cell>
          <table:table-cell table:formula="of:=[.N65]*0.98" office:value-type="float" office:value="-624.26" calcext:value-type="float">
            <text:p>-624.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576" calcext:value-type="float">
            <text:p>-576</text:p>
          </table:table-cell>
          <table:table-cell office:value-type="float" office:value="-7" calcext:value-type="float">
            <text:p>-7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-645" calcext:value-type="float">
            <text:p>-645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576" calcext:value-type="float">
            <text:p>-576</text:p>
          </table:table-cell>
          <table:table-cell table:formula="of:=[.I66]*7812/8192" office:value-type="float" office:value="-615.08056640625" calcext:value-type="float">
            <text:p>-615.08056640625</text:p>
          </table:table-cell>
          <table:table-cell table:formula="of:=[.N66]*1.02" office:value-type="float" office:value="-587.52" calcext:value-type="float">
            <text:p>-587.52</text:p>
          </table:table-cell>
          <table:table-cell table:formula="of:=[.N66]*0.98" office:value-type="float" office:value="-564.48" calcext:value-type="float">
            <text:p>-564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527" calcext:value-type="float">
            <text:p>-527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-597" calcext:value-type="float">
            <text:p>-597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527" calcext:value-type="float">
            <text:p>-527</text:p>
          </table:table-cell>
          <table:table-cell table:formula="of:=[.I67]*7812/8192" office:value-type="float" office:value="-569.30712890625" calcext:value-type="float">
            <text:p>-569.30712890625</text:p>
          </table:table-cell>
          <table:table-cell table:formula="of:=[.N67]*1.02" office:value-type="float" office:value="-537.54" calcext:value-type="float">
            <text:p>-537.54</text:p>
          </table:table-cell>
          <table:table-cell table:formula="of:=[.N67]*0.98" office:value-type="float" office:value="-516.46" calcext:value-type="float">
            <text:p>-516.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-472" calcext:value-type="float">
            <text:p>-472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-539" calcext:value-type="float">
            <text:p>-539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472" calcext:value-type="float">
            <text:p>-472</text:p>
          </table:table-cell>
          <table:table-cell table:formula="of:=[.I68]*7812/8192" office:value-type="float" office:value="-513.99755859375" calcext:value-type="float">
            <text:p>-513.99755859375</text:p>
          </table:table-cell>
          <table:table-cell table:formula="of:=[.N68]*1.02" office:value-type="float" office:value="-481.44" calcext:value-type="float">
            <text:p>-481.44</text:p>
          </table:table-cell>
          <table:table-cell table:formula="of:=[.N68]*0.98" office:value-type="float" office:value="-462.56" calcext:value-type="float">
            <text:p>-462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447" calcext:value-type="float">
            <text:p>-447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-512" calcext:value-type="float">
            <text:p>-512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447" calcext:value-type="float">
            <text:p>-447</text:p>
          </table:table-cell>
          <table:table-cell table:formula="of:=[.I69]*7812/8192" office:value-type="float" office:value="-488.25" calcext:value-type="float">
            <text:p>-488.25</text:p>
          </table:table-cell>
          <table:table-cell table:formula="of:=[.N69]*1.02" office:value-type="float" office:value="-455.94" calcext:value-type="float">
            <text:p>-455.94</text:p>
          </table:table-cell>
          <table:table-cell table:formula="of:=[.N69]*0.98" office:value-type="float" office:value="-438.06" calcext:value-type="float">
            <text:p>-438.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388" calcext:value-type="float">
            <text:p>-388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-449" calcext:value-type="float">
            <text:p>-449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388" calcext:value-type="float">
            <text:p>-388</text:p>
          </table:table-cell>
          <table:table-cell table:formula="of:=[.I70]*7812/8192" office:value-type="float" office:value="-428.17236328125" calcext:value-type="float">
            <text:p>-428.17236328125</text:p>
          </table:table-cell>
          <table:table-cell table:formula="of:=[.N70]*1.02" office:value-type="float" office:value="-395.76" calcext:value-type="float">
            <text:p>-395.76</text:p>
          </table:table-cell>
          <table:table-cell table:formula="of:=[.N70]*0.98" office:value-type="float" office:value="-380.24" calcext:value-type="float">
            <text:p>-380.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332" calcext:value-type="float">
            <text:p>-332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-397" calcext:value-type="float">
            <text:p>-397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332" calcext:value-type="float">
            <text:p>-332</text:p>
          </table:table-cell>
          <table:table-cell table:formula="of:=[.I71]*7812/8192" office:value-type="float" office:value="-378.58447265625" calcext:value-type="float">
            <text:p>-378.58447265625</text:p>
          </table:table-cell>
          <table:table-cell table:formula="of:=[.N71]*1.02" office:value-type="float" office:value="-338.64" calcext:value-type="float">
            <text:p>-338.64</text:p>
          </table:table-cell>
          <table:table-cell table:formula="of:=[.N71]*0.98" office:value-type="float" office:value="-325.36" calcext:value-type="float">
            <text:p>-325.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266" calcext:value-type="float">
            <text:p>-266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-328" calcext:value-type="float">
            <text:p>-328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266" calcext:value-type="float">
            <text:p>-266</text:p>
          </table:table-cell>
          <table:table-cell table:formula="of:=[.I72]*7812/8192" office:value-type="float" office:value="-312.78515625" calcext:value-type="float">
            <text:p>-312.78515625</text:p>
          </table:table-cell>
          <table:table-cell table:formula="of:=[.N72]*1.02" office:value-type="float" office:value="-271.32" calcext:value-type="float">
            <text:p>-271.32</text:p>
          </table:table-cell>
          <table:table-cell table:formula="of:=[.N72]*0.98" office:value-type="float" office:value="-260.68" calcext:value-type="float">
            <text:p>-260.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228" calcext:value-type="float">
            <text:p>-228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-293" calcext:value-type="float">
            <text:p>-293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228" calcext:value-type="float">
            <text:p>-228</text:p>
          </table:table-cell>
          <table:table-cell table:formula="of:=[.I73]*7812/8192" office:value-type="float" office:value="-279.40869140625" calcext:value-type="float">
            <text:p>-279.40869140625</text:p>
          </table:table-cell>
          <table:table-cell table:formula="of:=[.N73]*1.02" office:value-type="float" office:value="-232.56" calcext:value-type="float">
            <text:p>-232.56</text:p>
          </table:table-cell>
          <table:table-cell table:formula="of:=[.N73]*0.98" office:value-type="float" office:value="-223.44" calcext:value-type="float">
            <text:p>-223.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-167" calcext:value-type="float">
            <text:p>-167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-218" calcext:value-type="float">
            <text:p>-218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167" calcext:value-type="float">
            <text:p>-167</text:p>
          </table:table-cell>
          <table:table-cell table:formula="of:=[.I74]*7812/8192" office:value-type="float" office:value="-207.8876953125" calcext:value-type="float">
            <text:p>-207.8876953125</text:p>
          </table:table-cell>
          <table:table-cell table:formula="of:=[.N74]*1.02" office:value-type="float" office:value="-170.34" calcext:value-type="float">
            <text:p>-170.34</text:p>
          </table:table-cell>
          <table:table-cell table:formula="of:=[.N74]*0.98" office:value-type="float" office:value="-163.66" calcext:value-type="float">
            <text:p>-163.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121" calcext:value-type="float">
            <text:p>-121</text:p>
          </table:table-cell>
          <table:table-cell office:value-type="float" office:value="-1" calcext:value-type="float">
            <text:p>-1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165" calcext:value-type="float">
            <text:p>-165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121" calcext:value-type="float">
            <text:p>-121</text:p>
          </table:table-cell>
          <table:table-cell table:formula="of:=[.I75]*7812/8192" office:value-type="float" office:value="-157.34619140625" calcext:value-type="float">
            <text:p>-157.34619140625</text:p>
          </table:table-cell>
          <table:table-cell table:formula="of:=[.N75]*1.02" office:value-type="float" office:value="-123.42" calcext:value-type="float">
            <text:p>-123.42</text:p>
          </table:table-cell>
          <table:table-cell table:formula="of:=[.N75]*0.98" office:value-type="float" office:value="-118.58" calcext:value-type="float">
            <text:p>-118.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93" calcext:value-type="float">
            <text:p>-93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45" calcext:value-type="float">
            <text:p>-45</text:p>
          </table:table-cell>
          <table:table-cell table:formula="of:=[.I76]*7812/8192" office:value-type="float" office:value="-88.68603515625" calcext:value-type="float">
            <text:p>-88.68603515625</text:p>
          </table:table-cell>
          <table:table-cell table:formula="of:=[.N76]*1.02" office:value-type="float" office:value="-45.9" calcext:value-type="float">
            <text:p>-45.9</text:p>
          </table:table-cell>
          <table:table-cell table:formula="of:=[.N76]*0.98" office:value-type="float" office:value="-44.1" calcext:value-type="float">
            <text:p>-44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102" calcext:value-type="float">
            <text:p>-102</text:p>
          </table:table-cell>
          <table:table-cell office:value-type="float" office:value="-1" calcext:value-type="float">
            <text:p>-1</text:p>
          </table:table-cell>
          <table:table-cell office:value-type="float" office:value="-105" calcext:value-type="float">
            <text:p>-1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54" calcext:value-type="float">
            <text:p>-54</text:p>
          </table:table-cell>
          <table:table-cell table:formula="of:=[.I77]*7812/8192" office:value-type="float" office:value="-97.2685546875" calcext:value-type="float">
            <text:p>-97.2685546875</text:p>
          </table:table-cell>
          <table:table-cell table:formula="of:=[.N77]*1.02" office:value-type="float" office:value="-55.08" calcext:value-type="float">
            <text:p>-55.08</text:p>
          </table:table-cell>
          <table:table-cell table:formula="of:=[.N77]*0.98" office:value-type="float" office:value="-52.92" calcext:value-type="float">
            <text:p>-52.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I78]*7812/8192" office:value-type="float" office:value="-26.701171875" calcext:value-type="float">
            <text:p>-26.701171875</text:p>
          </table:table-cell>
          <table:table-cell table:formula="of:=[.N78]*1.02" office:value-type="float" office:value="12.24" calcext:value-type="float">
            <text:p>12.24</text:p>
          </table:table-cell>
          <table:table-cell table:formula="of:=[.N78]*0.98" office:value-type="float" office:value="11.76" calcext:value-type="float">
            <text:p>11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formula="of:=[.I79]*7812/8192" office:value-type="float" office:value="28.6083984375" calcext:value-type="float">
            <text:p>28.6083984375</text:p>
          </table:table-cell>
          <table:table-cell table:formula="of:=[.N79]*1.02" office:value-type="float" office:value="72.42" calcext:value-type="float">
            <text:p>72.42</text:p>
          </table:table-cell>
          <table:table-cell table:formula="of:=[.N79]*0.98" office:value-type="float" office:value="69.58" calcext:value-type="float">
            <text:p>69.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36" calcext:value-type="float">
            <text:p>136</text:p>
          </table:table-cell>
          <table:table-cell table:formula="of:=[.I80]*7812/8192" office:value-type="float" office:value="99.17578125" calcext:value-type="float">
            <text:p>99.17578125</text:p>
          </table:table-cell>
          <table:table-cell table:formula="of:=[.N80]*1.02" office:value-type="float" office:value="138.72" calcext:value-type="float">
            <text:p>138.72</text:p>
          </table:table-cell>
          <table:table-cell table:formula="of:=[.N80]*0.98" office:value-type="float" office:value="133.28" calcext:value-type="float">
            <text:p>133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table:formula="of:=[.I81]*7812/8192" office:value-type="float" office:value="133.505859375" calcext:value-type="float">
            <text:p>133.505859375</text:p>
          </table:table-cell>
          <table:table-cell table:formula="of:=[.N81]*1.02" office:value-type="float" office:value="176.46" calcext:value-type="float">
            <text:p>176.46</text:p>
          </table:table-cell>
          <table:table-cell table:formula="of:=[.N81]*0.98" office:value-type="float" office:value="169.54" calcext:value-type="float">
            <text:p>169.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39" calcext:value-type="float">
            <text:p>239</text:p>
          </table:table-cell>
          <table:table-cell table:formula="of:=[.I82]*7812/8192" office:value-type="float" office:value="201.21240234375" calcext:value-type="float">
            <text:p>201.21240234375</text:p>
          </table:table-cell>
          <table:table-cell table:formula="of:=[.N82]*1.02" office:value-type="float" office:value="243.78" calcext:value-type="float">
            <text:p>243.78</text:p>
          </table:table-cell>
          <table:table-cell table:formula="of:=[.N82]*0.98" office:value-type="float" office:value="234.22" calcext:value-type="float">
            <text:p>234.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302" calcext:value-type="float">
            <text:p>302</text:p>
          </table:table-cell>
          <table:table-cell table:formula="of:=[.I83]*7812/8192" office:value-type="float" office:value="261.2900390625" calcext:value-type="float">
            <text:p>261.2900390625</text:p>
          </table:table-cell>
          <table:table-cell table:formula="of:=[.N83]*1.02" office:value-type="float" office:value="308.04" calcext:value-type="float">
            <text:p>308.04</text:p>
          </table:table-cell>
          <table:table-cell table:formula="of:=[.N83]*0.98" office:value-type="float" office:value="295.96" calcext:value-type="float">
            <text:p>295.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76" calcext:value-type="float">
            <text:p>376</text:p>
          </table:table-cell>
          <table:table-cell table:formula="of:=[.I84]*7812/8192" office:value-type="float" office:value="335.671875" calcext:value-type="float">
            <text:p>335.671875</text:p>
          </table:table-cell>
          <table:table-cell table:formula="of:=[.N84]*1.02" office:value-type="float" office:value="383.52" calcext:value-type="float">
            <text:p>383.52</text:p>
          </table:table-cell>
          <table:table-cell table:formula="of:=[.N84]*0.98" office:value-type="float" office:value="368.48" calcext:value-type="float">
            <text:p>368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409" calcext:value-type="float">
            <text:p>409</text:p>
          </table:table-cell>
          <table:table-cell table:formula="of:=[.I85]*7812/8192" office:value-type="float" office:value="354.744140625" calcext:value-type="float">
            <text:p>354.744140625</text:p>
          </table:table-cell>
          <table:table-cell table:formula="of:=[.N85]*1.02" office:value-type="float" office:value="417.18" calcext:value-type="float">
            <text:p>417.18</text:p>
          </table:table-cell>
          <table:table-cell table:formula="of:=[.N85]*0.98" office:value-type="float" office:value="400.82" calcext:value-type="float">
            <text:p>400.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82" calcext:value-type="float">
            <text:p>48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82" calcext:value-type="float">
            <text:p>482</text:p>
          </table:table-cell>
          <table:table-cell table:formula="of:=[.I86]*7812/8192" office:value-type="float" office:value="433.89404296875" calcext:value-type="float">
            <text:p>433.89404296875</text:p>
          </table:table-cell>
          <table:table-cell table:formula="of:=[.N86]*1.02" office:value-type="float" office:value="491.64" calcext:value-type="float">
            <text:p>491.64</text:p>
          </table:table-cell>
          <table:table-cell table:formula="of:=[.N86]*0.98" office:value-type="float" office:value="472.36" calcext:value-type="float">
            <text:p>472.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547" calcext:value-type="float">
            <text:p>547</text:p>
          </table:table-cell>
          <table:table-cell table:formula="of:=[.I87]*7812/8192" office:value-type="float" office:value="497.7861328125" calcext:value-type="float">
            <text:p>497.7861328125</text:p>
          </table:table-cell>
          <table:table-cell table:formula="of:=[.N87]*1.02" office:value-type="float" office:value="557.94" calcext:value-type="float">
            <text:p>557.94</text:p>
          </table:table-cell>
          <table:table-cell table:formula="of:=[.N87]*0.98" office:value-type="float" office:value="536.06" calcext:value-type="float">
            <text:p>536.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620" calcext:value-type="float">
            <text:p>62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605" calcext:value-type="float">
            <text:p>60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620" calcext:value-type="float">
            <text:p>620</text:p>
          </table:table-cell>
          <table:table-cell table:formula="of:=[.I88]*7812/8192" office:value-type="float" office:value="576.93603515625" calcext:value-type="float">
            <text:p>576.93603515625</text:p>
          </table:table-cell>
          <table:table-cell table:formula="of:=[.N88]*1.02" office:value-type="float" office:value="632.4" calcext:value-type="float">
            <text:p>632.4</text:p>
          </table:table-cell>
          <table:table-cell table:formula="of:=[.N88]*0.98" office:value-type="float" office:value="607.6" calcext:value-type="float">
            <text:p>607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61" calcext:value-type="float">
            <text:p>66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48" calcext:value-type="float">
            <text:p>64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61" calcext:value-type="float">
            <text:p>661</text:p>
          </table:table-cell>
          <table:table-cell table:formula="of:=[.I89]*7812/8192" office:value-type="float" office:value="617.94140625" calcext:value-type="float">
            <text:p>617.94140625</text:p>
          </table:table-cell>
          <table:table-cell table:formula="of:=[.N89]*1.02" office:value-type="float" office:value="674.22" calcext:value-type="float">
            <text:p>674.22</text:p>
          </table:table-cell>
          <table:table-cell table:formula="of:=[.N89]*0.98" office:value-type="float" office:value="647.78" calcext:value-type="float">
            <text:p>647.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741" calcext:value-type="float">
            <text:p>74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735" calcext:value-type="float">
            <text:p>7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41" calcext:value-type="float">
            <text:p>741</text:p>
          </table:table-cell>
          <table:table-cell table:formula="of:=[.I90]*7812/8192" office:value-type="float" office:value="700.90576171875" calcext:value-type="float">
            <text:p>700.90576171875</text:p>
          </table:table-cell>
          <table:table-cell table:formula="of:=[.N90]*1.02" office:value-type="float" office:value="755.82" calcext:value-type="float">
            <text:p>755.82</text:p>
          </table:table-cell>
          <table:table-cell table:formula="of:=[.N90]*0.98" office:value-type="float" office:value="726.18" calcext:value-type="float">
            <text:p>726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799" calcext:value-type="float">
            <text:p>79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812" calcext:value-type="float">
            <text:p>812</text:p>
          </table:table-cell>
          <table:table-cell table:formula="of:=[.I91]*7812/8192" office:value-type="float" office:value="761.93701171875" calcext:value-type="float">
            <text:p>761.93701171875</text:p>
          </table:table-cell>
          <table:table-cell table:formula="of:=[.N91]*1.02" office:value-type="float" office:value="828.24" calcext:value-type="float">
            <text:p>828.24</text:p>
          </table:table-cell>
          <table:table-cell table:formula="of:=[.N91]*0.98" office:value-type="float" office:value="795.76" calcext:value-type="float">
            <text:p>795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897" calcext:value-type="float">
            <text:p>89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889" calcext:value-type="float">
            <text:p>88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897" calcext:value-type="float">
            <text:p>897</text:p>
          </table:table-cell>
          <table:table-cell table:formula="of:=[.I92]*7812/8192" office:value-type="float" office:value="847.76220703125" calcext:value-type="float">
            <text:p>847.76220703125</text:p>
          </table:table-cell>
          <table:table-cell table:formula="of:=[.N92]*1.02" office:value-type="float" office:value="914.94" calcext:value-type="float">
            <text:p>914.94</text:p>
          </table:table-cell>
          <table:table-cell table:formula="of:=[.N92]*0.98" office:value-type="float" office:value="879.06" calcext:value-type="float">
            <text:p>879.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883" calcext:value-type="float">
            <text:p>8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890" calcext:value-type="float">
            <text:p>890</text:p>
          </table:table-cell>
          <table:table-cell table:formula="of:=[.I93]*7812/8192" office:value-type="float" office:value="842.04052734375" calcext:value-type="float">
            <text:p>842.04052734375</text:p>
          </table:table-cell>
          <table:table-cell table:formula="of:=[.N93]*1.02" office:value-type="float" office:value="907.8" calcext:value-type="float">
            <text:p>907.8</text:p>
          </table:table-cell>
          <table:table-cell table:formula="of:=[.N93]*0.98" office:value-type="float" office:value="872.2" calcext:value-type="float">
            <text:p>872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formula="of:=[.I94]*7812/8192" office:value-type="float" office:value="926.912109375" calcext:value-type="float">
            <text:p>926.912109375</text:p>
          </table:table-cell>
          <table:table-cell table:formula="of:=[.N94]*1.02" office:value-type="float" office:value="996.54" calcext:value-type="float">
            <text:p>996.54</text:p>
          </table:table-cell>
          <table:table-cell table:formula="of:=[.N94]*0.98" office:value-type="float" office:value="957.46" calcext:value-type="float">
            <text:p>957.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041" calcext:value-type="float">
            <text:p>104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47" calcext:value-type="float">
            <text:p>104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041" calcext:value-type="float">
            <text:p>1041</text:p>
          </table:table-cell>
          <table:table-cell table:formula="of:=[.I95]*7812/8192" office:value-type="float" office:value="998.43310546875" calcext:value-type="float">
            <text:p>998.43310546875</text:p>
          </table:table-cell>
          <table:table-cell table:formula="of:=[.N95]*1.02" office:value-type="float" office:value="1061.82" calcext:value-type="float">
            <text:p>1061.82</text:p>
          </table:table-cell>
          <table:table-cell table:formula="of:=[.N95]*0.98" office:value-type="float" office:value="1020.18" calcext:value-type="float">
            <text:p>1020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21" calcext:value-type="float">
            <text:p>112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137" calcext:value-type="float">
            <text:p>113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21" calcext:value-type="float">
            <text:p>1121</text:p>
          </table:table-cell>
          <table:table-cell table:formula="of:=[.I96]*7812/8192" office:value-type="float" office:value="1084.25830078125" calcext:value-type="float">
            <text:p>1084.25830078125</text:p>
          </table:table-cell>
          <table:table-cell table:formula="of:=[.N96]*1.02" office:value-type="float" office:value="1143.42" calcext:value-type="float">
            <text:p>1143.42</text:p>
          </table:table-cell>
          <table:table-cell table:formula="of:=[.N96]*0.98" office:value-type="float" office:value="1098.58" calcext:value-type="float">
            <text:p>1098.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0" calcext:value-type="float">
            <text:p>117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183" calcext:value-type="float">
            <text:p>118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70" calcext:value-type="float">
            <text:p>1170</text:p>
          </table:table-cell>
          <table:table-cell table:formula="of:=[.I97]*7812/8192" office:value-type="float" office:value="1128.12451171875" calcext:value-type="float">
            <text:p>1128.12451171875</text:p>
          </table:table-cell>
          <table:table-cell table:formula="of:=[.N97]*1.02" office:value-type="float" office:value="1193.4" calcext:value-type="float">
            <text:p>1193.4</text:p>
          </table:table-cell>
          <table:table-cell table:formula="of:=[.N97]*0.98" office:value-type="float" office:value="1146.6" calcext:value-type="float">
            <text:p>1146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274" calcext:value-type="float">
            <text:p>127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274" calcext:value-type="float">
            <text:p>1274</text:p>
          </table:table-cell>
          <table:table-cell table:formula="of:=[.I98]*7812/8192" office:value-type="float" office:value="1220.625" calcext:value-type="float">
            <text:p>1220.625</text:p>
          </table:table-cell>
          <table:table-cell table:formula="of:=[.N98]*1.02" office:value-type="float" office:value="1299.48" calcext:value-type="float">
            <text:p>1299.48</text:p>
          </table:table-cell>
          <table:table-cell table:formula="of:=[.N98]*0.98" office:value-type="float" office:value="1248.52" calcext:value-type="float">
            <text:p>1248.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344" calcext:value-type="float">
            <text:p>134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358" calcext:value-type="float">
            <text:p>135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344" calcext:value-type="float">
            <text:p>1344</text:p>
          </table:table-cell>
          <table:table-cell table:formula="of:=[.I99]*7812/8192" office:value-type="float" office:value="1295.0068359375" calcext:value-type="float">
            <text:p>1295.0068359375</text:p>
          </table:table-cell>
          <table:table-cell table:formula="of:=[.N99]*1.02" office:value-type="float" office:value="1370.88" calcext:value-type="float">
            <text:p>1370.88</text:p>
          </table:table-cell>
          <table:table-cell table:formula="of:=[.N99]*0.98" office:value-type="float" office:value="1317.12" calcext:value-type="float">
            <text:p>1317.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441" calcext:value-type="float">
            <text:p>144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457" calcext:value-type="float">
            <text:p>145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441" calcext:value-type="float">
            <text:p>1441</text:p>
          </table:table-cell>
          <table:table-cell table:formula="of:=[.I100]*7812/8192" office:value-type="float" office:value="1389.41455078125" calcext:value-type="float">
            <text:p>1389.41455078125</text:p>
          </table:table-cell>
          <table:table-cell table:formula="of:=[.N100]*1.02" office:value-type="float" office:value="1469.82" calcext:value-type="float">
            <text:p>1469.82</text:p>
          </table:table-cell>
          <table:table-cell table:formula="of:=[.N100]*0.98" office:value-type="float" office:value="1412.18" calcext:value-type="float">
            <text:p>1412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465" calcext:value-type="float">
            <text:p>146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482" calcext:value-type="float">
            <text:p>148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465" calcext:value-type="float">
            <text:p>1465</text:p>
          </table:table-cell>
          <table:table-cell table:formula="of:=[.I101]*7812/8192" office:value-type="float" office:value="1413.2548828125" calcext:value-type="float">
            <text:p>1413.2548828125</text:p>
          </table:table-cell>
          <table:table-cell table:formula="of:=[.N101]*1.02" office:value-type="float" office:value="1494.3" calcext:value-type="float">
            <text:p>1494.3</text:p>
          </table:table-cell>
          <table:table-cell table:formula="of:=[.N101]*0.98" office:value-type="float" office:value="1435.7" calcext:value-type="float">
            <text:p>1435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560" calcext:value-type="float">
            <text:p>156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580" calcext:value-type="float">
            <text:p>158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560" calcext:value-type="float">
            <text:p>1560</text:p>
          </table:table-cell>
          <table:table-cell table:formula="of:=[.I102]*7812/8192" office:value-type="float" office:value="1506.708984375" calcext:value-type="float">
            <text:p>1506.708984375</text:p>
          </table:table-cell>
          <table:table-cell table:formula="of:=[.N102]*1.02" office:value-type="float" office:value="1591.2" calcext:value-type="float">
            <text:p>1591.2</text:p>
          </table:table-cell>
          <table:table-cell table:formula="of:=[.N102]*0.98" office:value-type="float" office:value="1528.8" calcext:value-type="float">
            <text:p>1528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641" calcext:value-type="float">
            <text:p>1641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660" calcext:value-type="float">
            <text:p>16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641" calcext:value-type="float">
            <text:p>1641</text:p>
          </table:table-cell>
          <table:table-cell table:formula="of:=[.I103]*7812/8192" office:value-type="float" office:value="1582.998046875" calcext:value-type="float">
            <text:p>1582.998046875</text:p>
          </table:table-cell>
          <table:table-cell table:formula="of:=[.N103]*1.02" office:value-type="float" office:value="1673.82" calcext:value-type="float">
            <text:p>1673.82</text:p>
          </table:table-cell>
          <table:table-cell table:formula="of:=[.N103]*0.98" office:value-type="float" office:value="1608.18" calcext:value-type="float">
            <text:p>1608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737" calcext:value-type="float">
            <text:p>173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760" calcext:value-type="float">
            <text:p>176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737" calcext:value-type="float">
            <text:p>1737</text:p>
          </table:table-cell>
          <table:table-cell table:formula="of:=[.I104]*7812/8192" office:value-type="float" office:value="1678.359375" calcext:value-type="float">
            <text:p>1678.359375</text:p>
          </table:table-cell>
          <table:table-cell table:formula="of:=[.N104]*1.02" office:value-type="float" office:value="1771.74" calcext:value-type="float">
            <text:p>1771.74</text:p>
          </table:table-cell>
          <table:table-cell table:formula="of:=[.N104]*0.98" office:value-type="float" office:value="1702.26" calcext:value-type="float">
            <text:p>1702.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792" calcext:value-type="float">
            <text:p>179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810" calcext:value-type="float">
            <text:p>18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792" calcext:value-type="float">
            <text:p>1792</text:p>
          </table:table-cell>
          <table:table-cell table:formula="of:=[.I105]*7812/8192" office:value-type="float" office:value="1726.0400390625" calcext:value-type="float">
            <text:p>1726.0400390625</text:p>
          </table:table-cell>
          <table:table-cell table:formula="of:=[.N105]*1.02" office:value-type="float" office:value="1827.84" calcext:value-type="float">
            <text:p>1827.84</text:p>
          </table:table-cell>
          <table:table-cell table:formula="of:=[.N105]*0.98" office:value-type="float" office:value="1756.16" calcext:value-type="float">
            <text:p>1756.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898" calcext:value-type="float">
            <text:p>189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922" calcext:value-type="float">
            <text:p>19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898" calcext:value-type="float">
            <text:p>1898</text:p>
          </table:table-cell>
          <table:table-cell table:formula="of:=[.I106]*7812/8192" office:value-type="float" office:value="1832.8447265625" calcext:value-type="float">
            <text:p>1832.8447265625</text:p>
          </table:table-cell>
          <table:table-cell table:formula="of:=[.N106]*1.02" office:value-type="float" office:value="1935.96" calcext:value-type="float">
            <text:p>1935.96</text:p>
          </table:table-cell>
          <table:table-cell table:formula="of:=[.N106]*0.98" office:value-type="float" office:value="1860.04" calcext:value-type="float">
            <text:p>1860.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976" calcext:value-type="float">
            <text:p>197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976" calcext:value-type="float">
            <text:p>1976</text:p>
          </table:table-cell>
          <table:table-cell table:formula="of:=[.I107]*7812/8192" office:value-type="float" office:value="1924.3916015625" calcext:value-type="float">
            <text:p>1924.3916015625</text:p>
          </table:table-cell>
          <table:table-cell table:formula="of:=[.N107]*1.02" office:value-type="float" office:value="2015.52" calcext:value-type="float">
            <text:p>2015.52</text:p>
          </table:table-cell>
          <table:table-cell table:formula="of:=[.N107]*0.98" office:value-type="float" office:value="1936.48" calcext:value-type="float">
            <text:p>1936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087" calcext:value-type="float">
            <text:p>2087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117" calcext:value-type="float">
            <text:p>211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087" calcext:value-type="float">
            <text:p>2087</text:p>
          </table:table-cell>
          <table:table-cell table:formula="of:=[.I108]*7812/8192" office:value-type="float" office:value="2018.79931640625" calcext:value-type="float">
            <text:p>2018.79931640625</text:p>
          </table:table-cell>
          <table:table-cell table:formula="of:=[.N108]*1.02" office:value-type="float" office:value="2128.74" calcext:value-type="float">
            <text:p>2128.74</text:p>
          </table:table-cell>
          <table:table-cell table:formula="of:=[.N108]*0.98" office:value-type="float" office:value="2045.26" calcext:value-type="float">
            <text:p>2045.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084" calcext:value-type="float">
            <text:p>208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132" calcext:value-type="float">
            <text:p>213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084" calcext:value-type="float">
            <text:p>2084</text:p>
          </table:table-cell>
          <table:table-cell table:formula="of:=[.I109]*7812/8192" office:value-type="float" office:value="2033.103515625" calcext:value-type="float">
            <text:p>2033.103515625</text:p>
          </table:table-cell>
          <table:table-cell table:formula="of:=[.N109]*1.02" office:value-type="float" office:value="2125.68" calcext:value-type="float">
            <text:p>2125.68</text:p>
          </table:table-cell>
          <table:table-cell table:formula="of:=[.N109]*0.98" office:value-type="float" office:value="2042.32" calcext:value-type="float">
            <text:p>2042.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196" calcext:value-type="float">
            <text:p>2196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243" calcext:value-type="float">
            <text:p>224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196" calcext:value-type="float">
            <text:p>2196</text:p>
          </table:table-cell>
          <table:table-cell table:formula="of:=[.I110]*7812/8192" office:value-type="float" office:value="2138.95458984375" calcext:value-type="float">
            <text:p>2138.95458984375</text:p>
          </table:table-cell>
          <table:table-cell table:formula="of:=[.N110]*1.02" office:value-type="float" office:value="2239.92" calcext:value-type="float">
            <text:p>2239.92</text:p>
          </table:table-cell>
          <table:table-cell table:formula="of:=[.N110]*0.98" office:value-type="float" office:value="2152.08" calcext:value-type="float">
            <text:p>2152.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282" calcext:value-type="float">
            <text:p>2282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336" calcext:value-type="float">
            <text:p>233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282" calcext:value-type="float">
            <text:p>2282</text:p>
          </table:table-cell>
          <table:table-cell table:formula="of:=[.I111]*7812/8192" office:value-type="float" office:value="2227.640625" calcext:value-type="float">
            <text:p>2227.640625</text:p>
          </table:table-cell>
          <table:table-cell table:formula="of:=[.N111]*1.02" office:value-type="float" office:value="2327.64" calcext:value-type="float">
            <text:p>2327.64</text:p>
          </table:table-cell>
          <table:table-cell table:formula="of:=[.N111]*0.98" office:value-type="float" office:value="2236.36" calcext:value-type="float">
            <text:p>2236.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399" calcext:value-type="float">
            <text:p>239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2462" calcext:value-type="float">
            <text:p>246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9" calcext:value-type="float">
            <text:p>2399</text:p>
          </table:table-cell>
          <table:table-cell table:formula="of:=[.I112]*7812/8192" office:value-type="float" office:value="2347.7958984375" calcext:value-type="float">
            <text:p>2347.7958984375</text:p>
          </table:table-cell>
          <table:table-cell table:formula="of:=[.N112]*1.02" office:value-type="float" office:value="2446.98" calcext:value-type="float">
            <text:p>2446.98</text:p>
          </table:table-cell>
          <table:table-cell table:formula="of:=[.N112]*0.98" office:value-type="float" office:value="2351.02" calcext:value-type="float">
            <text:p>2351.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2452" calcext:value-type="float">
            <text:p>245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2520" calcext:value-type="float">
            <text:p>252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452" calcext:value-type="float">
            <text:p>2452</text:p>
          </table:table-cell>
          <table:table-cell table:formula="of:=[.I113]*7812/8192" office:value-type="float" office:value="2403.10546875" calcext:value-type="float">
            <text:p>2403.10546875</text:p>
          </table:table-cell>
          <table:table-cell table:formula="of:=[.N113]*1.02" office:value-type="float" office:value="2501.04" calcext:value-type="float">
            <text:p>2501.04</text:p>
          </table:table-cell>
          <table:table-cell table:formula="of:=[.N113]*0.98" office:value-type="float" office:value="2402.96" calcext:value-type="float">
            <text:p>2402.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2644" calcext:value-type="float">
            <text:p>264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 table:formula="of:=[.I114]*7812/8192" office:value-type="float" office:value="2521.353515625" calcext:value-type="float">
            <text:p>2521.353515625</text:p>
          </table:table-cell>
          <table:table-cell table:formula="of:=[.N114]*1.02" office:value-type="float" office:value="2617.32" calcext:value-type="float">
            <text:p>2617.32</text:p>
          </table:table-cell>
          <table:table-cell table:formula="of:=[.N114]*0.98" office:value-type="float" office:value="2514.68" calcext:value-type="float">
            <text:p>2514.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659" calcext:value-type="float">
            <text:p>2659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2744" calcext:value-type="float">
            <text:p>274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659" calcext:value-type="float">
            <text:p>2659</text:p>
          </table:table-cell>
          <table:table-cell table:formula="of:=[.I115]*7812/8192" office:value-type="float" office:value="2616.71484375" calcext:value-type="float">
            <text:p>2616.71484375</text:p>
          </table:table-cell>
          <table:table-cell table:formula="of:=[.N115]*1.02" office:value-type="float" office:value="2712.18" calcext:value-type="float">
            <text:p>2712.18</text:p>
          </table:table-cell>
          <table:table-cell table:formula="of:=[.N115]*0.98" office:value-type="float" office:value="2605.82" calcext:value-type="float">
            <text:p>2605.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786" calcext:value-type="float">
            <text:p>278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2867" calcext:value-type="float">
            <text:p>286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786" calcext:value-type="float">
            <text:p>2786</text:p>
          </table:table-cell>
          <table:table-cell table:formula="of:=[.I116]*7812/8192" office:value-type="float" office:value="2734.00927734375" calcext:value-type="float">
            <text:p>2734.00927734375</text:p>
          </table:table-cell>
          <table:table-cell table:formula="of:=[.N116]*1.02" office:value-type="float" office:value="2841.72" calcext:value-type="float">
            <text:p>2841.72</text:p>
          </table:table-cell>
          <table:table-cell table:formula="of:=[.N116]*0.98" office:value-type="float" office:value="2730.28" calcext:value-type="float">
            <text:p>2730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500" calcext:value-type="float">
            <text:p>-500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-559" calcext:value-type="float">
            <text:p>-559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500" calcext:value-type="float">
            <text:p>-500</text:p>
          </table:table-cell>
          <table:table-cell table:formula="of:=[.I117]*7812/8192" office:value-type="float" office:value="-533.06982421875" calcext:value-type="float">
            <text:p>-533.06982421875</text:p>
          </table:table-cell>
          <table:table-cell table:formula="of:=[.N117]*1.02" office:value-type="float" office:value="-510" calcext:value-type="float">
            <text:p>-510</text:p>
          </table:table-cell>
          <table:table-cell table:formula="of:=[.N117]*0.98" office:value-type="float" office:value="-490" calcext:value-type="float">
            <text:p>-4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462" calcext:value-type="float">
            <text:p>-462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-520" calcext:value-type="float">
            <text:p>-520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462" calcext:value-type="float">
            <text:p>-462</text:p>
          </table:table-cell>
          <table:table-cell table:formula="of:=[.I118]*7812/8192" office:value-type="float" office:value="-495.87890625" calcext:value-type="float">
            <text:p>-495.87890625</text:p>
          </table:table-cell>
          <table:table-cell table:formula="of:=[.N118]*1.02" office:value-type="float" office:value="-471.24" calcext:value-type="float">
            <text:p>-471.24</text:p>
          </table:table-cell>
          <table:table-cell table:formula="of:=[.N118]*0.98" office:value-type="float" office:value="-452.76" calcext:value-type="float">
            <text:p>-452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426" calcext:value-type="float">
            <text:p>-426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-485" calcext:value-type="float">
            <text:p>-485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426" calcext:value-type="float">
            <text:p>-426</text:p>
          </table:table-cell>
          <table:table-cell table:formula="of:=[.I119]*7812/8192" office:value-type="float" office:value="-462.50244140625" calcext:value-type="float">
            <text:p>-462.50244140625</text:p>
          </table:table-cell>
          <table:table-cell table:formula="of:=[.N119]*1.02" office:value-type="float" office:value="-434.52" calcext:value-type="float">
            <text:p>-434.52</text:p>
          </table:table-cell>
          <table:table-cell table:formula="of:=[.N119]*0.98" office:value-type="float" office:value="-417.48" calcext:value-type="float">
            <text:p>-417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-386" calcext:value-type="float">
            <text:p>-386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-445" calcext:value-type="float">
            <text:p>-445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-386" calcext:value-type="float">
            <text:p>-386</text:p>
          </table:table-cell>
          <table:table-cell table:formula="of:=[.I120]*7812/8192" office:value-type="float" office:value="-424.35791015625" calcext:value-type="float">
            <text:p>-424.35791015625</text:p>
          </table:table-cell>
          <table:table-cell table:formula="of:=[.N120]*1.02" office:value-type="float" office:value="-393.72" calcext:value-type="float">
            <text:p>-393.72</text:p>
          </table:table-cell>
          <table:table-cell table:formula="of:=[.N120]*0.98" office:value-type="float" office:value="-378.28" calcext:value-type="float">
            <text:p>-378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-365" calcext:value-type="float">
            <text:p>-365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-420" calcext:value-type="float">
            <text:p>-420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365" calcext:value-type="float">
            <text:p>-365</text:p>
          </table:table-cell>
          <table:table-cell table:formula="of:=[.I121]*7812/8192" office:value-type="float" office:value="-400.517578125" calcext:value-type="float">
            <text:p>-400.517578125</text:p>
          </table:table-cell>
          <table:table-cell table:formula="of:=[.N121]*1.02" office:value-type="float" office:value="-372.3" calcext:value-type="float">
            <text:p>-372.3</text:p>
          </table:table-cell>
          <table:table-cell table:formula="of:=[.N121]*0.98" office:value-type="float" office:value="-357.7" calcext:value-type="float">
            <text:p>-357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322" calcext:value-type="float">
            <text:p>-322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-377" calcext:value-type="float">
            <text:p>-377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322" calcext:value-type="float">
            <text:p>-322</text:p>
          </table:table-cell>
          <table:table-cell table:formula="of:=[.I122]*7812/8192" office:value-type="float" office:value="-359.51220703125" calcext:value-type="float">
            <text:p>-359.51220703125</text:p>
          </table:table-cell>
          <table:table-cell table:formula="of:=[.N122]*1.02" office:value-type="float" office:value="-328.44" calcext:value-type="float">
            <text:p>-328.44</text:p>
          </table:table-cell>
          <table:table-cell table:formula="of:=[.N122]*0.98" office:value-type="float" office:value="-315.56" calcext:value-type="float">
            <text:p>-315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-288" calcext:value-type="float">
            <text:p>-288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-347" calcext:value-type="float">
            <text:p>-347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288" calcext:value-type="float">
            <text:p>-288</text:p>
          </table:table-cell>
          <table:table-cell table:formula="of:=[.I123]*7812/8192" office:value-type="float" office:value="-330.90380859375" calcext:value-type="float">
            <text:p>-330.90380859375</text:p>
          </table:table-cell>
          <table:table-cell table:formula="of:=[.N123]*1.02" office:value-type="float" office:value="-293.76" calcext:value-type="float">
            <text:p>-293.76</text:p>
          </table:table-cell>
          <table:table-cell table:formula="of:=[.N123]*0.98" office:value-type="float" office:value="-282.24" calcext:value-type="float">
            <text:p>-282.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-254" calcext:value-type="float">
            <text:p>-254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-301" calcext:value-type="float">
            <text:p>-30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254" calcext:value-type="float">
            <text:p>-254</text:p>
          </table:table-cell>
          <table:table-cell table:formula="of:=[.I124]*7812/8192" office:value-type="float" office:value="-287.03759765625" calcext:value-type="float">
            <text:p>-287.03759765625</text:p>
          </table:table-cell>
          <table:table-cell table:formula="of:=[.N124]*1.02" office:value-type="float" office:value="-259.08" calcext:value-type="float">
            <text:p>-259.08</text:p>
          </table:table-cell>
          <table:table-cell table:formula="of:=[.N124]*0.98" office:value-type="float" office:value="-248.92" calcext:value-type="float">
            <text:p>-248.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-255" calcext:value-type="float">
            <text:p>-255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-302" calcext:value-type="float">
            <text:p>-302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255" calcext:value-type="float">
            <text:p>-255</text:p>
          </table:table-cell>
          <table:table-cell table:formula="of:=[.I125]*7812/8192" office:value-type="float" office:value="-287.9912109375" calcext:value-type="float">
            <text:p>-287.9912109375</text:p>
          </table:table-cell>
          <table:table-cell table:formula="of:=[.N125]*1.02" office:value-type="float" office:value="-260.1" calcext:value-type="float">
            <text:p>-260.1</text:p>
          </table:table-cell>
          <table:table-cell table:formula="of:=[.N125]*0.98" office:value-type="float" office:value="-249.9" calcext:value-type="float">
            <text:p>-249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-216" calcext:value-type="float">
            <text:p>-216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-262" calcext:value-type="float">
            <text:p>-262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-216" calcext:value-type="float">
            <text:p>-216</text:p>
          </table:table-cell>
          <table:table-cell table:formula="of:=[.I126]*7812/8192" office:value-type="float" office:value="-249.8466796875" calcext:value-type="float">
            <text:p>-249.8466796875</text:p>
          </table:table-cell>
          <table:table-cell table:formula="of:=[.N126]*1.02" office:value-type="float" office:value="-220.32" calcext:value-type="float">
            <text:p>-220.32</text:p>
          </table:table-cell>
          <table:table-cell table:formula="of:=[.N126]*0.98" office:value-type="float" office:value="-211.68" calcext:value-type="float">
            <text:p>-211.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-175" calcext:value-type="float">
            <text:p>-175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-232" calcext:value-type="float">
            <text:p>-232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175" calcext:value-type="float">
            <text:p>-175</text:p>
          </table:table-cell>
          <table:table-cell table:formula="of:=[.I127]*7812/8192" office:value-type="float" office:value="-221.23828125" calcext:value-type="float">
            <text:p>-221.23828125</text:p>
          </table:table-cell>
          <table:table-cell table:formula="of:=[.N127]*1.02" office:value-type="float" office:value="-178.5" calcext:value-type="float">
            <text:p>-178.5</text:p>
          </table:table-cell>
          <table:table-cell table:formula="of:=[.N127]*0.98" office:value-type="float" office:value="-171.5" calcext:value-type="float">
            <text:p>-171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-136" calcext:value-type="float">
            <text:p>-136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-187" calcext:value-type="float">
            <text:p>-187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136" calcext:value-type="float">
            <text:p>-136</text:p>
          </table:table-cell>
          <table:table-cell table:formula="of:=[.I128]*7812/8192" office:value-type="float" office:value="-178.32568359375" calcext:value-type="float">
            <text:p>-178.32568359375</text:p>
          </table:table-cell>
          <table:table-cell table:formula="of:=[.N128]*1.02" office:value-type="float" office:value="-138.72" calcext:value-type="float">
            <text:p>-138.72</text:p>
          </table:table-cell>
          <table:table-cell table:formula="of:=[.N128]*0.98" office:value-type="float" office:value="-133.28" calcext:value-type="float">
            <text:p>-133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10" calcext:value-type="float">
            <text:p>-110</text:p>
          </table:table-cell>
          <table:table-cell office:value-type="float" office:value="-1" calcext:value-type="float">
            <text:p>-1</text:p>
          </table:table-cell>
          <table:table-cell office:value-type="float" office:value="-142" calcext:value-type="float">
            <text:p>-14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157" calcext:value-type="float">
            <text:p>-157</text:p>
          </table:table-cell>
          <table:table-cell office:value-type="float" office:value="-1" calcext:value-type="float">
            <text:p>-1</text:p>
          </table:table-cell>
          <table:table-cell office:value-type="float" office:value="-159" calcext:value-type="float">
            <text:p>-15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110" calcext:value-type="float">
            <text:p>-110</text:p>
          </table:table-cell>
          <table:table-cell table:formula="of:=[.I129]*7812/8192" office:value-type="float" office:value="-149.71728515625" calcext:value-type="float">
            <text:p>-149.71728515625</text:p>
          </table:table-cell>
          <table:table-cell table:formula="of:=[.N129]*1.02" office:value-type="float" office:value="-112.2" calcext:value-type="float">
            <text:p>-112.2</text:p>
          </table:table-cell>
          <table:table-cell table:formula="of:=[.N129]*0.98" office:value-type="float" office:value="-107.8" calcext:value-type="float">
            <text:p>-107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108" calcext:value-type="float">
            <text:p>-108</text:p>
          </table:table-cell>
          <table:table-cell office:value-type="float" office:value="-1" calcext:value-type="float">
            <text:p>-1</text:p>
          </table:table-cell>
          <table:table-cell office:value-type="float" office:value="-121" calcext:value-type="float">
            <text:p>-12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-67" calcext:value-type="float">
            <text:p>-67</text:p>
          </table:table-cell>
          <table:table-cell table:formula="of:=[.I130]*7812/8192" office:value-type="float" office:value="-102.990234375" calcext:value-type="float">
            <text:p>-102.990234375</text:p>
          </table:table-cell>
          <table:table-cell table:formula="of:=[.N130]*1.02" office:value-type="float" office:value="-68.34" calcext:value-type="float">
            <text:p>-68.34</text:p>
          </table:table-cell>
          <table:table-cell table:formula="of:=[.N130]*0.98" office:value-type="float" office:value="-65.66" calcext:value-type="float">
            <text:p>-65.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31" calcext:value-type="float">
            <text:p>-31</text:p>
          </table:table-cell>
          <table:table-cell table:formula="of:=[.I131]*7812/8192" office:value-type="float" office:value="-67.70654296875" calcext:value-type="float">
            <text:p>-67.70654296875</text:p>
          </table:table-cell>
          <table:table-cell table:formula="of:=[.N131]*1.02" office:value-type="float" office:value="-31.62" calcext:value-type="float">
            <text:p>-31.62</text:p>
          </table:table-cell>
          <table:table-cell table:formula="of:=[.N131]*0.98" office:value-type="float" office:value="-30.38" calcext:value-type="float">
            <text:p>-30.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table:formula="of:=[.I132]*7812/8192" office:value-type="float" office:value="-26.701171875" calcext:value-type="float">
            <text:p>-26.701171875</text:p>
          </table:table-cell>
          <table:table-cell table:formula="of:=[.N132]*1.02" office:value-type="float" office:value="11.22" calcext:value-type="float">
            <text:p>11.22</text:p>
          </table:table-cell>
          <table:table-cell table:formula="of:=[.N132]*0.98" office:value-type="float" office:value="10.78" calcext:value-type="float">
            <text:p>10.78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table:formula="of:=[.I133]*7812/8192" office:value-type="float" office:value="-20.02587890625" calcext:value-type="float">
            <text:p>-20.02587890625</text:p>
          </table:table-cell>
          <table:table-cell table:formula="of:=[.N133]*1.02" office:value-type="float" office:value="14.28" calcext:value-type="float">
            <text:p>14.28</text:p>
          </table:table-cell>
          <table:table-cell table:formula="of:=[.N133]*0.98" office:value-type="float" office:value="13.72" calcext:value-type="float">
            <text:p>13.7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8" calcext:value-type="float">
            <text:p>68</text:p>
          </table:table-cell>
          <table:table-cell table:formula="of:=[.I134]*7812/8192" office:value-type="float" office:value="25.74755859375" calcext:value-type="float">
            <text:p>25.74755859375</text:p>
          </table:table-cell>
          <table:table-cell table:formula="of:=[.N134]*1.02" office:value-type="float" office:value="69.36" calcext:value-type="float">
            <text:p>69.36</text:p>
          </table:table-cell>
          <table:table-cell table:formula="of:=[.N134]*0.98" office:value-type="float" office:value="66.64" calcext:value-type="float">
            <text:p>66.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table:formula="of:=[.I135]*7812/8192" office:value-type="float" office:value="59.1240234375" calcext:value-type="float">
            <text:p>59.1240234375</text:p>
          </table:table-cell>
          <table:table-cell table:formula="of:=[.N135]*1.02" office:value-type="float" office:value="105.06" calcext:value-type="float">
            <text:p>105.06</text:p>
          </table:table-cell>
          <table:table-cell table:formula="of:=[.N135]*0.98" office:value-type="float" office:value="100.94" calcext:value-type="float">
            <text:p>100.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formula="of:=[.I136]*7812/8192" office:value-type="float" office:value="105.85107421875" calcext:value-type="float">
            <text:p>105.85107421875</text:p>
          </table:table-cell>
          <table:table-cell table:formula="of:=[.N136]*1.02" office:value-type="float" office:value="151.98" calcext:value-type="float">
            <text:p>151.98</text:p>
          </table:table-cell>
          <table:table-cell table:formula="of:=[.N136]*0.98" office:value-type="float" office:value="146.02" calcext:value-type="float">
            <text:p>146.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  <table:table-cell table:formula="of:=[.I137]*7812/8192" office:value-type="float" office:value="124.92333984375" calcext:value-type="float">
            <text:p>124.92333984375</text:p>
          </table:table-cell>
          <table:table-cell table:formula="of:=[.N137]*1.02" office:value-type="float" office:value="173.4" calcext:value-type="float">
            <text:p>173.4</text:p>
          </table:table-cell>
          <table:table-cell table:formula="of:=[.N137]*0.98" office:value-type="float" office:value="166.6" calcext:value-type="float">
            <text:p>166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220" calcext:value-type="float">
            <text:p>220</text:p>
          </table:table-cell>
          <table:table-cell table:formula="of:=[.I138]*7812/8192" office:value-type="float" office:value="169.7431640625" calcext:value-type="float">
            <text:p>169.7431640625</text:p>
          </table:table-cell>
          <table:table-cell table:formula="of:=[.N138]*1.02" office:value-type="float" office:value="224.4" calcext:value-type="float">
            <text:p>224.4</text:p>
          </table:table-cell>
          <table:table-cell table:formula="of:=[.N138]*0.98" office:value-type="float" office:value="215.6" calcext:value-type="float">
            <text:p>215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56" calcext:value-type="float">
            <text:p>256</text:p>
          </table:table-cell>
          <table:table-cell table:formula="of:=[.I139]*7812/8192" office:value-type="float" office:value="209.794921875" calcext:value-type="float">
            <text:p>209.794921875</text:p>
          </table:table-cell>
          <table:table-cell table:formula="of:=[.N139]*1.02" office:value-type="float" office:value="261.12" calcext:value-type="float">
            <text:p>261.12</text:p>
          </table:table-cell>
          <table:table-cell table:formula="of:=[.N139]*0.98" office:value-type="float" office:value="250.88" calcext:value-type="float">
            <text:p>250.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303" calcext:value-type="float">
            <text:p>303</text:p>
          </table:table-cell>
          <table:table-cell table:formula="of:=[.I140]*7812/8192" office:value-type="float" office:value="257.4755859375" calcext:value-type="float">
            <text:p>257.4755859375</text:p>
          </table:table-cell>
          <table:table-cell table:formula="of:=[.N140]*1.02" office:value-type="float" office:value="309.06" calcext:value-type="float">
            <text:p>309.06</text:p>
          </table:table-cell>
          <table:table-cell table:formula="of:=[.N140]*0.98" office:value-type="float" office:value="296.94" calcext:value-type="float">
            <text:p>296.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293" calcext:value-type="float">
            <text:p>293</text:p>
          </table:table-cell>
          <table:table-cell table:formula="of:=[.I141]*7812/8192" office:value-type="float" office:value="250.80029296875" calcext:value-type="float">
            <text:p>250.80029296875</text:p>
          </table:table-cell>
          <table:table-cell table:formula="of:=[.N141]*1.02" office:value-type="float" office:value="298.86" calcext:value-type="float">
            <text:p>298.86</text:p>
          </table:table-cell>
          <table:table-cell table:formula="of:=[.N141]*0.98" office:value-type="float" office:value="287.14" calcext:value-type="float">
            <text:p>287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343" calcext:value-type="float">
            <text:p>343</text:p>
          </table:table-cell>
          <table:table-cell table:formula="of:=[.I142]*7812/8192" office:value-type="float" office:value="296.57373046875" calcext:value-type="float">
            <text:p>296.57373046875</text:p>
          </table:table-cell>
          <table:table-cell table:formula="of:=[.N142]*1.02" office:value-type="float" office:value="349.86" calcext:value-type="float">
            <text:p>349.86</text:p>
          </table:table-cell>
          <table:table-cell table:formula="of:=[.N142]*0.98" office:value-type="float" office:value="336.14" calcext:value-type="float">
            <text:p>336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388" calcext:value-type="float">
            <text:p>388</text:p>
          </table:table-cell>
          <table:table-cell table:formula="of:=[.I143]*7812/8192" office:value-type="float" office:value="339.486328125" calcext:value-type="float">
            <text:p>339.486328125</text:p>
          </table:table-cell>
          <table:table-cell table:formula="of:=[.N143]*1.02" office:value-type="float" office:value="395.76" calcext:value-type="float">
            <text:p>395.76</text:p>
          </table:table-cell>
          <table:table-cell table:formula="of:=[.N143]*0.98" office:value-type="float" office:value="380.24" calcext:value-type="float">
            <text:p>380.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440" calcext:value-type="float">
            <text:p>440</text:p>
          </table:table-cell>
          <table:table-cell table:formula="of:=[.I144]*7812/8192" office:value-type="float" office:value="390.9814453125" calcext:value-type="float">
            <text:p>390.9814453125</text:p>
          </table:table-cell>
          <table:table-cell table:formula="of:=[.N144]*1.02" office:value-type="float" office:value="448.8" calcext:value-type="float">
            <text:p>448.8</text:p>
          </table:table-cell>
          <table:table-cell table:formula="of:=[.N144]*0.98" office:value-type="float" office:value="431.2" calcext:value-type="float">
            <text:p>431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463" calcext:value-type="float">
            <text:p>463</text:p>
          </table:table-cell>
          <table:table-cell table:formula="of:=[.I145]*7812/8192" office:value-type="float" office:value="414.82177734375" calcext:value-type="float">
            <text:p>414.82177734375</text:p>
          </table:table-cell>
          <table:table-cell table:formula="of:=[.N145]*1.02" office:value-type="float" office:value="472.26" calcext:value-type="float">
            <text:p>472.26</text:p>
          </table:table-cell>
          <table:table-cell table:formula="of:=[.N145]*0.98" office:value-type="float" office:value="453.74" calcext:value-type="float">
            <text:p>453.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15" calcext:value-type="float">
            <text:p>5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515" calcext:value-type="float">
            <text:p>515</text:p>
          </table:table-cell>
          <table:table-cell table:formula="of:=[.I146]*7812/8192" office:value-type="float" office:value="462.50244140625" calcext:value-type="float">
            <text:p>462.50244140625</text:p>
          </table:table-cell>
          <table:table-cell table:formula="of:=[.N146]*1.02" office:value-type="float" office:value="525.3" calcext:value-type="float">
            <text:p>525.3</text:p>
          </table:table-cell>
          <table:table-cell table:formula="of:=[.N146]*0.98" office:value-type="float" office:value="504.7" calcext:value-type="float">
            <text:p>504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555" calcext:value-type="float">
            <text:p>55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530" calcext:value-type="float">
            <text:p>5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555" calcext:value-type="float">
            <text:p>555</text:p>
          </table:table-cell>
          <table:table-cell table:formula="of:=[.I147]*7812/8192" office:value-type="float" office:value="505.4150390625" calcext:value-type="float">
            <text:p>505.4150390625</text:p>
          </table:table-cell>
          <table:table-cell table:formula="of:=[.N147]*1.02" office:value-type="float" office:value="566.1" calcext:value-type="float">
            <text:p>566.1</text:p>
          </table:table-cell>
          <table:table-cell table:formula="of:=[.N147]*0.98" office:value-type="float" office:value="543.9" calcext:value-type="float">
            <text:p>543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605" calcext:value-type="float">
            <text:p>60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605" calcext:value-type="float">
            <text:p>605</text:p>
          </table:table-cell>
          <table:table-cell table:formula="of:=[.I148]*7812/8192" office:value-type="float" office:value="553.095703125" calcext:value-type="float">
            <text:p>553.095703125</text:p>
          </table:table-cell>
          <table:table-cell table:formula="of:=[.N148]*1.02" office:value-type="float" office:value="617.1" calcext:value-type="float">
            <text:p>617.1</text:p>
          </table:table-cell>
          <table:table-cell table:formula="of:=[.N148]*0.98" office:value-type="float" office:value="592.9" calcext:value-type="float">
            <text:p>592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630" calcext:value-type="float">
            <text:p>630</text:p>
          </table:table-cell>
          <table:table-cell table:formula="of:=[.I149]*7812/8192" office:value-type="float" office:value="581.7041015625" calcext:value-type="float">
            <text:p>581.7041015625</text:p>
          </table:table-cell>
          <table:table-cell table:formula="of:=[.N149]*1.02" office:value-type="float" office:value="642.6" calcext:value-type="float">
            <text:p>642.6</text:p>
          </table:table-cell>
          <table:table-cell table:formula="of:=[.N149]*0.98" office:value-type="float" office:value="617.4" calcext:value-type="float">
            <text:p>617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682" calcext:value-type="float">
            <text:p>68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664" calcext:value-type="float">
            <text:p>66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682" calcext:value-type="float">
            <text:p>682</text:p>
          </table:table-cell>
          <table:table-cell table:formula="of:=[.I150]*7812/8192" office:value-type="float" office:value="633.19921875" calcext:value-type="float">
            <text:p>633.19921875</text:p>
          </table:table-cell>
          <table:table-cell table:formula="of:=[.N150]*1.02" office:value-type="float" office:value="695.64" calcext:value-type="float">
            <text:p>695.64</text:p>
          </table:table-cell>
          <table:table-cell table:formula="of:=[.N150]*0.98" office:value-type="float" office:value="668.36" calcext:value-type="float">
            <text:p>668.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723" calcext:value-type="float">
            <text:p>72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709" calcext:value-type="float">
            <text:p>70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723" calcext:value-type="float">
            <text:p>723</text:p>
          </table:table-cell>
          <table:table-cell table:formula="of:=[.I151]*7812/8192" office:value-type="float" office:value="676.11181640625" calcext:value-type="float">
            <text:p>676.11181640625</text:p>
          </table:table-cell>
          <table:table-cell table:formula="of:=[.N151]*1.02" office:value-type="float" office:value="737.46" calcext:value-type="float">
            <text:p>737.46</text:p>
          </table:table-cell>
          <table:table-cell table:formula="of:=[.N151]*0.98" office:value-type="float" office:value="708.54" calcext:value-type="float">
            <text:p>708.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760" calcext:value-type="float">
            <text:p>76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776" calcext:value-type="float">
            <text:p>776</text:p>
          </table:table-cell>
          <table:table-cell table:formula="of:=[.I152]*7812/8192" office:value-type="float" office:value="724.74609375" calcext:value-type="float">
            <text:p>724.74609375</text:p>
          </table:table-cell>
          <table:table-cell table:formula="of:=[.N152]*1.02" office:value-type="float" office:value="791.52" calcext:value-type="float">
            <text:p>791.52</text:p>
          </table:table-cell>
          <table:table-cell table:formula="of:=[.N152]*0.98" office:value-type="float" office:value="760.48" calcext:value-type="float">
            <text:p>760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798" calcext:value-type="float">
            <text:p>79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788" calcext:value-type="float">
            <text:p>78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798" calcext:value-type="float">
            <text:p>798</text:p>
          </table:table-cell>
          <table:table-cell table:formula="of:=[.I153]*7812/8192" office:value-type="float" office:value="751.447265625" calcext:value-type="float">
            <text:p>751.447265625</text:p>
          </table:table-cell>
          <table:table-cell table:formula="of:=[.N153]*1.02" office:value-type="float" office:value="813.96" calcext:value-type="float">
            <text:p>813.96</text:p>
          </table:table-cell>
          <table:table-cell table:formula="of:=[.N153]*0.98" office:value-type="float" office:value="782.04" calcext:value-type="float">
            <text:p>782.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852" calcext:value-type="float">
            <text:p>85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847" calcext:value-type="float">
            <text:p>84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852" calcext:value-type="float">
            <text:p>852</text:p>
          </table:table-cell>
          <table:table-cell table:formula="of:=[.I154]*7812/8192" office:value-type="float" office:value="807.71044921875" calcext:value-type="float">
            <text:p>807.71044921875</text:p>
          </table:table-cell>
          <table:table-cell table:formula="of:=[.N154]*1.02" office:value-type="float" office:value="869.04" calcext:value-type="float">
            <text:p>869.04</text:p>
          </table:table-cell>
          <table:table-cell table:formula="of:=[.N154]*0.98" office:value-type="float" office:value="834.96" calcext:value-type="float">
            <text:p>834.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889" calcext:value-type="float">
            <text:p>88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  <table:table-cell table:formula="of:=[.I155]*7812/8192" office:value-type="float" office:value="847.76220703125" calcext:value-type="float">
            <text:p>847.76220703125</text:p>
          </table:table-cell>
          <table:table-cell table:formula="of:=[.N155]*1.02" office:value-type="float" office:value="918" calcext:value-type="float">
            <text:p>918</text:p>
          </table:table-cell>
          <table:table-cell table:formula="of:=[.N155]*0.98"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963" calcext:value-type="float">
            <text:p>96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954" calcext:value-type="float">
            <text:p>95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963" calcext:value-type="float">
            <text:p>963</text:p>
          </table:table-cell>
          <table:table-cell table:formula="of:=[.I156]*7812/8192" office:value-type="float" office:value="909.7470703125" calcext:value-type="float">
            <text:p>909.7470703125</text:p>
          </table:table-cell>
          <table:table-cell table:formula="of:=[.N156]*1.02" office:value-type="float" office:value="982.26" calcext:value-type="float">
            <text:p>982.26</text:p>
          </table:table-cell>
          <table:table-cell table:formula="of:=[.N156]*0.98" office:value-type="float" office:value="943.74" calcext:value-type="float">
            <text:p>943.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958" calcext:value-type="float">
            <text:p>95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955" calcext:value-type="float">
            <text:p>95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958" calcext:value-type="float">
            <text:p>958</text:p>
          </table:table-cell>
          <table:table-cell table:formula="of:=[.I157]*7812/8192" office:value-type="float" office:value="910.70068359375" calcext:value-type="float">
            <text:p>910.70068359375</text:p>
          </table:table-cell>
          <table:table-cell table:formula="of:=[.N157]*1.02" office:value-type="float" office:value="977.16" calcext:value-type="float">
            <text:p>977.16</text:p>
          </table:table-cell>
          <table:table-cell table:formula="of:=[.N157]*0.98" office:value-type="float" office:value="938.84" calcext:value-type="float">
            <text:p>938.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011" calcext:value-type="float">
            <text:p>101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1011" calcext:value-type="float">
            <text:p>10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011" calcext:value-type="float">
            <text:p>1011</text:p>
          </table:table-cell>
          <table:table-cell table:formula="of:=[.I158]*7812/8192" office:value-type="float" office:value="964.10302734375" calcext:value-type="float">
            <text:p>964.10302734375</text:p>
          </table:table-cell>
          <table:table-cell table:formula="of:=[.N158]*1.02" office:value-type="float" office:value="1031.22" calcext:value-type="float">
            <text:p>1031.22</text:p>
          </table:table-cell>
          <table:table-cell table:formula="of:=[.N158]*0.98" office:value-type="float" office:value="990.78" calcext:value-type="float">
            <text:p>990.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054" calcext:value-type="float">
            <text:p>105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1060" calcext:value-type="float">
            <text:p>106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054" calcext:value-type="float">
            <text:p>1054</text:p>
          </table:table-cell>
          <table:table-cell table:formula="of:=[.I159]*7812/8192" office:value-type="float" office:value="1010.830078125" calcext:value-type="float">
            <text:p>1010.830078125</text:p>
          </table:table-cell>
          <table:table-cell table:formula="of:=[.N159]*1.02" office:value-type="float" office:value="1075.08" calcext:value-type="float">
            <text:p>1075.08</text:p>
          </table:table-cell>
          <table:table-cell table:formula="of:=[.N159]*0.98" office:value-type="float" office:value="1032.92" calcext:value-type="float">
            <text:p>1032.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109" calcext:value-type="float">
            <text:p>1109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1121" calcext:value-type="float">
            <text:p>112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109" calcext:value-type="float">
            <text:p>1109</text:p>
          </table:table-cell>
          <table:table-cell table:formula="of:=[.I160]*7812/8192" office:value-type="float" office:value="1069.00048828125" calcext:value-type="float">
            <text:p>1069.00048828125</text:p>
          </table:table-cell>
          <table:table-cell table:formula="of:=[.N160]*1.02" office:value-type="float" office:value="1131.18" calcext:value-type="float">
            <text:p>1131.18</text:p>
          </table:table-cell>
          <table:table-cell table:formula="of:=[.N160]*0.98" office:value-type="float" office:value="1086.82" calcext:value-type="float">
            <text:p>1086.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1146" calcext:value-type="float">
            <text:p>114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135" calcext:value-type="float">
            <text:p>1135</text:p>
          </table:table-cell>
          <table:table-cell table:formula="of:=[.I161]*7812/8192" office:value-type="float" office:value="1092.8408203125" calcext:value-type="float">
            <text:p>1092.8408203125</text:p>
          </table:table-cell>
          <table:table-cell table:formula="of:=[.N161]*1.02" office:value-type="float" office:value="1157.7" calcext:value-type="float">
            <text:p>1157.7</text:p>
          </table:table-cell>
          <table:table-cell table:formula="of:=[.N161]*0.98" office:value-type="float" office:value="1112.3" calcext:value-type="float">
            <text:p>1112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191" calcext:value-type="float">
            <text:p>119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214" calcext:value-type="float">
            <text:p>12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191" calcext:value-type="float">
            <text:p>1191</text:p>
          </table:table-cell>
          <table:table-cell table:formula="of:=[.I162]*7812/8192" office:value-type="float" office:value="1157.6865234375" calcext:value-type="float">
            <text:p>1157.6865234375</text:p>
          </table:table-cell>
          <table:table-cell table:formula="of:=[.N162]*1.02" office:value-type="float" office:value="1214.82" calcext:value-type="float">
            <text:p>1214.82</text:p>
          </table:table-cell>
          <table:table-cell table:formula="of:=[.N162]*0.98" office:value-type="float" office:value="1167.18" calcext:value-type="float">
            <text:p>1167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254" calcext:value-type="float">
            <text:p>125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1263" calcext:value-type="float">
            <text:p>126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254" calcext:value-type="float">
            <text:p>1254</text:p>
          </table:table-cell>
          <table:table-cell table:formula="of:=[.I163]*7812/8192" office:value-type="float" office:value="1204.41357421875" calcext:value-type="float">
            <text:p>1204.41357421875</text:p>
          </table:table-cell>
          <table:table-cell table:formula="of:=[.N163]*1.02" office:value-type="float" office:value="1279.08" calcext:value-type="float">
            <text:p>1279.08</text:p>
          </table:table-cell>
          <table:table-cell table:formula="of:=[.N163]*0.98" office:value-type="float" office:value="1228.92" calcext:value-type="float">
            <text:p>1228.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318" calcext:value-type="float">
            <text:p>1318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1326" calcext:value-type="float">
            <text:p>132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318" calcext:value-type="float">
            <text:p>1318</text:p>
          </table:table-cell>
          <table:table-cell table:formula="of:=[.I164]*7812/8192" office:value-type="float" office:value="1264.4912109375" calcext:value-type="float">
            <text:p>1264.4912109375</text:p>
          </table:table-cell>
          <table:table-cell table:formula="of:=[.N164]*1.02" office:value-type="float" office:value="1344.36" calcext:value-type="float">
            <text:p>1344.36</text:p>
          </table:table-cell>
          <table:table-cell table:formula="of:=[.N164]*0.98" office:value-type="float" office:value="1291.64" calcext:value-type="float">
            <text:p>1291.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341" calcext:value-type="float">
            <text:p>134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1350" calcext:value-type="float">
            <text:p>13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341" calcext:value-type="float">
            <text:p>1341</text:p>
          </table:table-cell>
          <table:table-cell table:formula="of:=[.I165]*7812/8192" office:value-type="float" office:value="1287.3779296875" calcext:value-type="float">
            <text:p>1287.3779296875</text:p>
          </table:table-cell>
          <table:table-cell table:formula="of:=[.N165]*1.02" office:value-type="float" office:value="1367.82" calcext:value-type="float">
            <text:p>1367.82</text:p>
          </table:table-cell>
          <table:table-cell table:formula="of:=[.N165]*0.98" office:value-type="float" office:value="1314.18" calcext:value-type="float">
            <text:p>1314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393" calcext:value-type="float">
            <text:p>139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1406" calcext:value-type="float">
            <text:p>140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393" calcext:value-type="float">
            <text:p>1393</text:p>
          </table:table-cell>
          <table:table-cell table:formula="of:=[.I166]*7812/8192" office:value-type="float" office:value="1340.7802734375" calcext:value-type="float">
            <text:p>1340.7802734375</text:p>
          </table:table-cell>
          <table:table-cell table:formula="of:=[.N166]*1.02" office:value-type="float" office:value="1420.86" calcext:value-type="float">
            <text:p>1420.86</text:p>
          </table:table-cell>
          <table:table-cell table:formula="of:=[.N166]*0.98" office:value-type="float" office:value="1365.14" calcext:value-type="float">
            <text:p>1365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442" calcext:value-type="float">
            <text:p>144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1462" calcext:value-type="float">
            <text:p>146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442" calcext:value-type="float">
            <text:p>1442</text:p>
          </table:table-cell>
          <table:table-cell table:formula="of:=[.I167]*7812/8192" office:value-type="float" office:value="1394.1826171875" calcext:value-type="float">
            <text:p>1394.1826171875</text:p>
          </table:table-cell>
          <table:table-cell table:formula="of:=[.N167]*1.02" office:value-type="float" office:value="1470.84" calcext:value-type="float">
            <text:p>1470.84</text:p>
          </table:table-cell>
          <table:table-cell table:formula="of:=[.N167]*0.98" office:value-type="float" office:value="1413.16" calcext:value-type="float">
            <text:p>1413.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512" calcext:value-type="float">
            <text:p>15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1525" calcext:value-type="float">
            <text:p>15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512" calcext:value-type="float">
            <text:p>1512</text:p>
          </table:table-cell>
          <table:table-cell table:formula="of:=[.I168]*7812/8192" office:value-type="float" office:value="1454.26025390625" calcext:value-type="float">
            <text:p>1454.26025390625</text:p>
          </table:table-cell>
          <table:table-cell table:formula="of:=[.N168]*1.02" office:value-type="float" office:value="1542.24" calcext:value-type="float">
            <text:p>1542.24</text:p>
          </table:table-cell>
          <table:table-cell table:formula="of:=[.N168]*0.98" office:value-type="float" office:value="1481.76" calcext:value-type="float">
            <text:p>1481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544" calcext:value-type="float">
            <text:p>154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1552" calcext:value-type="float">
            <text:p>155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544" calcext:value-type="float">
            <text:p>1544</text:p>
          </table:table-cell>
          <table:table-cell table:formula="of:=[.I169]*7812/8192" office:value-type="float" office:value="1480.0078125" calcext:value-type="float">
            <text:p>1480.0078125</text:p>
          </table:table-cell>
          <table:table-cell table:formula="of:=[.N169]*1.02" office:value-type="float" office:value="1574.88" calcext:value-type="float">
            <text:p>1574.88</text:p>
          </table:table-cell>
          <table:table-cell table:formula="of:=[.N169]*0.98" office:value-type="float" office:value="1513.12" calcext:value-type="float">
            <text:p>1513.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1624" calcext:value-type="float">
            <text:p>162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607" calcext:value-type="float">
            <text:p>1607</text:p>
          </table:table-cell>
          <table:table-cell table:formula="of:=[.I170]*7812/8192" office:value-type="float" office:value="1548.66796875" calcext:value-type="float">
            <text:p>1548.66796875</text:p>
          </table:table-cell>
          <table:table-cell table:formula="of:=[.N170]*1.02" office:value-type="float" office:value="1639.14" calcext:value-type="float">
            <text:p>1639.14</text:p>
          </table:table-cell>
          <table:table-cell table:formula="of:=[.N170]*0.98" office:value-type="float" office:value="1574.86" calcext:value-type="float">
            <text:p>1574.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655" calcext:value-type="float">
            <text:p>165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1675" calcext:value-type="float">
            <text:p>167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655" calcext:value-type="float">
            <text:p>1655</text:p>
          </table:table-cell>
          <table:table-cell table:formula="of:=[.I171]*7812/8192" office:value-type="float" office:value="1597.30224609375" calcext:value-type="float">
            <text:p>1597.30224609375</text:p>
          </table:table-cell>
          <table:table-cell table:formula="of:=[.N171]*1.02" office:value-type="float" office:value="1688.1" calcext:value-type="float">
            <text:p>1688.1</text:p>
          </table:table-cell>
          <table:table-cell table:formula="of:=[.N171]*0.98" office:value-type="float" office:value="1621.9" calcext:value-type="float">
            <text:p>1621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723" calcext:value-type="float">
            <text:p>172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1749" calcext:value-type="float">
            <text:p>174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723" calcext:value-type="float">
            <text:p>1723</text:p>
          </table:table-cell>
          <table:table-cell table:formula="of:=[.I172]*7812/8192" office:value-type="float" office:value="1667.86962890625" calcext:value-type="float">
            <text:p>1667.86962890625</text:p>
          </table:table-cell>
          <table:table-cell table:formula="of:=[.N172]*1.02" office:value-type="float" office:value="1757.46" calcext:value-type="float">
            <text:p>1757.46</text:p>
          </table:table-cell>
          <table:table-cell table:formula="of:=[.N172]*0.98" office:value-type="float" office:value="1688.54" calcext:value-type="float">
            <text:p>1688.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717" calcext:value-type="float">
            <text:p>17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1749" calcext:value-type="float">
            <text:p>174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717" calcext:value-type="float">
            <text:p>1717</text:p>
          </table:table-cell>
          <table:table-cell table:formula="of:=[.I173]*7812/8192" office:value-type="float" office:value="1667.86962890625" calcext:value-type="float">
            <text:p>1667.86962890625</text:p>
          </table:table-cell>
          <table:table-cell table:formula="of:=[.N173]*1.02" office:value-type="float" office:value="1751.34" calcext:value-type="float">
            <text:p>1751.34</text:p>
          </table:table-cell>
          <table:table-cell table:formula="of:=[.N173]*0.98" office:value-type="float" office:value="1682.66" calcext:value-type="float">
            <text:p>1682.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790" calcext:value-type="float">
            <text:p>179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1826" calcext:value-type="float">
            <text:p>182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790" calcext:value-type="float">
            <text:p>1790</text:p>
          </table:table-cell>
          <table:table-cell table:formula="of:=[.I174]*7812/8192" office:value-type="float" office:value="1741.2978515625" calcext:value-type="float">
            <text:p>1741.2978515625</text:p>
          </table:table-cell>
          <table:table-cell table:formula="of:=[.N174]*1.02" office:value-type="float" office:value="1825.8" calcext:value-type="float">
            <text:p>1825.8</text:p>
          </table:table-cell>
          <table:table-cell table:formula="of:=[.N174]*0.98" office:value-type="float" office:value="1754.2" calcext:value-type="float">
            <text:p>1754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839" calcext:value-type="float">
            <text:p>1839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1882" calcext:value-type="float">
            <text:p>188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1839" calcext:value-type="float">
            <text:p>1839</text:p>
          </table:table-cell>
          <table:table-cell table:formula="of:=[.I175]*7812/8192" office:value-type="float" office:value="1794.7001953125" calcext:value-type="float">
            <text:p>1794.7001953125</text:p>
          </table:table-cell>
          <table:table-cell table:formula="of:=[.N175]*1.02" office:value-type="float" office:value="1875.78" calcext:value-type="float">
            <text:p>1875.78</text:p>
          </table:table-cell>
          <table:table-cell table:formula="of:=[.N175]*0.98" office:value-type="float" office:value="1802.22" calcext:value-type="float">
            <text:p>1802.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906" calcext:value-type="float">
            <text:p>1906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1949" calcext:value-type="float">
            <text:p>194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906" calcext:value-type="float">
            <text:p>1906</text:p>
          </table:table-cell>
          <table:table-cell table:formula="of:=[.I176]*7812/8192" office:value-type="float" office:value="1858.59228515625" calcext:value-type="float">
            <text:p>1858.59228515625</text:p>
          </table:table-cell>
          <table:table-cell table:formula="of:=[.N176]*1.02" office:value-type="float" office:value="1944.12" calcext:value-type="float">
            <text:p>1944.12</text:p>
          </table:table-cell>
          <table:table-cell table:formula="of:=[.N176]*0.98" office:value-type="float" office:value="1867.88" calcext:value-type="float">
            <text:p>1867.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941" calcext:value-type="float">
            <text:p>194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1988" calcext:value-type="float">
            <text:p>198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941" calcext:value-type="float">
            <text:p>1941</text:p>
          </table:table-cell>
          <table:table-cell table:formula="of:=[.I177]*7812/8192" office:value-type="float" office:value="1895.783203125" calcext:value-type="float">
            <text:p>1895.783203125</text:p>
          </table:table-cell>
          <table:table-cell table:formula="of:=[.N177]*1.02" office:value-type="float" office:value="1979.82" calcext:value-type="float">
            <text:p>1979.82</text:p>
          </table:table-cell>
          <table:table-cell table:formula="of:=[.N177]*0.98" office:value-type="float" office:value="1902.18" calcext:value-type="float">
            <text:p>1902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2060" calcext:value-type="float">
            <text:p>20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018" calcext:value-type="float">
            <text:p>2018</text:p>
          </table:table-cell>
          <table:table-cell table:formula="of:=[.I178]*7812/8192" office:value-type="float" office:value="1964.443359375" calcext:value-type="float">
            <text:p>1964.443359375</text:p>
          </table:table-cell>
          <table:table-cell table:formula="of:=[.N178]*1.02" office:value-type="float" office:value="2058.36" calcext:value-type="float">
            <text:p>2058.36</text:p>
          </table:table-cell>
          <table:table-cell table:formula="of:=[.N178]*0.98" office:value-type="float" office:value="1977.64" calcext:value-type="float">
            <text:p>1977.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64" calcext:value-type="float">
            <text:p>206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122" calcext:value-type="float">
            <text:p>21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2064" calcext:value-type="float">
            <text:p>2064</text:p>
          </table:table-cell>
          <table:table-cell table:formula="of:=[.I179]*7812/8192" office:value-type="float" office:value="2023.5673828125" calcext:value-type="float">
            <text:p>2023.5673828125</text:p>
          </table:table-cell>
          <table:table-cell table:formula="of:=[.N179]*1.02" office:value-type="float" office:value="2105.28" calcext:value-type="float">
            <text:p>2105.28</text:p>
          </table:table-cell>
          <table:table-cell table:formula="of:=[.N179]*0.98" office:value-type="float" office:value="2022.72" calcext:value-type="float">
            <text:p>2022.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138" calcext:value-type="float">
            <text:p>2138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2187" calcext:value-type="float">
            <text:p>218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2138" calcext:value-type="float">
            <text:p>2138</text:p>
          </table:table-cell>
          <table:table-cell table:formula="of:=[.I180]*7812/8192" office:value-type="float" office:value="2085.55224609375" calcext:value-type="float">
            <text:p>2085.55224609375</text:p>
          </table:table-cell>
          <table:table-cell table:formula="of:=[.N180]*1.02" office:value-type="float" office:value="2180.76" calcext:value-type="float">
            <text:p>2180.76</text:p>
          </table:table-cell>
          <table:table-cell table:formula="of:=[.N180]*0.98" office:value-type="float" office:value="2095.24" calcext:value-type="float">
            <text:p>2095.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166" calcext:value-type="float">
            <text:p>2166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2207" calcext:value-type="float">
            <text:p>220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166" calcext:value-type="float">
            <text:p>2166</text:p>
          </table:table-cell>
          <table:table-cell table:formula="of:=[.I181]*7812/8192" office:value-type="float" office:value="2104.62451171875" calcext:value-type="float">
            <text:p>2104.62451171875</text:p>
          </table:table-cell>
          <table:table-cell table:formula="of:=[.N181]*1.02" office:value-type="float" office:value="2209.32" calcext:value-type="float">
            <text:p>2209.32</text:p>
          </table:table-cell>
          <table:table-cell table:formula="of:=[.N181]*0.98" office:value-type="float" office:value="2122.68" calcext:value-type="float">
            <text:p>2122.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230" calcext:value-type="float">
            <text:p>223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2286" calcext:value-type="float">
            <text:p>228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2230" calcext:value-type="float">
            <text:p>2230</text:p>
          </table:table-cell>
          <table:table-cell table:formula="of:=[.I182]*7812/8192" office:value-type="float" office:value="2179.9599609375" calcext:value-type="float">
            <text:p>2179.9599609375</text:p>
          </table:table-cell>
          <table:table-cell table:formula="of:=[.N182]*1.02" office:value-type="float" office:value="2274.6" calcext:value-type="float">
            <text:p>2274.6</text:p>
          </table:table-cell>
          <table:table-cell table:formula="of:=[.N182]*0.98" office:value-type="float" office:value="2185.4" calcext:value-type="float">
            <text:p>2185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294" calcext:value-type="float">
            <text:p>229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2347" calcext:value-type="float">
            <text:p>234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2294" calcext:value-type="float">
            <text:p>2294</text:p>
          </table:table-cell>
          <table:table-cell table:formula="of:=[.I183]*7812/8192" office:value-type="float" office:value="2238.13037109375" calcext:value-type="float">
            <text:p>2238.13037109375</text:p>
          </table:table-cell>
          <table:table-cell table:formula="of:=[.N183]*1.02" office:value-type="float" office:value="2339.88" calcext:value-type="float">
            <text:p>2339.88</text:p>
          </table:table-cell>
          <table:table-cell table:formula="of:=[.N183]*0.98" office:value-type="float" office:value="2248.12" calcext:value-type="float">
            <text:p>2248.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371" calcext:value-type="float">
            <text:p>237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2432" calcext:value-type="float">
            <text:p>243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2371" calcext:value-type="float">
            <text:p>2371</text:p>
          </table:table-cell>
          <table:table-cell table:formula="of:=[.I184]*7812/8192" office:value-type="float" office:value="2319.1875" calcext:value-type="float">
            <text:p>2319.1875</text:p>
          </table:table-cell>
          <table:table-cell table:formula="of:=[.N184]*1.02" office:value-type="float" office:value="2418.42" calcext:value-type="float">
            <text:p>2418.42</text:p>
          </table:table-cell>
          <table:table-cell table:formula="of:=[.N184]*0.98" office:value-type="float" office:value="2323.58" calcext:value-type="float">
            <text:p>2323.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2414" calcext:value-type="float">
            <text:p>241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2462" calcext:value-type="float">
            <text:p>246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2414" calcext:value-type="float">
            <text:p>2414</text:p>
          </table:table-cell>
          <table:table-cell table:formula="of:=[.I185]*7812/8192" office:value-type="float" office:value="2347.7958984375" calcext:value-type="float">
            <text:p>2347.7958984375</text:p>
          </table:table-cell>
          <table:table-cell table:formula="of:=[.N185]*1.02" office:value-type="float" office:value="2462.28" calcext:value-type="float">
            <text:p>2462.28</text:p>
          </table:table-cell>
          <table:table-cell table:formula="of:=[.N185]*0.98" office:value-type="float" office:value="2365.72" calcext:value-type="float">
            <text:p>2365.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491" calcext:value-type="float">
            <text:p>249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2544" calcext:value-type="float">
            <text:p>254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491" calcext:value-type="float">
            <text:p>2491</text:p>
          </table:table-cell>
          <table:table-cell table:formula="of:=[.I186]*7812/8192" office:value-type="float" office:value="2425.9921875" calcext:value-type="float">
            <text:p>2425.9921875</text:p>
          </table:table-cell>
          <table:table-cell table:formula="of:=[.N186]*1.02" office:value-type="float" office:value="2540.82" calcext:value-type="float">
            <text:p>2540.82</text:p>
          </table:table-cell>
          <table:table-cell table:formula="of:=[.N186]*0.98" office:value-type="float" office:value="2441.18" calcext:value-type="float">
            <text:p>2441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557" calcext:value-type="float">
            <text:p>255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2617" calcext:value-type="float">
            <text:p>261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2557" calcext:value-type="float">
            <text:p>2557</text:p>
          </table:table-cell>
          <table:table-cell table:formula="of:=[.I187]*7812/8192" office:value-type="float" office:value="2495.60595703125" calcext:value-type="float">
            <text:p>2495.60595703125</text:p>
          </table:table-cell>
          <table:table-cell table:formula="of:=[.N187]*1.02" office:value-type="float" office:value="2608.14" calcext:value-type="float">
            <text:p>2608.14</text:p>
          </table:table-cell>
          <table:table-cell table:formula="of:=[.N187]*0.98" office:value-type="float" office:value="2505.86" calcext:value-type="float">
            <text:p>2505.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630" calcext:value-type="float">
            <text:p>263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2697" calcext:value-type="float">
            <text:p>269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2630" calcext:value-type="float">
            <text:p>2630</text:p>
          </table:table-cell>
          <table:table-cell table:formula="of:=[.I188]*7812/8192" office:value-type="float" office:value="2571.89501953125" calcext:value-type="float">
            <text:p>2571.89501953125</text:p>
          </table:table-cell>
          <table:table-cell table:formula="of:=[.N188]*1.02" office:value-type="float" office:value="2682.6" calcext:value-type="float">
            <text:p>2682.6</text:p>
          </table:table-cell>
          <table:table-cell table:formula="of:=[.N188]*0.98" office:value-type="float" office:value="2577.4" calcext:value-type="float">
            <text:p>2577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622" calcext:value-type="float">
            <text:p>262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703" calcext:value-type="float">
            <text:p>270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622" calcext:value-type="float">
            <text:p>2622</text:p>
          </table:table-cell>
          <table:table-cell table:formula="of:=[.I189]*7812/8192" office:value-type="float" office:value="2577.61669921875" calcext:value-type="float">
            <text:p>2577.61669921875</text:p>
          </table:table-cell>
          <table:table-cell table:formula="of:=[.N189]*1.02" office:value-type="float" office:value="2674.44" calcext:value-type="float">
            <text:p>2674.44</text:p>
          </table:table-cell>
          <table:table-cell table:formula="of:=[.N189]*0.98" office:value-type="float" office:value="2569.56" calcext:value-type="float">
            <text:p>2569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702" calcext:value-type="float">
            <text:p>270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2783" calcext:value-type="float">
            <text:p>278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702" calcext:value-type="float">
            <text:p>2702</text:p>
          </table:table-cell>
          <table:table-cell table:formula="of:=[.I190]*7812/8192" office:value-type="float" office:value="2653.90576171875" calcext:value-type="float">
            <text:p>2653.90576171875</text:p>
          </table:table-cell>
          <table:table-cell table:formula="of:=[.N190]*1.02" office:value-type="float" office:value="2756.04" calcext:value-type="float">
            <text:p>2756.04</text:p>
          </table:table-cell>
          <table:table-cell table:formula="of:=[.N190]*0.98" office:value-type="float" office:value="2647.96" calcext:value-type="float">
            <text:p>2647.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766" calcext:value-type="float">
            <text:p>276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2850" calcext:value-type="float">
            <text:p>285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766" calcext:value-type="float">
            <text:p>2766</text:p>
          </table:table-cell>
          <table:table-cell table:formula="of:=[.I191]*7812/8192" office:value-type="float" office:value="2717.7978515625" calcext:value-type="float">
            <text:p>2717.7978515625</text:p>
          </table:table-cell>
          <table:table-cell table:formula="of:=[.N191]*1.02" office:value-type="float" office:value="2821.32" calcext:value-type="float">
            <text:p>2821.32</text:p>
          </table:table-cell>
          <table:table-cell table:formula="of:=[.N191]*0.98" office:value-type="float" office:value="2710.68" calcext:value-type="float">
            <text:p>2710.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850" calcext:value-type="float">
            <text:p>28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2936" calcext:value-type="float">
            <text:p>293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850" calcext:value-type="float">
            <text:p>2850</text:p>
          </table:table-cell>
          <table:table-cell table:formula="of:=[.I192]*7812/8192" office:value-type="float" office:value="2799.80859375" calcext:value-type="float">
            <text:p>2799.80859375</text:p>
          </table:table-cell>
          <table:table-cell table:formula="of:=[.N192]*1.02" office:value-type="float" office:value="2907" calcext:value-type="float">
            <text:p>2907</text:p>
          </table:table-cell>
          <table:table-cell table:formula="of:=[.N192]*0.98"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891" calcext:value-type="float">
            <text:p>2891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2983" calcext:value-type="float">
            <text:p>298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2891" calcext:value-type="float">
            <text:p>2891</text:p>
          </table:table-cell>
          <table:table-cell table:formula="of:=[.I193]*7812/8192" office:value-type="float" office:value="2844.62841796875" calcext:value-type="float">
            <text:p>2844.62841796875</text:p>
          </table:table-cell>
          <table:table-cell table:formula="of:=[.N193]*1.02" office:value-type="float" office:value="2948.82" calcext:value-type="float">
            <text:p>2948.82</text:p>
          </table:table-cell>
          <table:table-cell table:formula="of:=[.N193]*0.98" office:value-type="float" office:value="2833.18" calcext:value-type="float">
            <text:p>2833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972" calcext:value-type="float">
            <text:p>297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3069" calcext:value-type="float">
            <text:p>306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2972" calcext:value-type="float">
            <text:p>2972</text:p>
          </table:table-cell>
          <table:table-cell table:formula="of:=[.I194]*7812/8192" office:value-type="float" office:value="2926.63916015625" calcext:value-type="float">
            <text:p>2926.63916015625</text:p>
          </table:table-cell>
          <table:table-cell table:formula="of:=[.N194]*1.02" office:value-type="float" office:value="3031.44" calcext:value-type="float">
            <text:p>3031.44</text:p>
          </table:table-cell>
          <table:table-cell table:formula="of:=[.N194]*0.98" office:value-type="float" office:value="2912.56" calcext:value-type="float">
            <text:p>2912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3048" calcext:value-type="float">
            <text:p>3048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3135" calcext:value-type="float">
            <text:p>313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048" calcext:value-type="float">
            <text:p>3048</text:p>
          </table:table-cell>
          <table:table-cell table:formula="of:=[.I195]*7812/8192" office:value-type="float" office:value="2989.57763671875" calcext:value-type="float">
            <text:p>2989.57763671875</text:p>
          </table:table-cell>
          <table:table-cell table:formula="of:=[.N195]*1.02" office:value-type="float" office:value="3108.96" calcext:value-type="float">
            <text:p>3108.96</text:p>
          </table:table-cell>
          <table:table-cell table:formula="of:=[.N195]*0.98" office:value-type="float" office:value="2987.04" calcext:value-type="float">
            <text:p>2987.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3139" calcext:value-type="float">
            <text:p>313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3220" calcext:value-type="float">
            <text:p>32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3139" calcext:value-type="float">
            <text:p>3139</text:p>
          </table:table-cell>
          <table:table-cell table:formula="of:=[.I196]*7812/8192" office:value-type="float" office:value="3070.634765625" calcext:value-type="float">
            <text:p>3070.634765625</text:p>
          </table:table-cell>
          <table:table-cell table:formula="of:=[.N196]*1.02" office:value-type="float" office:value="3201.78" calcext:value-type="float">
            <text:p>3201.78</text:p>
          </table:table-cell>
          <table:table-cell table:formula="of:=[.N196]*0.98" office:value-type="float" office:value="3076.22" calcext:value-type="float">
            <text:p>3076.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3157" calcext:value-type="float">
            <text:p>315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3248" calcext:value-type="float">
            <text:p>324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157" calcext:value-type="float">
            <text:p>3157</text:p>
          </table:table-cell>
          <table:table-cell table:formula="of:=[.I197]*7812/8192" office:value-type="float" office:value="3097.3359375" calcext:value-type="float">
            <text:p>3097.3359375</text:p>
          </table:table-cell>
          <table:table-cell table:formula="of:=[.N197]*1.02" office:value-type="float" office:value="3220.14" calcext:value-type="float">
            <text:p>3220.14</text:p>
          </table:table-cell>
          <table:table-cell table:formula="of:=[.N197]*0.98" office:value-type="float" office:value="3093.86" calcext:value-type="float">
            <text:p>3093.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3238" calcext:value-type="float">
            <text:p>3238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3356" calcext:value-type="float">
            <text:p>335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238" calcext:value-type="float">
            <text:p>3238</text:p>
          </table:table-cell>
          <table:table-cell table:formula="of:=[.I198]*7812/8192" office:value-type="float" office:value="3200.326171875" calcext:value-type="float">
            <text:p>3200.326171875</text:p>
          </table:table-cell>
          <table:table-cell table:formula="of:=[.N198]*1.02" office:value-type="float" office:value="3302.76" calcext:value-type="float">
            <text:p>3302.76</text:p>
          </table:table-cell>
          <table:table-cell table:formula="of:=[.N198]*0.98" office:value-type="float" office:value="3173.24" calcext:value-type="float">
            <text:p>3173.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318" calcext:value-type="float">
            <text:p>3318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3426" calcext:value-type="float">
            <text:p>342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318" calcext:value-type="float">
            <text:p>3318</text:p>
          </table:table-cell>
          <table:table-cell table:formula="of:=[.I199]*7812/8192" office:value-type="float" office:value="3267.0791015625" calcext:value-type="float">
            <text:p>3267.0791015625</text:p>
          </table:table-cell>
          <table:table-cell table:formula="of:=[.N199]*1.02" office:value-type="float" office:value="3384.36" calcext:value-type="float">
            <text:p>3384.36</text:p>
          </table:table-cell>
          <table:table-cell table:formula="of:=[.N199]*0.98" office:value-type="float" office:value="3251.64" calcext:value-type="float">
            <text:p>3251.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3404" calcext:value-type="float">
            <text:p>3404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3512" calcext:value-type="float">
            <text:p>351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3404" calcext:value-type="float">
            <text:p>3404</text:p>
          </table:table-cell>
          <table:table-cell table:formula="of:=[.I200]*7812/8192" office:value-type="float" office:value="3349.08984375" calcext:value-type="float">
            <text:p>3349.08984375</text:p>
          </table:table-cell>
          <table:table-cell table:formula="of:=[.N200]*1.02" office:value-type="float" office:value="3472.08" calcext:value-type="float">
            <text:p>3472.08</text:p>
          </table:table-cell>
          <table:table-cell table:formula="of:=[.N200]*0.98" office:value-type="float" office:value="3335.92" calcext:value-type="float">
            <text:p>3335.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3454" calcext:value-type="float">
            <text:p>3454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3570" calcext:value-type="float">
            <text:p>357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454" calcext:value-type="float">
            <text:p>3454</text:p>
          </table:table-cell>
          <table:table-cell table:formula="of:=[.I201]*7812/8192" office:value-type="float" office:value="3404.3994140625" calcext:value-type="float">
            <text:p>3404.3994140625</text:p>
          </table:table-cell>
          <table:table-cell table:formula="of:=[.N201]*1.02" office:value-type="float" office:value="3523.08" calcext:value-type="float">
            <text:p>3523.08</text:p>
          </table:table-cell>
          <table:table-cell table:formula="of:=[.N201]*0.98" office:value-type="float" office:value="3384.92" calcext:value-type="float">
            <text:p>3384.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3545" calcext:value-type="float">
            <text:p>354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3664" calcext:value-type="float">
            <text:p>366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3545" calcext:value-type="float">
            <text:p>3545</text:p>
          </table:table-cell>
          <table:table-cell table:formula="of:=[.I202]*7812/8192" office:value-type="float" office:value="3494.0390625" calcext:value-type="float">
            <text:p>3494.0390625</text:p>
          </table:table-cell>
          <table:table-cell table:formula="of:=[.N202]*1.02" office:value-type="float" office:value="3615.9" calcext:value-type="float">
            <text:p>3615.9</text:p>
          </table:table-cell>
          <table:table-cell table:formula="of:=[.N202]*0.98" office:value-type="float" office:value="3474.1" calcext:value-type="float">
            <text:p>3474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3632" calcext:value-type="float">
            <text:p>363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3736" calcext:value-type="float">
            <text:p>3736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3632" calcext:value-type="float">
            <text:p>3632</text:p>
          </table:table-cell>
          <table:table-cell table:formula="of:=[.I203]*7812/8192" office:value-type="float" office:value="3562.69921875" calcext:value-type="float">
            <text:p>3562.69921875</text:p>
          </table:table-cell>
          <table:table-cell table:formula="of:=[.N203]*1.02" office:value-type="float" office:value="3704.64" calcext:value-type="float">
            <text:p>3704.64</text:p>
          </table:table-cell>
          <table:table-cell table:formula="of:=[.N203]*0.98" office:value-type="float" office:value="3559.36" calcext:value-type="float">
            <text:p>3559.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3725" calcext:value-type="float">
            <text:p>3725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3836" calcext:value-type="float">
            <text:p>383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3725" calcext:value-type="float">
            <text:p>3725</text:p>
          </table:table-cell>
          <table:table-cell table:formula="of:=[.I204]*7812/8192" office:value-type="float" office:value="3658.060546875" calcext:value-type="float">
            <text:p>3658.060546875</text:p>
          </table:table-cell>
          <table:table-cell table:formula="of:=[.N204]*1.02" office:value-type="float" office:value="3799.5" calcext:value-type="float">
            <text:p>3799.5</text:p>
          </table:table-cell>
          <table:table-cell table:formula="of:=[.N204]*0.98" office:value-type="float" office:value="3650.5" calcext:value-type="float">
            <text:p>365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3726" calcext:value-type="float">
            <text:p>3726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3841" calcext:value-type="float">
            <text:p>384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726" calcext:value-type="float">
            <text:p>3726</text:p>
          </table:table-cell>
          <table:table-cell table:formula="of:=[.I205]*7812/8192" office:value-type="float" office:value="3662.82861328125" calcext:value-type="float">
            <text:p>3662.82861328125</text:p>
          </table:table-cell>
          <table:table-cell table:formula="of:=[.N205]*1.02" office:value-type="float" office:value="3800.52" calcext:value-type="float">
            <text:p>3800.52</text:p>
          </table:table-cell>
          <table:table-cell table:formula="of:=[.N205]*0.98" office:value-type="float" office:value="3651.48" calcext:value-type="float">
            <text:p>3651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3824" calcext:value-type="float">
            <text:p>382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3943" calcext:value-type="float">
            <text:p>394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3824" calcext:value-type="float">
            <text:p>3824</text:p>
          </table:table-cell>
          <table:table-cell table:formula="of:=[.I206]*7812/8192" office:value-type="float" office:value="3760.09716796875" calcext:value-type="float">
            <text:p>3760.09716796875</text:p>
          </table:table-cell>
          <table:table-cell table:formula="of:=[.N206]*1.02" office:value-type="float" office:value="3900.48" calcext:value-type="float">
            <text:p>3900.48</text:p>
          </table:table-cell>
          <table:table-cell table:formula="of:=[.N206]*0.98" office:value-type="float" office:value="3747.52" calcext:value-type="float">
            <text:p>3747.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3900" calcext:value-type="float">
            <text:p>39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4023" calcext:value-type="float">
            <text:p>40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900" calcext:value-type="float">
            <text:p>3900</text:p>
          </table:table-cell>
          <table:table-cell table:formula="of:=[.I207]*7812/8192" office:value-type="float" office:value="3836.38623046875" calcext:value-type="float">
            <text:p>3836.38623046875</text:p>
          </table:table-cell>
          <table:table-cell table:formula="of:=[.N207]*1.02" office:value-type="float" office:value="3978" calcext:value-type="float">
            <text:p>3978</text:p>
          </table:table-cell>
          <table:table-cell table:formula="of:=[.N207]*0.98"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4005" calcext:value-type="float">
            <text:p>400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4120" calcext:value-type="float">
            <text:p>41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4005" calcext:value-type="float">
            <text:p>4005</text:p>
          </table:table-cell>
          <table:table-cell table:formula="of:=[.I208]*7812/8192" office:value-type="float" office:value="3928.88671875" calcext:value-type="float">
            <text:p>3928.88671875</text:p>
          </table:table-cell>
          <table:table-cell table:formula="of:=[.N208]*1.02" office:value-type="float" office:value="4085.1" calcext:value-type="float">
            <text:p>4085.1</text:p>
          </table:table-cell>
          <table:table-cell table:formula="of:=[.N208]*0.98" office:value-type="float" office:value="3924.9" calcext:value-type="float">
            <text:p>3924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049" calcext:value-type="float">
            <text:p>404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4183" calcext:value-type="float">
            <text:p>418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049" calcext:value-type="float">
            <text:p>4049</text:p>
          </table:table-cell>
          <table:table-cell table:formula="of:=[.I209]*7812/8192" office:value-type="float" office:value="3988.96435546875" calcext:value-type="float">
            <text:p>3988.96435546875</text:p>
          </table:table-cell>
          <table:table-cell table:formula="of:=[.N209]*1.02" office:value-type="float" office:value="4129.98" calcext:value-type="float">
            <text:p>4129.98</text:p>
          </table:table-cell>
          <table:table-cell table:formula="of:=[.N209]*0.98" office:value-type="float" office:value="3968.02" calcext:value-type="float">
            <text:p>3968.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4160" calcext:value-type="float">
            <text:p>416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4299" calcext:value-type="float">
            <text:p>429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160" calcext:value-type="float">
            <text:p>4160</text:p>
          </table:table-cell>
          <table:table-cell table:formula="of:=[.I210]*7812/8192" office:value-type="float" office:value="4099.58349609375" calcext:value-type="float">
            <text:p>4099.58349609375</text:p>
          </table:table-cell>
          <table:table-cell table:formula="of:=[.N210]*1.02" office:value-type="float" office:value="4243.2" calcext:value-type="float">
            <text:p>4243.2</text:p>
          </table:table-cell>
          <table:table-cell table:formula="of:=[.N210]*0.98" office:value-type="float" office:value="4076.8" calcext:value-type="float">
            <text:p>4076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4236" calcext:value-type="float">
            <text:p>4236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4365" calcext:value-type="float">
            <text:p>436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4236" calcext:value-type="float">
            <text:p>4236</text:p>
          </table:table-cell>
          <table:table-cell table:formula="of:=[.I211]*7812/8192" office:value-type="float" office:value="4162.52197265625" calcext:value-type="float">
            <text:p>4162.52197265625</text:p>
          </table:table-cell>
          <table:table-cell table:formula="of:=[.N211]*1.02" office:value-type="float" office:value="4320.72" calcext:value-type="float">
            <text:p>4320.72</text:p>
          </table:table-cell>
          <table:table-cell table:formula="of:=[.N211]*0.98" office:value-type="float" office:value="4151.28" calcext:value-type="float">
            <text:p>4151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4344" calcext:value-type="float">
            <text:p>434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4491" calcext:value-type="float">
            <text:p>449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344" calcext:value-type="float">
            <text:p>4344</text:p>
          </table:table-cell>
          <table:table-cell table:formula="of:=[.I212]*7812/8192" office:value-type="float" office:value="4282.67724609375" calcext:value-type="float">
            <text:p>4282.67724609375</text:p>
          </table:table-cell>
          <table:table-cell table:formula="of:=[.N212]*1.02" office:value-type="float" office:value="4430.88" calcext:value-type="float">
            <text:p>4430.88</text:p>
          </table:table-cell>
          <table:table-cell table:formula="of:=[.N212]*0.98" office:value-type="float" office:value="4257.12" calcext:value-type="float">
            <text:p>4257.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4369" calcext:value-type="float">
            <text:p>436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4509" calcext:value-type="float">
            <text:p>4509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4369" calcext:value-type="float">
            <text:p>4369</text:p>
          </table:table-cell>
          <table:table-cell table:formula="of:=[.I213]*7812/8192" office:value-type="float" office:value="4299.84228515625" calcext:value-type="float">
            <text:p>4299.84228515625</text:p>
          </table:table-cell>
          <table:table-cell table:formula="of:=[.N213]*1.02" office:value-type="float" office:value="4456.38" calcext:value-type="float">
            <text:p>4456.38</text:p>
          </table:table-cell>
          <table:table-cell table:formula="of:=[.N213]*0.98" office:value-type="float" office:value="4281.62" calcext:value-type="float">
            <text:p>4281.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4479" calcext:value-type="float">
            <text:p>447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4627" calcext:value-type="float">
            <text:p>462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4479" calcext:value-type="float">
            <text:p>4479</text:p>
          </table:table-cell>
          <table:table-cell table:formula="of:=[.I214]*7812/8192" office:value-type="float" office:value="4412.36865234375" calcext:value-type="float">
            <text:p>4412.36865234375</text:p>
          </table:table-cell>
          <table:table-cell table:formula="of:=[.N214]*1.02" office:value-type="float" office:value="4568.58" calcext:value-type="float">
            <text:p>4568.58</text:p>
          </table:table-cell>
          <table:table-cell table:formula="of:=[.N214]*0.98" office:value-type="float" office:value="4389.42" calcext:value-type="float">
            <text:p>4389.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4551" calcext:value-type="float">
            <text:p>455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4719" calcext:value-type="float">
            <text:p>4719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4551" calcext:value-type="float">
            <text:p>4551</text:p>
          </table:table-cell>
          <table:table-cell table:formula="of:=[.I215]*7812/8192" office:value-type="float" office:value="4500.10107421875" calcext:value-type="float">
            <text:p>4500.10107421875</text:p>
          </table:table-cell>
          <table:table-cell table:formula="of:=[.N215]*1.02" office:value-type="float" office:value="4642.02" calcext:value-type="float">
            <text:p>4642.02</text:p>
          </table:table-cell>
          <table:table-cell table:formula="of:=[.N215]*0.98" office:value-type="float" office:value="4459.98" calcext:value-type="float">
            <text:p>4459.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4663" calcext:value-type="float">
            <text:p>466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4830" calcext:value-type="float">
            <text:p>483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4663" calcext:value-type="float">
            <text:p>4663</text:p>
          </table:table-cell>
          <table:table-cell table:formula="of:=[.I216]*7812/8192" office:value-type="float" office:value="4605.9521484375" calcext:value-type="float">
            <text:p>4605.9521484375</text:p>
          </table:table-cell>
          <table:table-cell table:formula="of:=[.N216]*1.02" office:value-type="float" office:value="4756.26" calcext:value-type="float">
            <text:p>4756.26</text:p>
          </table:table-cell>
          <table:table-cell table:formula="of:=[.N216]*0.98" office:value-type="float" office:value="4569.74" calcext:value-type="float">
            <text:p>4569.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4727" calcext:value-type="float">
            <text:p>472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4898" calcext:value-type="float">
            <text:p>489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727" calcext:value-type="float">
            <text:p>4727</text:p>
          </table:table-cell>
          <table:table-cell table:formula="of:=[.I217]*7812/8192" office:value-type="float" office:value="4670.7978515625" calcext:value-type="float">
            <text:p>4670.7978515625</text:p>
          </table:table-cell>
          <table:table-cell table:formula="of:=[.N217]*1.02" office:value-type="float" office:value="4821.54" calcext:value-type="float">
            <text:p>4821.54</text:p>
          </table:table-cell>
          <table:table-cell table:formula="of:=[.N217]*0.98" office:value-type="float" office:value="4632.46" calcext:value-type="float">
            <text:p>4632.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4855" calcext:value-type="float">
            <text:p>4855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5011" calcext:value-type="float">
            <text:p>501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4855" calcext:value-type="float">
            <text:p>4855</text:p>
          </table:table-cell>
          <table:table-cell table:formula="of:=[.I218]*7812/8192" office:value-type="float" office:value="4778.55615234375" calcext:value-type="float">
            <text:p>4778.55615234375</text:p>
          </table:table-cell>
          <table:table-cell table:formula="of:=[.N218]*1.02" office:value-type="float" office:value="4952.1" calcext:value-type="float">
            <text:p>4952.1</text:p>
          </table:table-cell>
          <table:table-cell table:formula="of:=[.N218]*0.98" office:value-type="float" office:value="4757.9" calcext:value-type="float">
            <text:p>4757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4949" calcext:value-type="float">
            <text:p>4949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5101" calcext:value-type="float">
            <text:p>510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4949" calcext:value-type="float">
            <text:p>4949</text:p>
          </table:table-cell>
          <table:table-cell table:formula="of:=[.I219]*7812/8192" office:value-type="float" office:value="4864.38134765625" calcext:value-type="float">
            <text:p>4864.38134765625</text:p>
          </table:table-cell>
          <table:table-cell table:formula="of:=[.N219]*1.02" office:value-type="float" office:value="5047.98" calcext:value-type="float">
            <text:p>5047.98</text:p>
          </table:table-cell>
          <table:table-cell table:formula="of:=[.N219]*0.98" office:value-type="float" office:value="4850.02" calcext:value-type="float">
            <text:p>4850.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5062" calcext:value-type="float">
            <text:p>506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5226" calcext:value-type="float">
            <text:p>5226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062" calcext:value-type="float">
            <text:p>5062</text:p>
          </table:table-cell>
          <table:table-cell table:formula="of:=[.I220]*7812/8192" office:value-type="float" office:value="4983.5830078125" calcext:value-type="float">
            <text:p>4983.5830078125</text:p>
          </table:table-cell>
          <table:table-cell table:formula="of:=[.N220]*1.02" office:value-type="float" office:value="5163.24" calcext:value-type="float">
            <text:p>5163.24</text:p>
          </table:table-cell>
          <table:table-cell table:formula="of:=[.N220]*0.98" office:value-type="float" office:value="4960.76" calcext:value-type="float">
            <text:p>4960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5064" calcext:value-type="float">
            <text:p>506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5220" calcext:value-type="float">
            <text:p>522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5064" calcext:value-type="float">
            <text:p>5064</text:p>
          </table:table-cell>
          <table:table-cell table:formula="of:=[.I221]*7812/8192" office:value-type="float" office:value="4977.861328125" calcext:value-type="float">
            <text:p>4977.861328125</text:p>
          </table:table-cell>
          <table:table-cell table:formula="of:=[.N221]*1.02" office:value-type="float" office:value="5165.28" calcext:value-type="float">
            <text:p>5165.28</text:p>
          </table:table-cell>
          <table:table-cell table:formula="of:=[.N221]*0.98" office:value-type="float" office:value="4962.72" calcext:value-type="float">
            <text:p>4962.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5182" calcext:value-type="float">
            <text:p>5182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5351" calcext:value-type="float">
            <text:p>535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5182" calcext:value-type="float">
            <text:p>5182</text:p>
          </table:table-cell>
          <table:table-cell table:formula="of:=[.I222]*7812/8192" office:value-type="float" office:value="5102.78466796875" calcext:value-type="float">
            <text:p>5102.78466796875</text:p>
          </table:table-cell>
          <table:table-cell table:formula="of:=[.N222]*1.02" office:value-type="float" office:value="5285.64" calcext:value-type="float">
            <text:p>5285.64</text:p>
          </table:table-cell>
          <table:table-cell table:formula="of:=[.N222]*0.98" office:value-type="float" office:value="5078.36" calcext:value-type="float">
            <text:p>5078.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5287" calcext:value-type="float">
            <text:p>528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5443" calcext:value-type="float">
            <text:p>54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5287" calcext:value-type="float">
            <text:p>5287</text:p>
          </table:table-cell>
          <table:table-cell table:formula="of:=[.I223]*7812/8192" office:value-type="float" office:value="5190.51708984375" calcext:value-type="float">
            <text:p>5190.51708984375</text:p>
          </table:table-cell>
          <table:table-cell table:formula="of:=[.N223]*1.02" office:value-type="float" office:value="5392.74" calcext:value-type="float">
            <text:p>5392.74</text:p>
          </table:table-cell>
          <table:table-cell table:formula="of:=[.N223]*0.98" office:value-type="float" office:value="5181.26" calcext:value-type="float">
            <text:p>5181.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5393" calcext:value-type="float">
            <text:p>5393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5586" calcext:value-type="float">
            <text:p>5586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393" calcext:value-type="float">
            <text:p>5393</text:p>
          </table:table-cell>
          <table:table-cell table:formula="of:=[.I224]*7812/8192" office:value-type="float" office:value="5326.8837890625" calcext:value-type="float">
            <text:p>5326.8837890625</text:p>
          </table:table-cell>
          <table:table-cell table:formula="of:=[.N224]*1.02" office:value-type="float" office:value="5500.86" calcext:value-type="float">
            <text:p>5500.86</text:p>
          </table:table-cell>
          <table:table-cell table:formula="of:=[.N224]*0.98" office:value-type="float" office:value="5285.14" calcext:value-type="float">
            <text:p>5285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5461" calcext:value-type="float">
            <text:p>5461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5648" calcext:value-type="float">
            <text:p>564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5461" calcext:value-type="float">
            <text:p>5461</text:p>
          </table:table-cell>
          <table:table-cell table:formula="of:=[.I225]*7812/8192" office:value-type="float" office:value="5386.0078125" calcext:value-type="float">
            <text:p>5386.0078125</text:p>
          </table:table-cell>
          <table:table-cell table:formula="of:=[.N225]*1.02" office:value-type="float" office:value="5570.22" calcext:value-type="float">
            <text:p>5570.22</text:p>
          </table:table-cell>
          <table:table-cell table:formula="of:=[.N225]*0.98" office:value-type="float" office:value="5351.78" calcext:value-type="float">
            <text:p>5351.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5595" calcext:value-type="float">
            <text:p>5595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5771" calcext:value-type="float">
            <text:p>577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5595" calcext:value-type="float">
            <text:p>5595</text:p>
          </table:table-cell>
          <table:table-cell table:formula="of:=[.I226]*7812/8192" office:value-type="float" office:value="5503.30224609375" calcext:value-type="float">
            <text:p>5503.30224609375</text:p>
          </table:table-cell>
          <table:table-cell table:formula="of:=[.N226]*1.02" office:value-type="float" office:value="5706.9" calcext:value-type="float">
            <text:p>5706.9</text:p>
          </table:table-cell>
          <table:table-cell table:formula="of:=[.N226]*0.98" office:value-type="float" office:value="5483.1" calcext:value-type="float">
            <text:p>5483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5709" calcext:value-type="float">
            <text:p>5709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5886" calcext:value-type="float">
            <text:p>588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5709" calcext:value-type="float">
            <text:p>5709</text:p>
          </table:table-cell>
          <table:table-cell table:formula="of:=[.I227]*7812/8192" office:value-type="float" office:value="5612.9677734375" calcext:value-type="float">
            <text:p>5612.9677734375</text:p>
          </table:table-cell>
          <table:table-cell table:formula="of:=[.N227]*1.02" office:value-type="float" office:value="5823.18" calcext:value-type="float">
            <text:p>5823.18</text:p>
          </table:table-cell>
          <table:table-cell table:formula="of:=[.N227]*0.98" office:value-type="float" office:value="5594.82" calcext:value-type="float">
            <text:p>5594.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5839" calcext:value-type="float">
            <text:p>583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6036" calcext:value-type="float">
            <text:p>603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5839" calcext:value-type="float">
            <text:p>5839</text:p>
          </table:table-cell>
          <table:table-cell table:formula="of:=[.I228]*7812/8192" office:value-type="float" office:value="5756.009765625" calcext:value-type="float">
            <text:p>5756.009765625</text:p>
          </table:table-cell>
          <table:table-cell table:formula="of:=[.N228]*1.02" office:value-type="float" office:value="5955.78" calcext:value-type="float">
            <text:p>5955.78</text:p>
          </table:table-cell>
          <table:table-cell table:formula="of:=[.N228]*0.98" office:value-type="float" office:value="5722.22" calcext:value-type="float">
            <text:p>5722.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5857" calcext:value-type="float">
            <text:p>5857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6073" calcext:value-type="float">
            <text:p>607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857" calcext:value-type="float">
            <text:p>5857</text:p>
          </table:table-cell>
          <table:table-cell table:formula="of:=[.I229]*7812/8192" office:value-type="float" office:value="5791.29345703125" calcext:value-type="float">
            <text:p>5791.29345703125</text:p>
          </table:table-cell>
          <table:table-cell table:formula="of:=[.N229]*1.02" office:value-type="float" office:value="5974.14" calcext:value-type="float">
            <text:p>5974.14</text:p>
          </table:table-cell>
          <table:table-cell table:formula="of:=[.N229]*0.98" office:value-type="float" office:value="5739.86" calcext:value-type="float">
            <text:p>5739.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5998" calcext:value-type="float">
            <text:p>5998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6211" calcext:value-type="float">
            <text:p>621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5998" calcext:value-type="float">
            <text:p>5998</text:p>
          </table:table-cell>
          <table:table-cell table:formula="of:=[.I230]*7812/8192" office:value-type="float" office:value="5922.89208984375" calcext:value-type="float">
            <text:p>5922.89208984375</text:p>
          </table:table-cell>
          <table:table-cell table:formula="of:=[.N230]*1.02" office:value-type="float" office:value="6117.96" calcext:value-type="float">
            <text:p>6117.96</text:p>
          </table:table-cell>
          <table:table-cell table:formula="of:=[.N230]*0.98" office:value-type="float" office:value="5878.04" calcext:value-type="float">
            <text:p>5878.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6111" calcext:value-type="float">
            <text:p>6111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6328" calcext:value-type="float">
            <text:p>632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111" calcext:value-type="float">
            <text:p>6111</text:p>
          </table:table-cell>
          <table:table-cell table:formula="of:=[.I231]*7812/8192" office:value-type="float" office:value="6034.46484375" calcext:value-type="float">
            <text:p>6034.46484375</text:p>
          </table:table-cell>
          <table:table-cell table:formula="of:=[.N231]*1.02" office:value-type="float" office:value="6233.22" calcext:value-type="float">
            <text:p>6233.22</text:p>
          </table:table-cell>
          <table:table-cell table:formula="of:=[.N231]*0.98" office:value-type="float" office:value="5988.78" calcext:value-type="float">
            <text:p>5988.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6253" calcext:value-type="float">
            <text:p>625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6479" calcext:value-type="float">
            <text:p>647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6253" calcext:value-type="float">
            <text:p>6253</text:p>
          </table:table-cell>
          <table:table-cell table:formula="of:=[.I232]*7812/8192" office:value-type="float" office:value="6178.46044921875" calcext:value-type="float">
            <text:p>6178.46044921875</text:p>
          </table:table-cell>
          <table:table-cell table:formula="of:=[.N232]*1.02" office:value-type="float" office:value="6378.06" calcext:value-type="float">
            <text:p>6378.06</text:p>
          </table:table-cell>
          <table:table-cell table:formula="of:=[.N232]*0.98" office:value-type="float" office:value="6127.94" calcext:value-type="float">
            <text:p>6127.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6326" calcext:value-type="float">
            <text:p>632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6552" calcext:value-type="float">
            <text:p>655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6326" calcext:value-type="float">
            <text:p>6326</text:p>
          </table:table-cell>
          <table:table-cell table:formula="of:=[.I233]*7812/8192" office:value-type="float" office:value="6248.07421875" calcext:value-type="float">
            <text:p>6248.07421875</text:p>
          </table:table-cell>
          <table:table-cell table:formula="of:=[.N233]*1.02" office:value-type="float" office:value="6452.52" calcext:value-type="float">
            <text:p>6452.52</text:p>
          </table:table-cell>
          <table:table-cell table:formula="of:=[.N233]*0.98" office:value-type="float" office:value="6199.48" calcext:value-type="float">
            <text:p>6199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6469" calcext:value-type="float">
            <text:p>6469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6702" calcext:value-type="float">
            <text:p>6702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6469" calcext:value-type="float">
            <text:p>6469</text:p>
          </table:table-cell>
          <table:table-cell table:formula="of:=[.I234]*7812/8192" office:value-type="float" office:value="6391.1162109375" calcext:value-type="float">
            <text:p>6391.1162109375</text:p>
          </table:table-cell>
          <table:table-cell table:formula="of:=[.N234]*1.02" office:value-type="float" office:value="6598.38" calcext:value-type="float">
            <text:p>6598.38</text:p>
          </table:table-cell>
          <table:table-cell table:formula="of:=[.N234]*0.98" office:value-type="float" office:value="6339.62" calcext:value-type="float">
            <text:p>6339.62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109" calcext:value-type="float">
            <text:p>-109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-101" calcext:value-type="float">
            <text:p>-101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-105" calcext:value-type="float">
            <text:p>-105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42" calcext:value-type="float">
            <text:p>-14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-159" calcext:value-type="float">
            <text:p>-159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-121" calcext:value-type="float">
            <text:p>-121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20:06:15.5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30T17:42:06.320000000</meta:creation-date>
    <dc:date>2021-12-31T20:26:49.007000000</dc:date>
    <meta:editing-duration>PT8M58S</meta:editing-duration>
    <meta:editing-cycles>2</meta:editing-cycles>
    <meta:generator>LibreOffice/6.2.8.2$Windows_X86_64 LibreOffice_project/f82ddfca21ebc1e222a662a32b25c0c9d20169ee</meta:generator>
    <meta:document-statistic meta:table-count="1" meta:cell-count="26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417cm" svg:height="9cm" xlink:href=".." xlink:type="simple" chart:class="chart:scatter" chart:style-name="ch1">
        <chart:legend chart:legend-position="end" svg:x="21.538cm" svg:y="3.952cm" style:legend-expansion="high" chart:style-name="ch2"/>
        <chart:plot-area chart:style-name="ch3" table:cell-range-address="Sheet1.M4:Sheet1.O234" svg:x="0.488cm" svg:y="0.18cm" svg:width="20.562cm" svg:height="8.64cm">
          <chartooo:coordinate-region svg:x="1.586cm" svg:y="0.379cm" svg:width="19.18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4:Sheet1.N234" chart:class="chart:scatter">
            <chart:domain table:cell-range-address="Sheet1.M4:Sheet1.M234"/>
            <chart:data-point chart:repeated="231"/>
          </chart:series>
          <chart:series chart:style-name="ch7" chart:values-cell-range-address="Sheet1.O4:Sheet1.O234" chart:class="chart:scatter">
            <chart:data-point chart:repeated="2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M4:Sheet1.M234</svg:desc>
                </draw:g>
              </table:table-cell>
              <table:table-cell office:value-type="float" office:value="-2652">
                <text:p>-2652</text:p>
                <draw:g>
                  <svg:desc>Sheet1.N4:Sheet1.N234</svg:desc>
                </draw:g>
              </table:table-cell>
              <table:table-cell office:value-type="float" office:value="-2659.62744140625">
                <text:p>-2659.62744140625</text:p>
                <draw:g>
                  <svg:desc>Sheet1.O4:Sheet1.O2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2625">
                <text:p>-2625</text:p>
              </table:table-cell>
              <table:table-cell office:value-type="float" office:value="-2657.72021484375">
                <text:p>-2657.720214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2596">
                <text:p>-2596</text:p>
              </table:table-cell>
              <table:table-cell office:value-type="float" office:value="-2626.2509765625">
                <text:p>-2626.25097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2572">
                <text:p>-2572</text:p>
              </table:table-cell>
              <table:table-cell office:value-type="float" office:value="-2600.50341796875">
                <text:p>-2600.5034179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2537">
                <text:p>-2537</text:p>
              </table:table-cell>
              <table:table-cell office:value-type="float" office:value="-2569.98779296875">
                <text:p>-2569.9877929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2524">
                <text:p>-2524</text:p>
              </table:table-cell>
              <table:table-cell office:value-type="float" office:value="-2552.82275390625">
                <text:p>-2552.822753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2491">
                <text:p>-2491</text:p>
              </table:table-cell>
              <table:table-cell office:value-type="float" office:value="-2520.39990234375">
                <text:p>-2520.399902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2466">
                <text:p>-2466</text:p>
              </table:table-cell>
              <table:table-cell office:value-type="float" office:value="-2499.42041015625">
                <text:p>-2499.420410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2436">
                <text:p>-2436</text:p>
              </table:table-cell>
              <table:table-cell office:value-type="float" office:value="-2465.09033203125">
                <text:p>-2465.0903320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2435">
                <text:p>-2435</text:p>
              </table:table-cell>
              <table:table-cell office:value-type="float" office:value="-2466.0439453125">
                <text:p>-2466.043945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2404">
                <text:p>-2404</text:p>
              </table:table-cell>
              <table:table-cell office:value-type="float" office:value="-2437.435546875">
                <text:p>-2437.4355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2376">
                <text:p>-2376</text:p>
              </table:table-cell>
              <table:table-cell office:value-type="float" office:value="-2407.87353515625">
                <text:p>-2407.873535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2342">
                <text:p>-2342</text:p>
              </table:table-cell>
              <table:table-cell office:value-type="float" office:value="-2372.58984375">
                <text:p>-2372.589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2320">
                <text:p>-2320</text:p>
              </table:table-cell>
              <table:table-cell office:value-type="float" office:value="-2352.56396484375">
                <text:p>-2352.5639648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2289">
                <text:p>-2289</text:p>
              </table:table-cell>
              <table:table-cell office:value-type="float" office:value="-2322.04833984375">
                <text:p>-2322.0483398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2262">
                <text:p>-2262</text:p>
              </table:table-cell>
              <table:table-cell office:value-type="float" office:value="-2295.34716796875">
                <text:p>-2295.3471679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2227">
                <text:p>-2227</text:p>
              </table:table-cell>
              <table:table-cell office:value-type="float" office:value="-2262.92431640625">
                <text:p>-2262.9243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2206">
                <text:p>-2206</text:p>
              </table:table-cell>
              <table:table-cell office:value-type="float" office:value="-2240.9912109375">
                <text:p>-2240.991210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2174">
                <text:p>-2174</text:p>
              </table:table-cell>
              <table:table-cell office:value-type="float" office:value="-2201.89306640625">
                <text:p>-2201.8930664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2143">
                <text:p>-2143</text:p>
              </table:table-cell>
              <table:table-cell office:value-type="float" office:value="-2174.23828125">
                <text:p>-2174.2382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2108">
                <text:p>-2108</text:p>
              </table:table-cell>
              <table:table-cell office:value-type="float" office:value="-2136.09375">
                <text:p>-2136.0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2084">
                <text:p>-2084</text:p>
              </table:table-cell>
              <table:table-cell office:value-type="float" office:value="-2115.1142578125">
                <text:p>-2115.1142578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2047">
                <text:p>-2047</text:p>
              </table:table-cell>
              <table:table-cell office:value-type="float" office:value="-2074.10888671875">
                <text:p>-2074.1088867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2017">
                <text:p>-2017</text:p>
              </table:table-cell>
              <table:table-cell office:value-type="float" office:value="-2045.50048828125">
                <text:p>-2045.5004882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1980">
                <text:p>-1980</text:p>
              </table:table-cell>
              <table:table-cell office:value-type="float" office:value="-2007.35595703125">
                <text:p>-2007.3559570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1982">
                <text:p>-1982</text:p>
              </table:table-cell>
              <table:table-cell office:value-type="float" office:value="-2012.1240234375">
                <text:p>-2012.1240234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1942">
                <text:p>-1942</text:p>
              </table:table-cell>
              <table:table-cell office:value-type="float" office:value="-1974.93310546875">
                <text:p>-1974.93310546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1912">
                <text:p>-1912</text:p>
              </table:table-cell>
              <table:table-cell office:value-type="float" office:value="-1943.4638671875">
                <text:p>-1943.4638671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871">
                <text:p>-1871</text:p>
              </table:table-cell>
              <table:table-cell office:value-type="float" office:value="-1903.412109375">
                <text:p>-1903.41210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851">
                <text:p>-1851</text:p>
              </table:table-cell>
              <table:table-cell office:value-type="float" office:value="-1883.38623046875">
                <text:p>-1883.38623046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809">
                <text:p>-1809</text:p>
              </table:table-cell>
              <table:table-cell office:value-type="float" office:value="-1850.96337890625">
                <text:p>-1850.96337890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782">
                <text:p>-1782</text:p>
              </table:table-cell>
              <table:table-cell office:value-type="float" office:value="-1809.00439453125">
                <text:p>-1809.0043945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736">
                <text:p>-1736</text:p>
              </table:table-cell>
              <table:table-cell office:value-type="float" office:value="-1775.6279296875">
                <text:p>-1775.6279296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718">
                <text:p>-1718</text:p>
              </table:table-cell>
              <table:table-cell office:value-type="float" office:value="-1750.833984375">
                <text:p>-1750.83398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1678">
                <text:p>-1678</text:p>
              </table:table-cell>
              <table:table-cell office:value-type="float" office:value="-1710.7822265625">
                <text:p>-1710.782226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1639">
                <text:p>-1639</text:p>
              </table:table-cell>
              <table:table-cell office:value-type="float" office:value="-1670.73046875">
                <text:p>-1670.7304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1596">
                <text:p>-1596</text:p>
              </table:table-cell>
              <table:table-cell office:value-type="float" office:value="-1629.72509765625">
                <text:p>-1629.7250976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1577">
                <text:p>-1577</text:p>
              </table:table-cell>
              <table:table-cell office:value-type="float" office:value="-1605.884765625">
                <text:p>-1605.884765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1531">
                <text:p>-1531</text:p>
              </table:table-cell>
              <table:table-cell office:value-type="float" office:value="-1567.740234375">
                <text:p>-1567.740234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1493">
                <text:p>-1493</text:p>
              </table:table-cell>
              <table:table-cell office:value-type="float" office:value="-1532.45654296875">
                <text:p>-1532.4565429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1448">
                <text:p>-1448</text:p>
              </table:table-cell>
              <table:table-cell office:value-type="float" office:value="-1480.96142578125">
                <text:p>-1480.96142578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1456">
                <text:p>-1456</text:p>
              </table:table-cell>
              <table:table-cell office:value-type="float" office:value="-1487.63671875">
                <text:p>-1487.6367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1415">
                <text:p>-1415</text:p>
              </table:table-cell>
              <table:table-cell office:value-type="float" office:value="-1435.18798828125">
                <text:p>-1435.18798828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1376">
                <text:p>-1376</text:p>
              </table:table-cell>
              <table:table-cell office:value-type="float" office:value="-1401.8115234375">
                <text:p>-1401.811523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1328">
                <text:p>-1328</text:p>
              </table:table-cell>
              <table:table-cell office:value-type="float" office:value="-1355.08447265625">
                <text:p>-1355.0844726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1304">
                <text:p>-1304</text:p>
              </table:table-cell>
              <table:table-cell office:value-type="float" office:value="-1330.29052734375">
                <text:p>-1330.2905273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1249">
                <text:p>-1249</text:p>
              </table:table-cell>
              <table:table-cell office:value-type="float" office:value="-1277.841796875">
                <text:p>-1277.841796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1210">
                <text:p>-1210</text:p>
              </table:table-cell>
              <table:table-cell office:value-type="float" office:value="-1241.6044921875">
                <text:p>-1241.604492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1161">
                <text:p>-1161</text:p>
              </table:table-cell>
              <table:table-cell office:value-type="float" office:value="-1192.97021484375">
                <text:p>-1192.9702148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1135">
                <text:p>-1135</text:p>
              </table:table-cell>
              <table:table-cell office:value-type="float" office:value="-1171.037109375">
                <text:p>-1171.037109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1082">
                <text:p>-1082</text:p>
              </table:table-cell>
              <table:table-cell office:value-type="float" office:value="-1119.5419921875">
                <text:p>-1119.5419921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1047">
                <text:p>-1047</text:p>
              </table:table-cell>
              <table:table-cell office:value-type="float" office:value="-1079.490234375">
                <text:p>-1079.490234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998">
                <text:p>-998</text:p>
              </table:table-cell>
              <table:table-cell office:value-type="float" office:value="-1032.76318359375">
                <text:p>-1032.76318359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968">
                <text:p>-968</text:p>
              </table:table-cell>
              <table:table-cell office:value-type="float" office:value="-1003.201171875">
                <text:p>-1003.20117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919">
                <text:p>-919</text:p>
              </table:table-cell>
              <table:table-cell office:value-type="float" office:value="-945.984375">
                <text:p>-945.984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873">
                <text:p>-873</text:p>
              </table:table-cell>
              <table:table-cell office:value-type="float" office:value="-905.9326171875">
                <text:p>-905.9326171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817">
                <text:p>-817</text:p>
              </table:table-cell>
              <table:table-cell office:value-type="float" office:value="-852.5302734375">
                <text:p>-852.530273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817">
                <text:p>-817</text:p>
              </table:table-cell>
              <table:table-cell office:value-type="float" office:value="-857.29833984375">
                <text:p>-857.29833984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766">
                <text:p>-766</text:p>
              </table:table-cell>
              <table:table-cell office:value-type="float" office:value="-801.03515625">
                <text:p>-801.03515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719">
                <text:p>-719</text:p>
              </table:table-cell>
              <table:table-cell office:value-type="float" office:value="-755.26171875">
                <text:p>-755.261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667">
                <text:p>-667</text:p>
              </table:table-cell>
              <table:table-cell office:value-type="float" office:value="-698.044921875">
                <text:p>-698.044921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637">
                <text:p>-637</text:p>
              </table:table-cell>
              <table:table-cell office:value-type="float" office:value="-679.92626953125">
                <text:p>-679.92626953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576">
                <text:p>-576</text:p>
              </table:table-cell>
              <table:table-cell office:value-type="float" office:value="-615.08056640625">
                <text:p>-615.0805664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527">
                <text:p>-527</text:p>
              </table:table-cell>
              <table:table-cell office:value-type="float" office:value="-569.30712890625">
                <text:p>-569.307128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472">
                <text:p>-472</text:p>
              </table:table-cell>
              <table:table-cell office:value-type="float" office:value="-513.99755859375">
                <text:p>-513.99755859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447">
                <text:p>-447</text:p>
              </table:table-cell>
              <table:table-cell office:value-type="float" office:value="-488.25">
                <text:p>-488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388">
                <text:p>-388</text:p>
              </table:table-cell>
              <table:table-cell office:value-type="float" office:value="-428.17236328125">
                <text:p>-428.1723632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332">
                <text:p>-332</text:p>
              </table:table-cell>
              <table:table-cell office:value-type="float" office:value="-378.58447265625">
                <text:p>-378.58447265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266">
                <text:p>-266</text:p>
              </table:table-cell>
              <table:table-cell office:value-type="float" office:value="-312.78515625">
                <text:p>-312.78515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228">
                <text:p>-228</text:p>
              </table:table-cell>
              <table:table-cell office:value-type="float" office:value="-279.40869140625">
                <text:p>-279.4086914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167">
                <text:p>-167</text:p>
              </table:table-cell>
              <table:table-cell office:value-type="float" office:value="-207.8876953125">
                <text:p>-207.887695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121">
                <text:p>-121</text:p>
              </table:table-cell>
              <table:table-cell office:value-type="float" office:value="-157.34619140625">
                <text:p>-157.34619140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45">
                <text:p>-45</text:p>
              </table:table-cell>
              <table:table-cell office:value-type="float" office:value="-88.68603515625">
                <text:p>-88.68603515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54">
                <text:p>-54</text:p>
              </table:table-cell>
              <table:table-cell office:value-type="float" office:value="-97.2685546875">
                <text:p>-97.26855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-26.701171875">
                <text:p>-26.701171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8.6083984375">
                <text:p>28.6083984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136">
                <text:p>136</text:p>
              </table:table-cell>
              <table:table-cell office:value-type="float" office:value="99.17578125">
                <text:p>99.17578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173">
                <text:p>173</text:p>
              </table:table-cell>
              <table:table-cell office:value-type="float" office:value="133.505859375">
                <text:p>133.505859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239">
                <text:p>239</text:p>
              </table:table-cell>
              <table:table-cell office:value-type="float" office:value="201.21240234375">
                <text:p>201.21240234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302">
                <text:p>302</text:p>
              </table:table-cell>
              <table:table-cell office:value-type="float" office:value="261.2900390625">
                <text:p>261.2900390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376">
                <text:p>376</text:p>
              </table:table-cell>
              <table:table-cell office:value-type="float" office:value="335.671875">
                <text:p>335.671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409">
                <text:p>409</text:p>
              </table:table-cell>
              <table:table-cell office:value-type="float" office:value="354.744140625">
                <text:p>354.744140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482">
                <text:p>482</text:p>
              </table:table-cell>
              <table:table-cell office:value-type="float" office:value="433.89404296875">
                <text:p>433.8940429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547">
                <text:p>547</text:p>
              </table:table-cell>
              <table:table-cell office:value-type="float" office:value="497.7861328125">
                <text:p>497.786132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620">
                <text:p>620</text:p>
              </table:table-cell>
              <table:table-cell office:value-type="float" office:value="576.93603515625">
                <text:p>576.93603515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661">
                <text:p>661</text:p>
              </table:table-cell>
              <table:table-cell office:value-type="float" office:value="617.94140625">
                <text:p>617.9414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741">
                <text:p>741</text:p>
              </table:table-cell>
              <table:table-cell office:value-type="float" office:value="700.90576171875">
                <text:p>700.90576171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812">
                <text:p>812</text:p>
              </table:table-cell>
              <table:table-cell office:value-type="float" office:value="761.93701171875">
                <text:p>761.93701171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897">
                <text:p>897</text:p>
              </table:table-cell>
              <table:table-cell office:value-type="float" office:value="847.76220703125">
                <text:p>847.7622070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890">
                <text:p>890</text:p>
              </table:table-cell>
              <table:table-cell office:value-type="float" office:value="842.04052734375">
                <text:p>842.04052734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977">
                <text:p>977</text:p>
              </table:table-cell>
              <table:table-cell office:value-type="float" office:value="926.912109375">
                <text:p>926.91210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041">
                <text:p>1041</text:p>
              </table:table-cell>
              <table:table-cell office:value-type="float" office:value="998.43310546875">
                <text:p>998.43310546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121">
                <text:p>1121</text:p>
              </table:table-cell>
              <table:table-cell office:value-type="float" office:value="1084.25830078125">
                <text:p>1084.2583007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170">
                <text:p>1170</text:p>
              </table:table-cell>
              <table:table-cell office:value-type="float" office:value="1128.12451171875">
                <text:p>1128.1245117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274">
                <text:p>1274</text:p>
              </table:table-cell>
              <table:table-cell office:value-type="float" office:value="1220.625">
                <text:p>1220.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344">
                <text:p>1344</text:p>
              </table:table-cell>
              <table:table-cell office:value-type="float" office:value="1295.0068359375">
                <text:p>1295.006835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441">
                <text:p>1441</text:p>
              </table:table-cell>
              <table:table-cell office:value-type="float" office:value="1389.41455078125">
                <text:p>1389.41455078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465">
                <text:p>1465</text:p>
              </table:table-cell>
              <table:table-cell office:value-type="float" office:value="1413.2548828125">
                <text:p>1413.2548828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560">
                <text:p>1560</text:p>
              </table:table-cell>
              <table:table-cell office:value-type="float" office:value="1506.708984375">
                <text:p>1506.708984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641">
                <text:p>1641</text:p>
              </table:table-cell>
              <table:table-cell office:value-type="float" office:value="1582.998046875">
                <text:p>1582.998046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737">
                <text:p>1737</text:p>
              </table:table-cell>
              <table:table-cell office:value-type="float" office:value="1678.359375">
                <text:p>1678.359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792">
                <text:p>1792</text:p>
              </table:table-cell>
              <table:table-cell office:value-type="float" office:value="1726.0400390625">
                <text:p>1726.040039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898">
                <text:p>1898</text:p>
              </table:table-cell>
              <table:table-cell office:value-type="float" office:value="1832.8447265625">
                <text:p>1832.8447265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1976">
                <text:p>1976</text:p>
              </table:table-cell>
              <table:table-cell office:value-type="float" office:value="1924.3916015625">
                <text:p>1924.3916015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087">
                <text:p>2087</text:p>
              </table:table-cell>
              <table:table-cell office:value-type="float" office:value="2018.79931640625">
                <text:p>2018.7993164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084">
                <text:p>2084</text:p>
              </table:table-cell>
              <table:table-cell office:value-type="float" office:value="2033.103515625">
                <text:p>2033.103515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196">
                <text:p>2196</text:p>
              </table:table-cell>
              <table:table-cell office:value-type="float" office:value="2138.95458984375">
                <text:p>2138.95458984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282">
                <text:p>2282</text:p>
              </table:table-cell>
              <table:table-cell office:value-type="float" office:value="2227.640625">
                <text:p>2227.640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399">
                <text:p>2399</text:p>
              </table:table-cell>
              <table:table-cell office:value-type="float" office:value="2347.7958984375">
                <text:p>2347.7958984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452">
                <text:p>2452</text:p>
              </table:table-cell>
              <table:table-cell office:value-type="float" office:value="2403.10546875">
                <text:p>2403.1054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566">
                <text:p>2566</text:p>
              </table:table-cell>
              <table:table-cell office:value-type="float" office:value="2521.353515625">
                <text:p>2521.353515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659">
                <text:p>2659</text:p>
              </table:table-cell>
              <table:table-cell office:value-type="float" office:value="2616.71484375">
                <text:p>2616.71484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786">
                <text:p>2786</text:p>
              </table:table-cell>
              <table:table-cell office:value-type="float" office:value="2734.00927734375">
                <text:p>2734.00927734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500">
                <text:p>-500</text:p>
              </table:table-cell>
              <table:table-cell office:value-type="float" office:value="-533.06982421875">
                <text:p>-533.06982421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462">
                <text:p>-462</text:p>
              </table:table-cell>
              <table:table-cell office:value-type="float" office:value="-495.87890625">
                <text:p>-495.8789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426">
                <text:p>-426</text:p>
              </table:table-cell>
              <table:table-cell office:value-type="float" office:value="-462.50244140625">
                <text:p>-462.5024414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386">
                <text:p>-386</text:p>
              </table:table-cell>
              <table:table-cell office:value-type="float" office:value="-424.35791015625">
                <text:p>-424.35791015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365">
                <text:p>-365</text:p>
              </table:table-cell>
              <table:table-cell office:value-type="float" office:value="-400.517578125">
                <text:p>-400.517578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322">
                <text:p>-322</text:p>
              </table:table-cell>
              <table:table-cell office:value-type="float" office:value="-359.51220703125">
                <text:p>-359.5122070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288">
                <text:p>-288</text:p>
              </table:table-cell>
              <table:table-cell office:value-type="float" office:value="-330.90380859375">
                <text:p>-330.90380859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254">
                <text:p>-254</text:p>
              </table:table-cell>
              <table:table-cell office:value-type="float" office:value="-287.03759765625">
                <text:p>-287.03759765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255">
                <text:p>-255</text:p>
              </table:table-cell>
              <table:table-cell office:value-type="float" office:value="-287.9912109375">
                <text:p>-287.991210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216">
                <text:p>-216</text:p>
              </table:table-cell>
              <table:table-cell office:value-type="float" office:value="-249.8466796875">
                <text:p>-249.8466796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175">
                <text:p>-175</text:p>
              </table:table-cell>
              <table:table-cell office:value-type="float" office:value="-221.23828125">
                <text:p>-221.23828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36">
                <text:p>-136</text:p>
              </table:table-cell>
              <table:table-cell office:value-type="float" office:value="-178.32568359375">
                <text:p>-178.32568359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10">
                <text:p>-110</text:p>
              </table:table-cell>
              <table:table-cell office:value-type="float" office:value="-149.71728515625">
                <text:p>-149.71728515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67">
                <text:p>-67</text:p>
              </table:table-cell>
              <table:table-cell office:value-type="float" office:value="-102.990234375">
                <text:p>-102.99023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31">
                <text:p>-31</text:p>
              </table:table-cell>
              <table:table-cell office:value-type="float" office:value="-67.70654296875">
                <text:p>-67.70654296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11">
                <text:p>11</text:p>
              </table:table-cell>
              <table:table-cell office:value-type="float" office:value="-26.701171875">
                <text:p>-26.701171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-20.02587890625">
                <text:p>-20.02587890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68">
                <text:p>68</text:p>
              </table:table-cell>
              <table:table-cell office:value-type="float" office:value="25.74755859375">
                <text:p>25.74755859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103">
                <text:p>103</text:p>
              </table:table-cell>
              <table:table-cell office:value-type="float" office:value="59.1240234375">
                <text:p>59.1240234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05.85107421875">
                <text:p>105.8510742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70">
                <text:p>170</text:p>
              </table:table-cell>
              <table:table-cell office:value-type="float" office:value="124.92333984375">
                <text:p>124.92333984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220">
                <text:p>220</text:p>
              </table:table-cell>
              <table:table-cell office:value-type="float" office:value="169.7431640625">
                <text:p>169.7431640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256">
                <text:p>256</text:p>
              </table:table-cell>
              <table:table-cell office:value-type="float" office:value="209.794921875">
                <text:p>209.794921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303">
                <text:p>303</text:p>
              </table:table-cell>
              <table:table-cell office:value-type="float" office:value="257.4755859375">
                <text:p>257.475585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293">
                <text:p>293</text:p>
              </table:table-cell>
              <table:table-cell office:value-type="float" office:value="250.80029296875">
                <text:p>250.80029296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343">
                <text:p>343</text:p>
              </table:table-cell>
              <table:table-cell office:value-type="float" office:value="296.57373046875">
                <text:p>296.57373046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388">
                <text:p>388</text:p>
              </table:table-cell>
              <table:table-cell office:value-type="float" office:value="339.486328125">
                <text:p>339.486328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440">
                <text:p>440</text:p>
              </table:table-cell>
              <table:table-cell office:value-type="float" office:value="390.9814453125">
                <text:p>390.9814453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463">
                <text:p>463</text:p>
              </table:table-cell>
              <table:table-cell office:value-type="float" office:value="414.82177734375">
                <text:p>414.82177734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515">
                <text:p>515</text:p>
              </table:table-cell>
              <table:table-cell office:value-type="float" office:value="462.50244140625">
                <text:p>462.50244140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555">
                <text:p>555</text:p>
              </table:table-cell>
              <table:table-cell office:value-type="float" office:value="505.4150390625">
                <text:p>505.4150390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605">
                <text:p>605</text:p>
              </table:table-cell>
              <table:table-cell office:value-type="float" office:value="553.095703125">
                <text:p>553.095703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630">
                <text:p>630</text:p>
              </table:table-cell>
              <table:table-cell office:value-type="float" office:value="581.7041015625">
                <text:p>581.7041015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682">
                <text:p>682</text:p>
              </table:table-cell>
              <table:table-cell office:value-type="float" office:value="633.19921875">
                <text:p>633.19921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723">
                <text:p>723</text:p>
              </table:table-cell>
              <table:table-cell office:value-type="float" office:value="676.11181640625">
                <text:p>676.11181640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776">
                <text:p>776</text:p>
              </table:table-cell>
              <table:table-cell office:value-type="float" office:value="724.74609375">
                <text:p>724.74609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798">
                <text:p>798</text:p>
              </table:table-cell>
              <table:table-cell office:value-type="float" office:value="751.447265625">
                <text:p>751.447265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852">
                <text:p>852</text:p>
              </table:table-cell>
              <table:table-cell office:value-type="float" office:value="807.71044921875">
                <text:p>807.71044921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900">
                <text:p>900</text:p>
              </table:table-cell>
              <table:table-cell office:value-type="float" office:value="847.76220703125">
                <text:p>847.76220703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963">
                <text:p>963</text:p>
              </table:table-cell>
              <table:table-cell office:value-type="float" office:value="909.7470703125">
                <text:p>909.7470703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958">
                <text:p>958</text:p>
              </table:table-cell>
              <table:table-cell office:value-type="float" office:value="910.70068359375">
                <text:p>910.70068359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011">
                <text:p>1011</text:p>
              </table:table-cell>
              <table:table-cell office:value-type="float" office:value="964.10302734375">
                <text:p>964.10302734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054">
                <text:p>1054</text:p>
              </table:table-cell>
              <table:table-cell office:value-type="float" office:value="1010.830078125">
                <text:p>1010.83007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109">
                <text:p>1109</text:p>
              </table:table-cell>
              <table:table-cell office:value-type="float" office:value="1069.00048828125">
                <text:p>1069.0004882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135">
                <text:p>1135</text:p>
              </table:table-cell>
              <table:table-cell office:value-type="float" office:value="1092.8408203125">
                <text:p>1092.840820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191">
                <text:p>1191</text:p>
              </table:table-cell>
              <table:table-cell office:value-type="float" office:value="1157.6865234375">
                <text:p>1157.6865234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1254">
                <text:p>1254</text:p>
              </table:table-cell>
              <table:table-cell office:value-type="float" office:value="1204.41357421875">
                <text:p>1204.41357421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1318">
                <text:p>1318</text:p>
              </table:table-cell>
              <table:table-cell office:value-type="float" office:value="1264.4912109375">
                <text:p>1264.4912109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1341">
                <text:p>1341</text:p>
              </table:table-cell>
              <table:table-cell office:value-type="float" office:value="1287.3779296875">
                <text:p>1287.3779296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1393">
                <text:p>1393</text:p>
              </table:table-cell>
              <table:table-cell office:value-type="float" office:value="1340.7802734375">
                <text:p>1340.78027343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1442">
                <text:p>1442</text:p>
              </table:table-cell>
              <table:table-cell office:value-type="float" office:value="1394.1826171875">
                <text:p>1394.1826171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512">
                <text:p>1512</text:p>
              </table:table-cell>
              <table:table-cell office:value-type="float" office:value="1454.26025390625">
                <text:p>1454.260253906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1544">
                <text:p>1544</text:p>
              </table:table-cell>
              <table:table-cell office:value-type="float" office:value="1480.0078125">
                <text:p>1480.0078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1607">
                <text:p>1607</text:p>
              </table:table-cell>
              <table:table-cell office:value-type="float" office:value="1548.66796875">
                <text:p>1548.667968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1655">
                <text:p>1655</text:p>
              </table:table-cell>
              <table:table-cell office:value-type="float" office:value="1597.30224609375">
                <text:p>1597.30224609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1723">
                <text:p>1723</text:p>
              </table:table-cell>
              <table:table-cell office:value-type="float" office:value="1667.86962890625">
                <text:p>1667.86962890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1717">
                <text:p>1717</text:p>
              </table:table-cell>
              <table:table-cell office:value-type="float" office:value="1667.86962890625">
                <text:p>1667.86962890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1790">
                <text:p>1790</text:p>
              </table:table-cell>
              <table:table-cell office:value-type="float" office:value="1741.2978515625">
                <text:p>1741.2978515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1839">
                <text:p>1839</text:p>
              </table:table-cell>
              <table:table-cell office:value-type="float" office:value="1794.7001953125">
                <text:p>1794.7001953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1906">
                <text:p>1906</text:p>
              </table:table-cell>
              <table:table-cell office:value-type="float" office:value="1858.59228515625">
                <text:p>1858.59228515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941">
                <text:p>1941</text:p>
              </table:table-cell>
              <table:table-cell office:value-type="float" office:value="1895.783203125">
                <text:p>1895.783203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018">
                <text:p>2018</text:p>
              </table:table-cell>
              <table:table-cell office:value-type="float" office:value="1964.443359375">
                <text:p>1964.443359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064">
                <text:p>2064</text:p>
              </table:table-cell>
              <table:table-cell office:value-type="float" office:value="2023.5673828125">
                <text:p>2023.5673828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138">
                <text:p>2138</text:p>
              </table:table-cell>
              <table:table-cell office:value-type="float" office:value="2085.55224609375">
                <text:p>2085.552246093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166">
                <text:p>2166</text:p>
              </table:table-cell>
              <table:table-cell office:value-type="float" office:value="2104.62451171875">
                <text:p>2104.62451171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230">
                <text:p>2230</text:p>
              </table:table-cell>
              <table:table-cell office:value-type="float" office:value="2179.9599609375">
                <text:p>2179.9599609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294">
                <text:p>2294</text:p>
              </table:table-cell>
              <table:table-cell office:value-type="float" office:value="2238.13037109375">
                <text:p>2238.130371093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371">
                <text:p>2371</text:p>
              </table:table-cell>
              <table:table-cell office:value-type="float" office:value="2319.1875">
                <text:p>2319.1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2414">
                <text:p>2414</text:p>
              </table:table-cell>
              <table:table-cell office:value-type="float" office:value="2347.7958984375">
                <text:p>2347.7958984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2491">
                <text:p>2491</text:p>
              </table:table-cell>
              <table:table-cell office:value-type="float" office:value="2425.9921875">
                <text:p>2425.9921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2557">
                <text:p>2557</text:p>
              </table:table-cell>
              <table:table-cell office:value-type="float" office:value="2495.60595703125">
                <text:p>2495.60595703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2630">
                <text:p>2630</text:p>
              </table:table-cell>
              <table:table-cell office:value-type="float" office:value="2571.89501953125">
                <text:p>2571.89501953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2622">
                <text:p>2622</text:p>
              </table:table-cell>
              <table:table-cell office:value-type="float" office:value="2577.61669921875">
                <text:p>2577.61669921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2702">
                <text:p>2702</text:p>
              </table:table-cell>
              <table:table-cell office:value-type="float" office:value="2653.90576171875">
                <text:p>2653.90576171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2766">
                <text:p>2766</text:p>
              </table:table-cell>
              <table:table-cell office:value-type="float" office:value="2717.7978515625">
                <text:p>2717.7978515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2850">
                <text:p>2850</text:p>
              </table:table-cell>
              <table:table-cell office:value-type="float" office:value="2799.80859375">
                <text:p>2799.80859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2891">
                <text:p>2891</text:p>
              </table:table-cell>
              <table:table-cell office:value-type="float" office:value="2844.62841796875">
                <text:p>2844.628417968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2972">
                <text:p>2972</text:p>
              </table:table-cell>
              <table:table-cell office:value-type="float" office:value="2926.63916015625">
                <text:p>2926.63916015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048">
                <text:p>3048</text:p>
              </table:table-cell>
              <table:table-cell office:value-type="float" office:value="2989.57763671875">
                <text:p>2989.577636718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139">
                <text:p>3139</text:p>
              </table:table-cell>
              <table:table-cell office:value-type="float" office:value="3070.634765625">
                <text:p>3070.634765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157">
                <text:p>3157</text:p>
              </table:table-cell>
              <table:table-cell office:value-type="float" office:value="3097.3359375">
                <text:p>3097.33593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238">
                <text:p>3238</text:p>
              </table:table-cell>
              <table:table-cell office:value-type="float" office:value="3200.326171875">
                <text:p>3200.3261718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318">
                <text:p>3318</text:p>
              </table:table-cell>
              <table:table-cell office:value-type="float" office:value="3267.0791015625">
                <text:p>3267.0791015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404">
                <text:p>3404</text:p>
              </table:table-cell>
              <table:table-cell office:value-type="float" office:value="3349.08984375">
                <text:p>3349.08984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454">
                <text:p>3454</text:p>
              </table:table-cell>
              <table:table-cell office:value-type="float" office:value="3404.3994140625">
                <text:p>3404.3994140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3545">
                <text:p>3545</text:p>
              </table:table-cell>
              <table:table-cell office:value-type="float" office:value="3494.0390625">
                <text:p>3494.0390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3632">
                <text:p>3632</text:p>
              </table:table-cell>
              <table:table-cell office:value-type="float" office:value="3562.69921875">
                <text:p>3562.699218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3725">
                <text:p>3725</text:p>
              </table:table-cell>
              <table:table-cell office:value-type="float" office:value="3658.060546875">
                <text:p>3658.060546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3726">
                <text:p>3726</text:p>
              </table:table-cell>
              <table:table-cell office:value-type="float" office:value="3662.82861328125">
                <text:p>3662.82861328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3824">
                <text:p>3824</text:p>
              </table:table-cell>
              <table:table-cell office:value-type="float" office:value="3760.09716796875">
                <text:p>3760.097167968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3900">
                <text:p>3900</text:p>
              </table:table-cell>
              <table:table-cell office:value-type="float" office:value="3836.38623046875">
                <text:p>3836.38623046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005">
                <text:p>4005</text:p>
              </table:table-cell>
              <table:table-cell office:value-type="float" office:value="3928.88671875">
                <text:p>3928.88671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049">
                <text:p>4049</text:p>
              </table:table-cell>
              <table:table-cell office:value-type="float" office:value="3988.96435546875">
                <text:p>3988.96435546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160">
                <text:p>4160</text:p>
              </table:table-cell>
              <table:table-cell office:value-type="float" office:value="4099.58349609375">
                <text:p>4099.58349609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236">
                <text:p>4236</text:p>
              </table:table-cell>
              <table:table-cell office:value-type="float" office:value="4162.52197265625">
                <text:p>4162.521972656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344">
                <text:p>4344</text:p>
              </table:table-cell>
              <table:table-cell office:value-type="float" office:value="4282.67724609375">
                <text:p>4282.67724609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369">
                <text:p>4369</text:p>
              </table:table-cell>
              <table:table-cell office:value-type="float" office:value="4299.84228515625">
                <text:p>4299.84228515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479">
                <text:p>4479</text:p>
              </table:table-cell>
              <table:table-cell office:value-type="float" office:value="4412.36865234375">
                <text:p>4412.36865234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551">
                <text:p>4551</text:p>
              </table:table-cell>
              <table:table-cell office:value-type="float" office:value="4500.10107421875">
                <text:p>4500.10107421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4663">
                <text:p>4663</text:p>
              </table:table-cell>
              <table:table-cell office:value-type="float" office:value="4605.9521484375">
                <text:p>4605.9521484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4727">
                <text:p>4727</text:p>
              </table:table-cell>
              <table:table-cell office:value-type="float" office:value="4670.7978515625">
                <text:p>4670.79785156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4855">
                <text:p>4855</text:p>
              </table:table-cell>
              <table:table-cell office:value-type="float" office:value="4778.55615234375">
                <text:p>4778.55615234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4949">
                <text:p>4949</text:p>
              </table:table-cell>
              <table:table-cell office:value-type="float" office:value="4864.38134765625">
                <text:p>4864.38134765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062">
                <text:p>5062</text:p>
              </table:table-cell>
              <table:table-cell office:value-type="float" office:value="4983.5830078125">
                <text:p>4983.5830078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064">
                <text:p>5064</text:p>
              </table:table-cell>
              <table:table-cell office:value-type="float" office:value="4977.861328125">
                <text:p>4977.8613281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182">
                <text:p>5182</text:p>
              </table:table-cell>
              <table:table-cell office:value-type="float" office:value="5102.78466796875">
                <text:p>5102.784667968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287">
                <text:p>5287</text:p>
              </table:table-cell>
              <table:table-cell office:value-type="float" office:value="5190.51708984375">
                <text:p>5190.517089843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393">
                <text:p>5393</text:p>
              </table:table-cell>
              <table:table-cell office:value-type="float" office:value="5326.8837890625">
                <text:p>5326.8837890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461">
                <text:p>5461</text:p>
              </table:table-cell>
              <table:table-cell office:value-type="float" office:value="5386.0078125">
                <text:p>5386.0078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595">
                <text:p>5595</text:p>
              </table:table-cell>
              <table:table-cell office:value-type="float" office:value="5503.30224609375">
                <text:p>5503.30224609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709">
                <text:p>5709</text:p>
              </table:table-cell>
              <table:table-cell office:value-type="float" office:value="5612.9677734375">
                <text:p>5612.96777343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5839">
                <text:p>5839</text:p>
              </table:table-cell>
              <table:table-cell office:value-type="float" office:value="5756.009765625">
                <text:p>5756.009765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5857">
                <text:p>5857</text:p>
              </table:table-cell>
              <table:table-cell office:value-type="float" office:value="5791.29345703125">
                <text:p>5791.29345703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1">
                <text:p>241</text:p>
              </table:table-cell>
              <table:table-cell office:value-type="float" office:value="5998">
                <text:p>5998</text:p>
              </table:table-cell>
              <table:table-cell office:value-type="float" office:value="5922.89208984375">
                <text:p>5922.892089843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2">
                <text:p>242</text:p>
              </table:table-cell>
              <table:table-cell office:value-type="float" office:value="6111">
                <text:p>6111</text:p>
              </table:table-cell>
              <table:table-cell office:value-type="float" office:value="6034.46484375">
                <text:p>6034.46484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3">
                <text:p>243</text:p>
              </table:table-cell>
              <table:table-cell office:value-type="float" office:value="6253">
                <text:p>6253</text:p>
              </table:table-cell>
              <table:table-cell office:value-type="float" office:value="6178.46044921875">
                <text:p>6178.46044921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4">
                <text:p>244</text:p>
              </table:table-cell>
              <table:table-cell office:value-type="float" office:value="6326">
                <text:p>6326</text:p>
              </table:table-cell>
              <table:table-cell office:value-type="float" office:value="6248.07421875">
                <text:p>6248.07421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5">
                <text:p>245</text:p>
              </table:table-cell>
              <table:table-cell office:value-type="float" office:value="6469">
                <text:p>6469</text:p>
              </table:table-cell>
              <table:table-cell office:value-type="float" office:value="6391.1162109375">
                <text:p>6391.116210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81cm" svg:height="28.688cm" xlink:href=".." xlink:type="simple" chart:class="chart:scatter" chart:column-mapping="1 2" chart:style-name="ch1">
        <chart:legend chart:legend-position="end" svg:x="20.002cm" svg:y="13.298cm" style:legend-expansion="high" chart:style-name="ch2"/>
        <chart:plot-area chart:style-name="ch3" table:cell-range-address="Sheet1.M69:Sheet1.O139 Sheet1.U132:Sheet1.U133" svg:x="0.457cm" svg:y="0.573cm" svg:width="19.088cm" svg:height="27.542cm">
          <chartooo:coordinate-region svg:x="1.556cm" svg:y="0.773cm" svg:width="17.709cm" svg:height="27.1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69:Sheet1.N139" chart:class="chart:scatter">
            <chart:domain table:cell-range-address="Sheet1.M69:Sheet1.M139"/>
            <chart:data-point chart:repeated="71"/>
          </chart:series>
          <chart:series chart:style-name="ch7" chart:values-cell-range-address="Sheet1.U132:Sheet1.U133" chart:class="chart:scatter">
            <chart:domain table:cell-range-address="Sheet1.T132:Sheet1.T133"/>
            <chart:data-point chart:repeated="2"/>
          </chart:series>
          <chart:series chart:style-name="ch8" chart:values-cell-range-address="Sheet1.U132:Sheet1.U133" chart:class="chart:scatter">
            <chart:domain table:cell-range-address="Sheet1.T132:Sheet1.T133"/>
            <chart:data-point chart:repeated="2"/>
          </chart:series>
          <chart:series chart:style-name="ch9" chart:values-cell-range-address="Sheet1.O69:Sheet1.O139" chart:class="chart:scatter">
            <chart:data-point chart:repeated="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M69:Sheet1.M139</svg:desc>
                </draw:g>
              </table:table-cell>
              <table:table-cell office:value-type="float" office:value="-447">
                <text:p>-447</text:p>
                <draw:g>
                  <svg:desc>Sheet1.N69:Sheet1.N139</svg:desc>
                </draw:g>
              </table:table-cell>
              <table:table-cell office:value-type="float" office:value="143">
                <text:p>143</text:p>
                <draw:g>
                  <svg:desc>Sheet1.T132:Sheet1.T133</svg:desc>
                </draw:g>
              </table:table-cell>
              <table:table-cell office:value-type="float" office:value="-500">
                <text:p>-500</text:p>
                <draw:g>
                  <svg:desc>Sheet1.U132:Sheet1.U133</svg:desc>
                </draw:g>
              </table:table-cell>
              <table:table-cell office:value-type="float" office:value="143">
                <text:p>143</text:p>
                <draw:g>
                  <svg:desc>Sheet1.T132:Sheet1.T133</svg:desc>
                </draw:g>
              </table:table-cell>
              <table:table-cell office:value-type="float" office:value="-500">
                <text:p>-500</text:p>
                <draw:g>
                  <svg:desc>Sheet1.U132:Sheet1.U133</svg:desc>
                </draw:g>
              </table:table-cell>
              <table:table-cell office:value-type="float" office:value="-488.25">
                <text:p>-488.25</text:p>
                <draw:g>
                  <svg:desc>Sheet1.O69:Sheet1.O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-388">
                <text:p>-388</text:p>
              </table:table-cell>
              <table:table-cell office:value-type="float" office:value="143">
                <text:p>143</text:p>
              </table:table-cell>
              <table:table-cell office:value-type="float" office:value="500">
                <text:p>500</text:p>
              </table:table-cell>
              <table:table-cell office:value-type="float" office:value="143">
                <text:p>143</text:p>
              </table:table-cell>
              <table:table-cell office:value-type="float" office:value="500">
                <text:p>500</text:p>
              </table:table-cell>
              <table:table-cell office:value-type="float" office:value="-428.17236328125">
                <text:p>-428.172363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">
                <text:p>82</text:p>
              </table:table-cell>
              <table:table-cell office:value-type="float" office:value="-332">
                <text:p>-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8.58447265625">
                <text:p>-378.584472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-266">
                <text:p>-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2.78515625">
                <text:p>-312.785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">
                <text:p>84</text:p>
              </table:table-cell>
              <table:table-cell office:value-type="float" office:value="-228">
                <text:p>-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79.40869140625">
                <text:p>-279.4086914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-167">
                <text:p>-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7.8876953125">
                <text:p>-207.887695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-121">
                <text:p>-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7.34619140625">
                <text:p>-157.3461914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8.68603515625">
                <text:p>-88.68603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7.2685546875">
                <text:p>-97.26855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701171875">
                <text:p>-26.70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083984375">
                <text:p>28.60839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17578125">
                <text:p>99.175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505859375">
                <text:p>133.50585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">
                <text:p>93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.21240234375">
                <text:p>201.2124023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2900390625">
                <text:p>261.290039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">
                <text:p>95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.671875">
                <text:p>335.67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">
                <text:p>96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744140625">
                <text:p>354.7441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89404296875">
                <text:p>433.8940429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.7861328125">
                <text:p>497.786132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.93603515625">
                <text:p>576.93603515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.94140625">
                <text:p>617.9414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">
                <text:p>101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.90576171875">
                <text:p>700.9057617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">
                <text:p>102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.93701171875">
                <text:p>761.9370117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7.76220703125">
                <text:p>847.7622070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2.04052734375">
                <text:p>842.04052734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5">
                <text:p>105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6.912109375">
                <text:p>926.91210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43310546875">
                <text:p>998.43310546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">
                <text:p>107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4.25830078125">
                <text:p>1084.2583007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8.12451171875">
                <text:p>1128.1245117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.625">
                <text:p>1220.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5.0068359375">
                <text:p>1295.006835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9.41455078125">
                <text:p>1389.414550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3.2548828125">
                <text:p>1413.254882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6.708984375">
                <text:p>1506.70898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2.998046875">
                <text:p>1582.99804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">
                <text:p>115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8.359375">
                <text:p>1678.35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">
                <text:p>116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.0400390625">
                <text:p>1726.0400390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">
                <text:p>117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2.8447265625">
                <text:p>1832.8447265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">
                <text:p>118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4.3916015625">
                <text:p>1924.3916015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9">
                <text:p>119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.79931640625">
                <text:p>2018.7993164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3.103515625">
                <text:p>2033.103515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">
                <text:p>121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8.95458984375">
                <text:p>2138.95458984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">
                <text:p>122</text:p>
              </table:table-cell>
              <table:table-cell office:value-type="float" office:value="2282">
                <text:p>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7.640625">
                <text:p>2227.64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">
                <text:p>123</text:p>
              </table:table-cell>
              <table:table-cell office:value-type="float" office:value="2399">
                <text:p>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7.7958984375">
                <text:p>2347.795898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">
                <text:p>124</text:p>
              </table:table-cell>
              <table:table-cell office:value-type="float" office:value="2452">
                <text:p>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3.10546875">
                <text:p>2403.1054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2566">
                <text:p>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.353515625">
                <text:p>2521.35351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">
                <text:p>126</text:p>
              </table:table-cell>
              <table:table-cell office:value-type="float" office:value="2659">
                <text:p>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6.71484375">
                <text:p>2616.7148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7">
                <text:p>127</text:p>
              </table:table-cell>
              <table:table-cell office:value-type="float" office:value="2786">
                <text:p>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4.00927734375">
                <text:p>2734.0092773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">
                <text:p>128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33.06982421875">
                <text:p>-533.06982421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9">
                <text:p>129</text:p>
              </table:table-cell>
              <table:table-cell office:value-type="float" office:value="-462">
                <text:p>-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95.87890625">
                <text:p>-495.878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">
                <text:p>130</text:p>
              </table:table-cell>
              <table:table-cell office:value-type="float" office:value="-426">
                <text:p>-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62.50244140625">
                <text:p>-462.5024414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">
                <text:p>131</text:p>
              </table:table-cell>
              <table:table-cell office:value-type="float" office:value="-386">
                <text:p>-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24.35791015625">
                <text:p>-424.3579101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">
                <text:p>132</text:p>
              </table:table-cell>
              <table:table-cell office:value-type="float" office:value="-365">
                <text:p>-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00.517578125">
                <text:p>-400.517578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">
                <text:p>133</text:p>
              </table:table-cell>
              <table:table-cell office:value-type="float" office:value="-322">
                <text:p>-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9.51220703125">
                <text:p>-359.51220703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4">
                <text:p>134</text:p>
              </table:table-cell>
              <table:table-cell office:value-type="float" office:value="-288">
                <text:p>-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30.90380859375">
                <text:p>-330.9038085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">
                <text:p>135</text:p>
              </table:table-cell>
              <table:table-cell office:value-type="float" office:value="-254">
                <text:p>-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87.03759765625">
                <text:p>-287.03759765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6">
                <text:p>136</text:p>
              </table:table-cell>
              <table:table-cell office:value-type="float" office:value="-255">
                <text:p>-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87.9912109375">
                <text:p>-287.9912109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-216">
                <text:p>-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9.8466796875">
                <text:p>-249.846679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8">
                <text:p>138</text:p>
              </table:table-cell>
              <table:table-cell office:value-type="float" office:value="-175">
                <text:p>-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1.23828125">
                <text:p>-221.23828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9">
                <text:p>139</text:p>
              </table:table-cell>
              <table:table-cell office:value-type="float" office:value="-136">
                <text:p>-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8.32568359375">
                <text:p>-178.3256835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">
                <text:p>140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9.71728515625">
                <text:p>-149.71728515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2.990234375">
                <text:p>-102.990234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2">
                <text:p>142</text:p>
              </table:table-cell>
              <table:table-cell office:value-type="float" office:value="-31">
                <text:p>-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7.70654296875">
                <text:p>-67.70654296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">
                <text:p>14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701171875">
                <text:p>-26.70117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.02587890625">
                <text:p>-20.025878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5">
                <text:p>14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4755859375">
                <text:p>25.74755859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">
                <text:p>146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1240234375">
                <text:p>59.1240234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85107421875">
                <text:p>105.85107421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">
                <text:p>148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92333984375">
                <text:p>124.9233398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9">
                <text:p>149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7431640625">
                <text:p>169.743164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0">
                <text:p>150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794921875">
                <text:p>209.794921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2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4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8.537cm" svg:height="33.714cm" xlink:href=".." xlink:type="simple" chart:class="chart:scatter" chart:style-name="ch1">
        <chart:legend chart:legend-position="end" svg:x="44.858cm" svg:y="15.811cm" style:legend-expansion="high" chart:style-name="ch2"/>
        <chart:plot-area chart:style-name="ch3" table:cell-range-address="Sheet1.M4:Sheet1.Q234" svg:x="0.97cm" svg:y="0.674cm" svg:width="42.918cm" svg:height="32.366cm">
          <chartooo:coordinate-region svg:x="2.068cm" svg:y="0.874cm" svg:width="41.54cm" svg:height="31.9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4:Sheet1.N234" chart:class="chart:scatter">
            <chart:domain table:cell-range-address="Sheet1.M4:Sheet1.M234"/>
            <chart:data-point chart:repeated="231"/>
          </chart:series>
          <chart:series chart:style-name="ch7" chart:values-cell-range-address="Sheet1.O4:Sheet1.O234" chart:class="chart:scatter">
            <chart:data-point chart:repeated="231"/>
          </chart:series>
          <chart:series chart:style-name="ch8" chart:values-cell-range-address="Sheet1.P4:Sheet1.P234" chart:class="chart:scatter">
            <chart:data-point chart:repeated="231"/>
          </chart:series>
          <chart:series chart:style-name="ch9" chart:values-cell-range-address="Sheet1.Q4:Sheet1.Q234" chart:class="chart:scatter">
            <chart:data-point chart:repeated="2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M4:Sheet1.M234</svg:desc>
                </draw:g>
              </table:table-cell>
              <table:table-cell office:value-type="float" office:value="-2652">
                <text:p>-2652</text:p>
                <draw:g>
                  <svg:desc>Sheet1.N4:Sheet1.N234</svg:desc>
                </draw:g>
              </table:table-cell>
              <table:table-cell office:value-type="float" office:value="-2659.62744140625">
                <text:p>-2659.62744140625</text:p>
                <draw:g>
                  <svg:desc>Sheet1.O4:Sheet1.O234</svg:desc>
                </draw:g>
              </table:table-cell>
              <table:table-cell office:value-type="float" office:value="-2705.04">
                <text:p>-2705.04</text:p>
                <draw:g>
                  <svg:desc>Sheet1.P4:Sheet1.P234</svg:desc>
                </draw:g>
              </table:table-cell>
              <table:table-cell office:value-type="float" office:value="-2598.96">
                <text:p>-2598.96</text:p>
                <draw:g>
                  <svg:desc>Sheet1.Q4:Sheet1.Q2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2625">
                <text:p>-2625</text:p>
              </table:table-cell>
              <table:table-cell office:value-type="float" office:value="-2657.72021484375">
                <text:p>-2657.72021484375</text:p>
              </table:table-cell>
              <table:table-cell office:value-type="float" office:value="-2677.5">
                <text:p>-2677.5</text:p>
              </table:table-cell>
              <table:table-cell office:value-type="float" office:value="-2572.5">
                <text:p>-257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2596">
                <text:p>-2596</text:p>
              </table:table-cell>
              <table:table-cell office:value-type="float" office:value="-2626.2509765625">
                <text:p>-2626.2509765625</text:p>
              </table:table-cell>
              <table:table-cell office:value-type="float" office:value="-2647.92">
                <text:p>-2647.92</text:p>
              </table:table-cell>
              <table:table-cell office:value-type="float" office:value="-2544.08">
                <text:p>-2544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2572">
                <text:p>-2572</text:p>
              </table:table-cell>
              <table:table-cell office:value-type="float" office:value="-2600.50341796875">
                <text:p>-2600.50341796875</text:p>
              </table:table-cell>
              <table:table-cell office:value-type="float" office:value="-2623.44">
                <text:p>-2623.44</text:p>
              </table:table-cell>
              <table:table-cell office:value-type="float" office:value="-2520.56">
                <text:p>-2520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2537">
                <text:p>-2537</text:p>
              </table:table-cell>
              <table:table-cell office:value-type="float" office:value="-2569.98779296875">
                <text:p>-2569.98779296875</text:p>
              </table:table-cell>
              <table:table-cell office:value-type="float" office:value="-2587.74">
                <text:p>-2587.74</text:p>
              </table:table-cell>
              <table:table-cell office:value-type="float" office:value="-2486.26">
                <text:p>-248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2524">
                <text:p>-2524</text:p>
              </table:table-cell>
              <table:table-cell office:value-type="float" office:value="-2552.82275390625">
                <text:p>-2552.82275390625</text:p>
              </table:table-cell>
              <table:table-cell office:value-type="float" office:value="-2574.48">
                <text:p>-2574.48</text:p>
              </table:table-cell>
              <table:table-cell office:value-type="float" office:value="-2473.52">
                <text:p>-2473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2491">
                <text:p>-2491</text:p>
              </table:table-cell>
              <table:table-cell office:value-type="float" office:value="-2520.39990234375">
                <text:p>-2520.39990234375</text:p>
              </table:table-cell>
              <table:table-cell office:value-type="float" office:value="-2540.82">
                <text:p>-2540.82</text:p>
              </table:table-cell>
              <table:table-cell office:value-type="float" office:value="-2441.18">
                <text:p>-2441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2466">
                <text:p>-2466</text:p>
              </table:table-cell>
              <table:table-cell office:value-type="float" office:value="-2499.42041015625">
                <text:p>-2499.42041015625</text:p>
              </table:table-cell>
              <table:table-cell office:value-type="float" office:value="-2515.32">
                <text:p>-2515.32</text:p>
              </table:table-cell>
              <table:table-cell office:value-type="float" office:value="-2416.68">
                <text:p>-2416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2436">
                <text:p>-2436</text:p>
              </table:table-cell>
              <table:table-cell office:value-type="float" office:value="-2465.09033203125">
                <text:p>-2465.09033203125</text:p>
              </table:table-cell>
              <table:table-cell office:value-type="float" office:value="-2484.72">
                <text:p>-2484.72</text:p>
              </table:table-cell>
              <table:table-cell office:value-type="float" office:value="-2387.28">
                <text:p>-2387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2435">
                <text:p>-2435</text:p>
              </table:table-cell>
              <table:table-cell office:value-type="float" office:value="-2466.0439453125">
                <text:p>-2466.0439453125</text:p>
              </table:table-cell>
              <table:table-cell office:value-type="float" office:value="-2483.7">
                <text:p>-2483.7</text:p>
              </table:table-cell>
              <table:table-cell office:value-type="float" office:value="-2386.3">
                <text:p>-238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2404">
                <text:p>-2404</text:p>
              </table:table-cell>
              <table:table-cell office:value-type="float" office:value="-2437.435546875">
                <text:p>-2437.435546875</text:p>
              </table:table-cell>
              <table:table-cell office:value-type="float" office:value="-2452.08">
                <text:p>-2452.08</text:p>
              </table:table-cell>
              <table:table-cell office:value-type="float" office:value="-2355.92">
                <text:p>-2355.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2376">
                <text:p>-2376</text:p>
              </table:table-cell>
              <table:table-cell office:value-type="float" office:value="-2407.87353515625">
                <text:p>-2407.87353515625</text:p>
              </table:table-cell>
              <table:table-cell office:value-type="float" office:value="-2423.52">
                <text:p>-2423.52</text:p>
              </table:table-cell>
              <table:table-cell office:value-type="float" office:value="-2328.48">
                <text:p>-2328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2342">
                <text:p>-2342</text:p>
              </table:table-cell>
              <table:table-cell office:value-type="float" office:value="-2372.58984375">
                <text:p>-2372.58984375</text:p>
              </table:table-cell>
              <table:table-cell office:value-type="float" office:value="-2388.84">
                <text:p>-2388.84</text:p>
              </table:table-cell>
              <table:table-cell office:value-type="float" office:value="-2295.16">
                <text:p>-2295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2320">
                <text:p>-2320</text:p>
              </table:table-cell>
              <table:table-cell office:value-type="float" office:value="-2352.56396484375">
                <text:p>-2352.56396484375</text:p>
              </table:table-cell>
              <table:table-cell office:value-type="float" office:value="-2366.4">
                <text:p>-2366.4</text:p>
              </table:table-cell>
              <table:table-cell office:value-type="float" office:value="-2273.6">
                <text:p>-227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2289">
                <text:p>-2289</text:p>
              </table:table-cell>
              <table:table-cell office:value-type="float" office:value="-2322.04833984375">
                <text:p>-2322.04833984375</text:p>
              </table:table-cell>
              <table:table-cell office:value-type="float" office:value="-2334.78">
                <text:p>-2334.78</text:p>
              </table:table-cell>
              <table:table-cell office:value-type="float" office:value="-2243.22">
                <text:p>-2243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2262">
                <text:p>-2262</text:p>
              </table:table-cell>
              <table:table-cell office:value-type="float" office:value="-2295.34716796875">
                <text:p>-2295.34716796875</text:p>
              </table:table-cell>
              <table:table-cell office:value-type="float" office:value="-2307.24">
                <text:p>-2307.24</text:p>
              </table:table-cell>
              <table:table-cell office:value-type="float" office:value="-2216.76">
                <text:p>-2216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2227">
                <text:p>-2227</text:p>
              </table:table-cell>
              <table:table-cell office:value-type="float" office:value="-2262.92431640625">
                <text:p>-2262.92431640625</text:p>
              </table:table-cell>
              <table:table-cell office:value-type="float" office:value="-2271.54">
                <text:p>-2271.54</text:p>
              </table:table-cell>
              <table:table-cell office:value-type="float" office:value="-2182.46">
                <text:p>-2182.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2206">
                <text:p>-2206</text:p>
              </table:table-cell>
              <table:table-cell office:value-type="float" office:value="-2240.9912109375">
                <text:p>-2240.9912109375</text:p>
              </table:table-cell>
              <table:table-cell office:value-type="float" office:value="-2250.12">
                <text:p>-2250.12</text:p>
              </table:table-cell>
              <table:table-cell office:value-type="float" office:value="-2161.88">
                <text:p>-2161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2174">
                <text:p>-2174</text:p>
              </table:table-cell>
              <table:table-cell office:value-type="float" office:value="-2201.89306640625">
                <text:p>-2201.89306640625</text:p>
              </table:table-cell>
              <table:table-cell office:value-type="float" office:value="-2217.48">
                <text:p>-2217.48</text:p>
              </table:table-cell>
              <table:table-cell office:value-type="float" office:value="-2130.52">
                <text:p>-2130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2143">
                <text:p>-2143</text:p>
              </table:table-cell>
              <table:table-cell office:value-type="float" office:value="-2174.23828125">
                <text:p>-2174.23828125</text:p>
              </table:table-cell>
              <table:table-cell office:value-type="float" office:value="-2185.86">
                <text:p>-2185.86</text:p>
              </table:table-cell>
              <table:table-cell office:value-type="float" office:value="-2100.14">
                <text:p>-2100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2108">
                <text:p>-2108</text:p>
              </table:table-cell>
              <table:table-cell office:value-type="float" office:value="-2136.09375">
                <text:p>-2136.09375</text:p>
              </table:table-cell>
              <table:table-cell office:value-type="float" office:value="-2150.16">
                <text:p>-2150.16</text:p>
              </table:table-cell>
              <table:table-cell office:value-type="float" office:value="-2065.84">
                <text:p>-2065.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2084">
                <text:p>-2084</text:p>
              </table:table-cell>
              <table:table-cell office:value-type="float" office:value="-2115.1142578125">
                <text:p>-2115.1142578125</text:p>
              </table:table-cell>
              <table:table-cell office:value-type="float" office:value="-2125.68">
                <text:p>-2125.68</text:p>
              </table:table-cell>
              <table:table-cell office:value-type="float" office:value="-2042.32">
                <text:p>-2042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2047">
                <text:p>-2047</text:p>
              </table:table-cell>
              <table:table-cell office:value-type="float" office:value="-2074.10888671875">
                <text:p>-2074.10888671875</text:p>
              </table:table-cell>
              <table:table-cell office:value-type="float" office:value="-2087.94">
                <text:p>-2087.94</text:p>
              </table:table-cell>
              <table:table-cell office:value-type="float" office:value="-2006.06">
                <text:p>-2006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2017">
                <text:p>-2017</text:p>
              </table:table-cell>
              <table:table-cell office:value-type="float" office:value="-2045.50048828125">
                <text:p>-2045.50048828125</text:p>
              </table:table-cell>
              <table:table-cell office:value-type="float" office:value="-2057.34">
                <text:p>-2057.34</text:p>
              </table:table-cell>
              <table:table-cell office:value-type="float" office:value="-1976.66">
                <text:p>-1976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1980">
                <text:p>-1980</text:p>
              </table:table-cell>
              <table:table-cell office:value-type="float" office:value="-2007.35595703125">
                <text:p>-2007.35595703125</text:p>
              </table:table-cell>
              <table:table-cell office:value-type="float" office:value="-2019.6">
                <text:p>-2019.6</text:p>
              </table:table-cell>
              <table:table-cell office:value-type="float" office:value="-1940.4">
                <text:p>-194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1982">
                <text:p>-1982</text:p>
              </table:table-cell>
              <table:table-cell office:value-type="float" office:value="-2012.1240234375">
                <text:p>-2012.1240234375</text:p>
              </table:table-cell>
              <table:table-cell office:value-type="float" office:value="-2021.64">
                <text:p>-2021.64</text:p>
              </table:table-cell>
              <table:table-cell office:value-type="float" office:value="-1942.36">
                <text:p>-1942.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1942">
                <text:p>-1942</text:p>
              </table:table-cell>
              <table:table-cell office:value-type="float" office:value="-1974.93310546875">
                <text:p>-1974.93310546875</text:p>
              </table:table-cell>
              <table:table-cell office:value-type="float" office:value="-1980.84">
                <text:p>-1980.84</text:p>
              </table:table-cell>
              <table:table-cell office:value-type="float" office:value="-1903.16">
                <text:p>-1903.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1912">
                <text:p>-1912</text:p>
              </table:table-cell>
              <table:table-cell office:value-type="float" office:value="-1943.4638671875">
                <text:p>-1943.4638671875</text:p>
              </table:table-cell>
              <table:table-cell office:value-type="float" office:value="-1950.24">
                <text:p>-1950.24</text:p>
              </table:table-cell>
              <table:table-cell office:value-type="float" office:value="-1873.76">
                <text:p>-1873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871">
                <text:p>-1871</text:p>
              </table:table-cell>
              <table:table-cell office:value-type="float" office:value="-1903.412109375">
                <text:p>-1903.412109375</text:p>
              </table:table-cell>
              <table:table-cell office:value-type="float" office:value="-1908.42">
                <text:p>-1908.42</text:p>
              </table:table-cell>
              <table:table-cell office:value-type="float" office:value="-1833.58">
                <text:p>-1833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851">
                <text:p>-1851</text:p>
              </table:table-cell>
              <table:table-cell office:value-type="float" office:value="-1883.38623046875">
                <text:p>-1883.38623046875</text:p>
              </table:table-cell>
              <table:table-cell office:value-type="float" office:value="-1888.02">
                <text:p>-1888.02</text:p>
              </table:table-cell>
              <table:table-cell office:value-type="float" office:value="-1813.98">
                <text:p>-1813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809">
                <text:p>-1809</text:p>
              </table:table-cell>
              <table:table-cell office:value-type="float" office:value="-1850.96337890625">
                <text:p>-1850.96337890625</text:p>
              </table:table-cell>
              <table:table-cell office:value-type="float" office:value="-1845.18">
                <text:p>-1845.18</text:p>
              </table:table-cell>
              <table:table-cell office:value-type="float" office:value="-1772.82">
                <text:p>-1772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782">
                <text:p>-1782</text:p>
              </table:table-cell>
              <table:table-cell office:value-type="float" office:value="-1809.00439453125">
                <text:p>-1809.00439453125</text:p>
              </table:table-cell>
              <table:table-cell office:value-type="float" office:value="-1817.64">
                <text:p>-1817.64</text:p>
              </table:table-cell>
              <table:table-cell office:value-type="float" office:value="-1746.36">
                <text:p>-1746.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736">
                <text:p>-1736</text:p>
              </table:table-cell>
              <table:table-cell office:value-type="float" office:value="-1775.6279296875">
                <text:p>-1775.6279296875</text:p>
              </table:table-cell>
              <table:table-cell office:value-type="float" office:value="-1770.72">
                <text:p>-1770.72</text:p>
              </table:table-cell>
              <table:table-cell office:value-type="float" office:value="-1701.28">
                <text:p>-1701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718">
                <text:p>-1718</text:p>
              </table:table-cell>
              <table:table-cell office:value-type="float" office:value="-1750.833984375">
                <text:p>-1750.833984375</text:p>
              </table:table-cell>
              <table:table-cell office:value-type="float" office:value="-1752.36">
                <text:p>-1752.36</text:p>
              </table:table-cell>
              <table:table-cell office:value-type="float" office:value="-1683.64">
                <text:p>-1683.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1678">
                <text:p>-1678</text:p>
              </table:table-cell>
              <table:table-cell office:value-type="float" office:value="-1710.7822265625">
                <text:p>-1710.7822265625</text:p>
              </table:table-cell>
              <table:table-cell office:value-type="float" office:value="-1711.56">
                <text:p>-1711.56</text:p>
              </table:table-cell>
              <table:table-cell office:value-type="float" office:value="-1644.44">
                <text:p>-1644.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1639">
                <text:p>-1639</text:p>
              </table:table-cell>
              <table:table-cell office:value-type="float" office:value="-1670.73046875">
                <text:p>-1670.73046875</text:p>
              </table:table-cell>
              <table:table-cell office:value-type="float" office:value="-1671.78">
                <text:p>-1671.78</text:p>
              </table:table-cell>
              <table:table-cell office:value-type="float" office:value="-1606.22">
                <text:p>-1606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1596">
                <text:p>-1596</text:p>
              </table:table-cell>
              <table:table-cell office:value-type="float" office:value="-1629.72509765625">
                <text:p>-1629.72509765625</text:p>
              </table:table-cell>
              <table:table-cell office:value-type="float" office:value="-1627.92">
                <text:p>-1627.92</text:p>
              </table:table-cell>
              <table:table-cell office:value-type="float" office:value="-1564.08">
                <text:p>-1564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1577">
                <text:p>-1577</text:p>
              </table:table-cell>
              <table:table-cell office:value-type="float" office:value="-1605.884765625">
                <text:p>-1605.884765625</text:p>
              </table:table-cell>
              <table:table-cell office:value-type="float" office:value="-1608.54">
                <text:p>-1608.54</text:p>
              </table:table-cell>
              <table:table-cell office:value-type="float" office:value="-1545.46">
                <text:p>-1545.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1531">
                <text:p>-1531</text:p>
              </table:table-cell>
              <table:table-cell office:value-type="float" office:value="-1567.740234375">
                <text:p>-1567.740234375</text:p>
              </table:table-cell>
              <table:table-cell office:value-type="float" office:value="-1561.62">
                <text:p>-1561.62</text:p>
              </table:table-cell>
              <table:table-cell office:value-type="float" office:value="-1500.38">
                <text:p>-150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1493">
                <text:p>-1493</text:p>
              </table:table-cell>
              <table:table-cell office:value-type="float" office:value="-1532.45654296875">
                <text:p>-1532.45654296875</text:p>
              </table:table-cell>
              <table:table-cell office:value-type="float" office:value="-1522.86">
                <text:p>-1522.86</text:p>
              </table:table-cell>
              <table:table-cell office:value-type="float" office:value="-1463.14">
                <text:p>-1463.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1448">
                <text:p>-1448</text:p>
              </table:table-cell>
              <table:table-cell office:value-type="float" office:value="-1480.96142578125">
                <text:p>-1480.96142578125</text:p>
              </table:table-cell>
              <table:table-cell office:value-type="float" office:value="-1476.96">
                <text:p>-1476.96</text:p>
              </table:table-cell>
              <table:table-cell office:value-type="float" office:value="-1419.04">
                <text:p>-1419.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1456">
                <text:p>-1456</text:p>
              </table:table-cell>
              <table:table-cell office:value-type="float" office:value="-1487.63671875">
                <text:p>-1487.63671875</text:p>
              </table:table-cell>
              <table:table-cell office:value-type="float" office:value="-1485.12">
                <text:p>-1485.12</text:p>
              </table:table-cell>
              <table:table-cell office:value-type="float" office:value="-1426.88">
                <text:p>-1426.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1415">
                <text:p>-1415</text:p>
              </table:table-cell>
              <table:table-cell office:value-type="float" office:value="-1435.18798828125">
                <text:p>-1435.18798828125</text:p>
              </table:table-cell>
              <table:table-cell office:value-type="float" office:value="-1443.3">
                <text:p>-1443.3</text:p>
              </table:table-cell>
              <table:table-cell office:value-type="float" office:value="-1386.7">
                <text:p>-1386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1376">
                <text:p>-1376</text:p>
              </table:table-cell>
              <table:table-cell office:value-type="float" office:value="-1401.8115234375">
                <text:p>-1401.8115234375</text:p>
              </table:table-cell>
              <table:table-cell office:value-type="float" office:value="-1403.52">
                <text:p>-1403.52</text:p>
              </table:table-cell>
              <table:table-cell office:value-type="float" office:value="-1348.48">
                <text:p>-1348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1328">
                <text:p>-1328</text:p>
              </table:table-cell>
              <table:table-cell office:value-type="float" office:value="-1355.08447265625">
                <text:p>-1355.08447265625</text:p>
              </table:table-cell>
              <table:table-cell office:value-type="float" office:value="-1354.56">
                <text:p>-1354.56</text:p>
              </table:table-cell>
              <table:table-cell office:value-type="float" office:value="-1301.44">
                <text:p>-1301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1304">
                <text:p>-1304</text:p>
              </table:table-cell>
              <table:table-cell office:value-type="float" office:value="-1330.29052734375">
                <text:p>-1330.29052734375</text:p>
              </table:table-cell>
              <table:table-cell office:value-type="float" office:value="-1330.08">
                <text:p>-1330.08</text:p>
              </table:table-cell>
              <table:table-cell office:value-type="float" office:value="-1277.92">
                <text:p>-1277.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1249">
                <text:p>-1249</text:p>
              </table:table-cell>
              <table:table-cell office:value-type="float" office:value="-1277.841796875">
                <text:p>-1277.841796875</text:p>
              </table:table-cell>
              <table:table-cell office:value-type="float" office:value="-1273.98">
                <text:p>-1273.98</text:p>
              </table:table-cell>
              <table:table-cell office:value-type="float" office:value="-1224.02">
                <text:p>-1224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1210">
                <text:p>-1210</text:p>
              </table:table-cell>
              <table:table-cell office:value-type="float" office:value="-1241.6044921875">
                <text:p>-1241.6044921875</text:p>
              </table:table-cell>
              <table:table-cell office:value-type="float" office:value="-1234.2">
                <text:p>-1234.2</text:p>
              </table:table-cell>
              <table:table-cell office:value-type="float" office:value="-1185.8">
                <text:p>-1185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1161">
                <text:p>-1161</text:p>
              </table:table-cell>
              <table:table-cell office:value-type="float" office:value="-1192.97021484375">
                <text:p>-1192.97021484375</text:p>
              </table:table-cell>
              <table:table-cell office:value-type="float" office:value="-1184.22">
                <text:p>-1184.22</text:p>
              </table:table-cell>
              <table:table-cell office:value-type="float" office:value="-1137.78">
                <text:p>-1137.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1135">
                <text:p>-1135</text:p>
              </table:table-cell>
              <table:table-cell office:value-type="float" office:value="-1171.037109375">
                <text:p>-1171.037109375</text:p>
              </table:table-cell>
              <table:table-cell office:value-type="float" office:value="-1157.7">
                <text:p>-1157.7</text:p>
              </table:table-cell>
              <table:table-cell office:value-type="float" office:value="-1112.3">
                <text:p>-1112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1082">
                <text:p>-1082</text:p>
              </table:table-cell>
              <table:table-cell office:value-type="float" office:value="-1119.5419921875">
                <text:p>-1119.5419921875</text:p>
              </table:table-cell>
              <table:table-cell office:value-type="float" office:value="-1103.64">
                <text:p>-1103.64</text:p>
              </table:table-cell>
              <table:table-cell office:value-type="float" office:value="-1060.36">
                <text:p>-1060.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1047">
                <text:p>-1047</text:p>
              </table:table-cell>
              <table:table-cell office:value-type="float" office:value="-1079.490234375">
                <text:p>-1079.490234375</text:p>
              </table:table-cell>
              <table:table-cell office:value-type="float" office:value="-1067.94">
                <text:p>-1067.94</text:p>
              </table:table-cell>
              <table:table-cell office:value-type="float" office:value="-1026.06">
                <text:p>-1026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998">
                <text:p>-998</text:p>
              </table:table-cell>
              <table:table-cell office:value-type="float" office:value="-1032.76318359375">
                <text:p>-1032.76318359375</text:p>
              </table:table-cell>
              <table:table-cell office:value-type="float" office:value="-1017.96">
                <text:p>-1017.96</text:p>
              </table:table-cell>
              <table:table-cell office:value-type="float" office:value="-978.04">
                <text:p>-978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968">
                <text:p>-968</text:p>
              </table:table-cell>
              <table:table-cell office:value-type="float" office:value="-1003.201171875">
                <text:p>-1003.201171875</text:p>
              </table:table-cell>
              <table:table-cell office:value-type="float" office:value="-987.36">
                <text:p>-987.36</text:p>
              </table:table-cell>
              <table:table-cell office:value-type="float" office:value="-948.64">
                <text:p>-948.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919">
                <text:p>-919</text:p>
              </table:table-cell>
              <table:table-cell office:value-type="float" office:value="-945.984375">
                <text:p>-945.984375</text:p>
              </table:table-cell>
              <table:table-cell office:value-type="float" office:value="-937.38">
                <text:p>-937.38</text:p>
              </table:table-cell>
              <table:table-cell office:value-type="float" office:value="-900.62">
                <text:p>-900.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873">
                <text:p>-873</text:p>
              </table:table-cell>
              <table:table-cell office:value-type="float" office:value="-905.9326171875">
                <text:p>-905.9326171875</text:p>
              </table:table-cell>
              <table:table-cell office:value-type="float" office:value="-890.46">
                <text:p>-890.46</text:p>
              </table:table-cell>
              <table:table-cell office:value-type="float" office:value="-855.54">
                <text:p>-855.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817">
                <text:p>-817</text:p>
              </table:table-cell>
              <table:table-cell office:value-type="float" office:value="-852.5302734375">
                <text:p>-852.5302734375</text:p>
              </table:table-cell>
              <table:table-cell office:value-type="float" office:value="-833.34">
                <text:p>-833.34</text:p>
              </table:table-cell>
              <table:table-cell office:value-type="float" office:value="-800.66">
                <text:p>-800.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817">
                <text:p>-817</text:p>
              </table:table-cell>
              <table:table-cell office:value-type="float" office:value="-857.29833984375">
                <text:p>-857.29833984375</text:p>
              </table:table-cell>
              <table:table-cell office:value-type="float" office:value="-833.34">
                <text:p>-833.34</text:p>
              </table:table-cell>
              <table:table-cell office:value-type="float" office:value="-800.66">
                <text:p>-800.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766">
                <text:p>-766</text:p>
              </table:table-cell>
              <table:table-cell office:value-type="float" office:value="-801.03515625">
                <text:p>-801.03515625</text:p>
              </table:table-cell>
              <table:table-cell office:value-type="float" office:value="-781.32">
                <text:p>-781.32</text:p>
              </table:table-cell>
              <table:table-cell office:value-type="float" office:value="-750.68">
                <text:p>-750.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719">
                <text:p>-719</text:p>
              </table:table-cell>
              <table:table-cell office:value-type="float" office:value="-755.26171875">
                <text:p>-755.26171875</text:p>
              </table:table-cell>
              <table:table-cell office:value-type="float" office:value="-733.38">
                <text:p>-733.38</text:p>
              </table:table-cell>
              <table:table-cell office:value-type="float" office:value="-704.62">
                <text:p>-704.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667">
                <text:p>-667</text:p>
              </table:table-cell>
              <table:table-cell office:value-type="float" office:value="-698.044921875">
                <text:p>-698.044921875</text:p>
              </table:table-cell>
              <table:table-cell office:value-type="float" office:value="-680.34">
                <text:p>-680.34</text:p>
              </table:table-cell>
              <table:table-cell office:value-type="float" office:value="-653.66">
                <text:p>-653.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637">
                <text:p>-637</text:p>
              </table:table-cell>
              <table:table-cell office:value-type="float" office:value="-679.92626953125">
                <text:p>-679.92626953125</text:p>
              </table:table-cell>
              <table:table-cell office:value-type="float" office:value="-649.74">
                <text:p>-649.74</text:p>
              </table:table-cell>
              <table:table-cell office:value-type="float" office:value="-624.26">
                <text:p>-624.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576">
                <text:p>-576</text:p>
              </table:table-cell>
              <table:table-cell office:value-type="float" office:value="-615.08056640625">
                <text:p>-615.08056640625</text:p>
              </table:table-cell>
              <table:table-cell office:value-type="float" office:value="-587.52">
                <text:p>-587.52</text:p>
              </table:table-cell>
              <table:table-cell office:value-type="float" office:value="-564.48">
                <text:p>-564.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527">
                <text:p>-527</text:p>
              </table:table-cell>
              <table:table-cell office:value-type="float" office:value="-569.30712890625">
                <text:p>-569.30712890625</text:p>
              </table:table-cell>
              <table:table-cell office:value-type="float" office:value="-537.54">
                <text:p>-537.54</text:p>
              </table:table-cell>
              <table:table-cell office:value-type="float" office:value="-516.46">
                <text:p>-516.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472">
                <text:p>-472</text:p>
              </table:table-cell>
              <table:table-cell office:value-type="float" office:value="-513.99755859375">
                <text:p>-513.99755859375</text:p>
              </table:table-cell>
              <table:table-cell office:value-type="float" office:value="-481.44">
                <text:p>-481.44</text:p>
              </table:table-cell>
              <table:table-cell office:value-type="float" office:value="-462.56">
                <text:p>-462.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447">
                <text:p>-447</text:p>
              </table:table-cell>
              <table:table-cell office:value-type="float" office:value="-488.25">
                <text:p>-488.25</text:p>
              </table:table-cell>
              <table:table-cell office:value-type="float" office:value="-455.94">
                <text:p>-455.94</text:p>
              </table:table-cell>
              <table:table-cell office:value-type="float" office:value="-438.06">
                <text:p>-438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388">
                <text:p>-388</text:p>
              </table:table-cell>
              <table:table-cell office:value-type="float" office:value="-428.17236328125">
                <text:p>-428.17236328125</text:p>
              </table:table-cell>
              <table:table-cell office:value-type="float" office:value="-395.76">
                <text:p>-395.76</text:p>
              </table:table-cell>
              <table:table-cell office:value-type="float" office:value="-380.24">
                <text:p>-380.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332">
                <text:p>-332</text:p>
              </table:table-cell>
              <table:table-cell office:value-type="float" office:value="-378.58447265625">
                <text:p>-378.58447265625</text:p>
              </table:table-cell>
              <table:table-cell office:value-type="float" office:value="-338.64">
                <text:p>-338.64</text:p>
              </table:table-cell>
              <table:table-cell office:value-type="float" office:value="-325.36">
                <text:p>-325.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266">
                <text:p>-266</text:p>
              </table:table-cell>
              <table:table-cell office:value-type="float" office:value="-312.78515625">
                <text:p>-312.78515625</text:p>
              </table:table-cell>
              <table:table-cell office:value-type="float" office:value="-271.32">
                <text:p>-271.32</text:p>
              </table:table-cell>
              <table:table-cell office:value-type="float" office:value="-260.68">
                <text:p>-260.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228">
                <text:p>-228</text:p>
              </table:table-cell>
              <table:table-cell office:value-type="float" office:value="-279.40869140625">
                <text:p>-279.40869140625</text:p>
              </table:table-cell>
              <table:table-cell office:value-type="float" office:value="-232.56">
                <text:p>-232.56</text:p>
              </table:table-cell>
              <table:table-cell office:value-type="float" office:value="-223.44">
                <text:p>-223.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167">
                <text:p>-167</text:p>
              </table:table-cell>
              <table:table-cell office:value-type="float" office:value="-207.8876953125">
                <text:p>-207.8876953125</text:p>
              </table:table-cell>
              <table:table-cell office:value-type="float" office:value="-170.34">
                <text:p>-170.34</text:p>
              </table:table-cell>
              <table:table-cell office:value-type="float" office:value="-163.66">
                <text:p>-163.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121">
                <text:p>-121</text:p>
              </table:table-cell>
              <table:table-cell office:value-type="float" office:value="-157.34619140625">
                <text:p>-157.34619140625</text:p>
              </table:table-cell>
              <table:table-cell office:value-type="float" office:value="-123.42">
                <text:p>-123.42</text:p>
              </table:table-cell>
              <table:table-cell office:value-type="float" office:value="-118.58">
                <text:p>-118.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45">
                <text:p>-45</text:p>
              </table:table-cell>
              <table:table-cell office:value-type="float" office:value="-88.68603515625">
                <text:p>-88.68603515625</text:p>
              </table:table-cell>
              <table:table-cell office:value-type="float" office:value="-45.9">
                <text:p>-45.9</text:p>
              </table:table-cell>
              <table:table-cell office:value-type="float" office:value="-44.1">
                <text:p>-44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54">
                <text:p>-54</text:p>
              </table:table-cell>
              <table:table-cell office:value-type="float" office:value="-97.2685546875">
                <text:p>-97.2685546875</text:p>
              </table:table-cell>
              <table:table-cell office:value-type="float" office:value="-55.08">
                <text:p>-55.08</text:p>
              </table:table-cell>
              <table:table-cell office:value-type="float" office:value="-52.92">
                <text:p>-52.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-26.701171875">
                <text:p>-26.701171875</text:p>
              </table:table-cell>
              <table:table-cell office:value-type="float" office:value="12.24">
                <text:p>12.24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8.6083984375">
                <text:p>28.6083984375</text:p>
              </table:table-cell>
              <table:table-cell office:value-type="float" office:value="72.42">
                <text:p>72.42</text:p>
              </table:table-cell>
              <table:table-cell office:value-type="float" office:value="69.58">
                <text:p>69.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136">
                <text:p>136</text:p>
              </table:table-cell>
              <table:table-cell office:value-type="float" office:value="99.17578125">
                <text:p>99.17578125</text:p>
              </table:table-cell>
              <table:table-cell office:value-type="float" office:value="138.72">
                <text:p>138.72</text:p>
              </table:table-cell>
              <table:table-cell office:value-type="float" office:value="133.28">
                <text:p>133.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173">
                <text:p>173</text:p>
              </table:table-cell>
              <table:table-cell office:value-type="float" office:value="133.505859375">
                <text:p>133.505859375</text:p>
              </table:table-cell>
              <table:table-cell office:value-type="float" office:value="176.46">
                <text:p>176.46</text:p>
              </table:table-cell>
              <table:table-cell office:value-type="float" office:value="169.54">
                <text:p>169.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239">
                <text:p>239</text:p>
              </table:table-cell>
              <table:table-cell office:value-type="float" office:value="201.21240234375">
                <text:p>201.21240234375</text:p>
              </table:table-cell>
              <table:table-cell office:value-type="float" office:value="243.78">
                <text:p>243.78</text:p>
              </table:table-cell>
              <table:table-cell office:value-type="float" office:value="234.22">
                <text:p>234.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302">
                <text:p>302</text:p>
              </table:table-cell>
              <table:table-cell office:value-type="float" office:value="261.2900390625">
                <text:p>261.2900390625</text:p>
              </table:table-cell>
              <table:table-cell office:value-type="float" office:value="308.04">
                <text:p>308.04</text:p>
              </table:table-cell>
              <table:table-cell office:value-type="float" office:value="295.96">
                <text:p>295.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376">
                <text:p>376</text:p>
              </table:table-cell>
              <table:table-cell office:value-type="float" office:value="335.671875">
                <text:p>335.671875</text:p>
              </table:table-cell>
              <table:table-cell office:value-type="float" office:value="383.52">
                <text:p>383.52</text:p>
              </table:table-cell>
              <table:table-cell office:value-type="float" office:value="368.48">
                <text:p>368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409">
                <text:p>409</text:p>
              </table:table-cell>
              <table:table-cell office:value-type="float" office:value="354.744140625">
                <text:p>354.744140625</text:p>
              </table:table-cell>
              <table:table-cell office:value-type="float" office:value="417.18">
                <text:p>417.18</text:p>
              </table:table-cell>
              <table:table-cell office:value-type="float" office:value="400.82">
                <text:p>400.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482">
                <text:p>482</text:p>
              </table:table-cell>
              <table:table-cell office:value-type="float" office:value="433.89404296875">
                <text:p>433.89404296875</text:p>
              </table:table-cell>
              <table:table-cell office:value-type="float" office:value="491.64">
                <text:p>491.64</text:p>
              </table:table-cell>
              <table:table-cell office:value-type="float" office:value="472.36">
                <text:p>472.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547">
                <text:p>547</text:p>
              </table:table-cell>
              <table:table-cell office:value-type="float" office:value="497.7861328125">
                <text:p>497.7861328125</text:p>
              </table:table-cell>
              <table:table-cell office:value-type="float" office:value="557.94">
                <text:p>557.94</text:p>
              </table:table-cell>
              <table:table-cell office:value-type="float" office:value="536.06">
                <text:p>536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620">
                <text:p>620</text:p>
              </table:table-cell>
              <table:table-cell office:value-type="float" office:value="576.93603515625">
                <text:p>576.93603515625</text:p>
              </table:table-cell>
              <table:table-cell office:value-type="float" office:value="632.4">
                <text:p>632.4</text:p>
              </table:table-cell>
              <table:table-cell office:value-type="float" office:value="607.6">
                <text:p>607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661">
                <text:p>661</text:p>
              </table:table-cell>
              <table:table-cell office:value-type="float" office:value="617.94140625">
                <text:p>617.94140625</text:p>
              </table:table-cell>
              <table:table-cell office:value-type="float" office:value="674.22">
                <text:p>674.22</text:p>
              </table:table-cell>
              <table:table-cell office:value-type="float" office:value="647.78">
                <text:p>647.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741">
                <text:p>741</text:p>
              </table:table-cell>
              <table:table-cell office:value-type="float" office:value="700.90576171875">
                <text:p>700.90576171875</text:p>
              </table:table-cell>
              <table:table-cell office:value-type="float" office:value="755.82">
                <text:p>755.82</text:p>
              </table:table-cell>
              <table:table-cell office:value-type="float" office:value="726.18">
                <text:p>726.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812">
                <text:p>812</text:p>
              </table:table-cell>
              <table:table-cell office:value-type="float" office:value="761.93701171875">
                <text:p>761.93701171875</text:p>
              </table:table-cell>
              <table:table-cell office:value-type="float" office:value="828.24">
                <text:p>828.24</text:p>
              </table:table-cell>
              <table:table-cell office:value-type="float" office:value="795.76">
                <text:p>795.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897">
                <text:p>897</text:p>
              </table:table-cell>
              <table:table-cell office:value-type="float" office:value="847.76220703125">
                <text:p>847.76220703125</text:p>
              </table:table-cell>
              <table:table-cell office:value-type="float" office:value="914.94">
                <text:p>914.94</text:p>
              </table:table-cell>
              <table:table-cell office:value-type="float" office:value="879.06">
                <text:p>879.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890">
                <text:p>890</text:p>
              </table:table-cell>
              <table:table-cell office:value-type="float" office:value="842.04052734375">
                <text:p>842.04052734375</text:p>
              </table:table-cell>
              <table:table-cell office:value-type="float" office:value="907.8">
                <text:p>907.8</text:p>
              </table:table-cell>
              <table:table-cell office:value-type="float" office:value="872.2">
                <text:p>872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977">
                <text:p>977</text:p>
              </table:table-cell>
              <table:table-cell office:value-type="float" office:value="926.912109375">
                <text:p>926.912109375</text:p>
              </table:table-cell>
              <table:table-cell office:value-type="float" office:value="996.54">
                <text:p>996.54</text:p>
              </table:table-cell>
              <table:table-cell office:value-type="float" office:value="957.46">
                <text:p>957.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041">
                <text:p>1041</text:p>
              </table:table-cell>
              <table:table-cell office:value-type="float" office:value="998.43310546875">
                <text:p>998.43310546875</text:p>
              </table:table-cell>
              <table:table-cell office:value-type="float" office:value="1061.82">
                <text:p>1061.82</text:p>
              </table:table-cell>
              <table:table-cell office:value-type="float" office:value="1020.18">
                <text:p>1020.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121">
                <text:p>1121</text:p>
              </table:table-cell>
              <table:table-cell office:value-type="float" office:value="1084.25830078125">
                <text:p>1084.25830078125</text:p>
              </table:table-cell>
              <table:table-cell office:value-type="float" office:value="1143.42">
                <text:p>1143.42</text:p>
              </table:table-cell>
              <table:table-cell office:value-type="float" office:value="1098.58">
                <text:p>1098.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170">
                <text:p>1170</text:p>
              </table:table-cell>
              <table:table-cell office:value-type="float" office:value="1128.12451171875">
                <text:p>1128.12451171875</text:p>
              </table:table-cell>
              <table:table-cell office:value-type="float" office:value="1193.4">
                <text:p>1193.4</text:p>
              </table:table-cell>
              <table:table-cell office:value-type="float" office:value="1146.6">
                <text:p>1146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274">
                <text:p>1274</text:p>
              </table:table-cell>
              <table:table-cell office:value-type="float" office:value="1220.625">
                <text:p>1220.625</text:p>
              </table:table-cell>
              <table:table-cell office:value-type="float" office:value="1299.48">
                <text:p>1299.48</text:p>
              </table:table-cell>
              <table:table-cell office:value-type="float" office:value="1248.52">
                <text:p>1248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344">
                <text:p>1344</text:p>
              </table:table-cell>
              <table:table-cell office:value-type="float" office:value="1295.0068359375">
                <text:p>1295.0068359375</text:p>
              </table:table-cell>
              <table:table-cell office:value-type="float" office:value="1370.88">
                <text:p>1370.88</text:p>
              </table:table-cell>
              <table:table-cell office:value-type="float" office:value="1317.12">
                <text:p>1317.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441">
                <text:p>1441</text:p>
              </table:table-cell>
              <table:table-cell office:value-type="float" office:value="1389.41455078125">
                <text:p>1389.41455078125</text:p>
              </table:table-cell>
              <table:table-cell office:value-type="float" office:value="1469.82">
                <text:p>1469.82</text:p>
              </table:table-cell>
              <table:table-cell office:value-type="float" office:value="1412.18">
                <text:p>1412.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465">
                <text:p>1465</text:p>
              </table:table-cell>
              <table:table-cell office:value-type="float" office:value="1413.2548828125">
                <text:p>1413.2548828125</text:p>
              </table:table-cell>
              <table:table-cell office:value-type="float" office:value="1494.3">
                <text:p>1494.3</text:p>
              </table:table-cell>
              <table:table-cell office:value-type="float" office:value="1435.7">
                <text:p>1435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560">
                <text:p>1560</text:p>
              </table:table-cell>
              <table:table-cell office:value-type="float" office:value="1506.708984375">
                <text:p>1506.708984375</text:p>
              </table:table-cell>
              <table:table-cell office:value-type="float" office:value="1591.2">
                <text:p>1591.2</text:p>
              </table:table-cell>
              <table:table-cell office:value-type="float" office:value="1528.8">
                <text:p>1528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641">
                <text:p>1641</text:p>
              </table:table-cell>
              <table:table-cell office:value-type="float" office:value="1582.998046875">
                <text:p>1582.998046875</text:p>
              </table:table-cell>
              <table:table-cell office:value-type="float" office:value="1673.82">
                <text:p>1673.82</text:p>
              </table:table-cell>
              <table:table-cell office:value-type="float" office:value="1608.18">
                <text:p>1608.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737">
                <text:p>1737</text:p>
              </table:table-cell>
              <table:table-cell office:value-type="float" office:value="1678.359375">
                <text:p>1678.359375</text:p>
              </table:table-cell>
              <table:table-cell office:value-type="float" office:value="1771.74">
                <text:p>1771.74</text:p>
              </table:table-cell>
              <table:table-cell office:value-type="float" office:value="1702.26">
                <text:p>1702.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792">
                <text:p>1792</text:p>
              </table:table-cell>
              <table:table-cell office:value-type="float" office:value="1726.0400390625">
                <text:p>1726.0400390625</text:p>
              </table:table-cell>
              <table:table-cell office:value-type="float" office:value="1827.84">
                <text:p>1827.84</text:p>
              </table:table-cell>
              <table:table-cell office:value-type="float" office:value="1756.16">
                <text:p>1756.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898">
                <text:p>1898</text:p>
              </table:table-cell>
              <table:table-cell office:value-type="float" office:value="1832.8447265625">
                <text:p>1832.8447265625</text:p>
              </table:table-cell>
              <table:table-cell office:value-type="float" office:value="1935.96">
                <text:p>1935.96</text:p>
              </table:table-cell>
              <table:table-cell office:value-type="float" office:value="1860.04">
                <text:p>1860.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1976">
                <text:p>1976</text:p>
              </table:table-cell>
              <table:table-cell office:value-type="float" office:value="1924.3916015625">
                <text:p>1924.3916015625</text:p>
              </table:table-cell>
              <table:table-cell office:value-type="float" office:value="2015.52">
                <text:p>2015.52</text:p>
              </table:table-cell>
              <table:table-cell office:value-type="float" office:value="1936.48">
                <text:p>1936.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087">
                <text:p>2087</text:p>
              </table:table-cell>
              <table:table-cell office:value-type="float" office:value="2018.79931640625">
                <text:p>2018.79931640625</text:p>
              </table:table-cell>
              <table:table-cell office:value-type="float" office:value="2128.74">
                <text:p>2128.74</text:p>
              </table:table-cell>
              <table:table-cell office:value-type="float" office:value="2045.26">
                <text:p>2045.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084">
                <text:p>2084</text:p>
              </table:table-cell>
              <table:table-cell office:value-type="float" office:value="2033.103515625">
                <text:p>2033.103515625</text:p>
              </table:table-cell>
              <table:table-cell office:value-type="float" office:value="2125.68">
                <text:p>2125.68</text:p>
              </table:table-cell>
              <table:table-cell office:value-type="float" office:value="2042.32">
                <text:p>2042.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196">
                <text:p>2196</text:p>
              </table:table-cell>
              <table:table-cell office:value-type="float" office:value="2138.95458984375">
                <text:p>2138.95458984375</text:p>
              </table:table-cell>
              <table:table-cell office:value-type="float" office:value="2239.92">
                <text:p>2239.92</text:p>
              </table:table-cell>
              <table:table-cell office:value-type="float" office:value="2152.08">
                <text:p>2152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282">
                <text:p>2282</text:p>
              </table:table-cell>
              <table:table-cell office:value-type="float" office:value="2227.640625">
                <text:p>2227.640625</text:p>
              </table:table-cell>
              <table:table-cell office:value-type="float" office:value="2327.64">
                <text:p>2327.64</text:p>
              </table:table-cell>
              <table:table-cell office:value-type="float" office:value="2236.36">
                <text:p>2236.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399">
                <text:p>2399</text:p>
              </table:table-cell>
              <table:table-cell office:value-type="float" office:value="2347.7958984375">
                <text:p>2347.7958984375</text:p>
              </table:table-cell>
              <table:table-cell office:value-type="float" office:value="2446.98">
                <text:p>2446.98</text:p>
              </table:table-cell>
              <table:table-cell office:value-type="float" office:value="2351.02">
                <text:p>2351.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452">
                <text:p>2452</text:p>
              </table:table-cell>
              <table:table-cell office:value-type="float" office:value="2403.10546875">
                <text:p>2403.10546875</text:p>
              </table:table-cell>
              <table:table-cell office:value-type="float" office:value="2501.04">
                <text:p>2501.04</text:p>
              </table:table-cell>
              <table:table-cell office:value-type="float" office:value="2402.96">
                <text:p>2402.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566">
                <text:p>2566</text:p>
              </table:table-cell>
              <table:table-cell office:value-type="float" office:value="2521.353515625">
                <text:p>2521.353515625</text:p>
              </table:table-cell>
              <table:table-cell office:value-type="float" office:value="2617.32">
                <text:p>2617.32</text:p>
              </table:table-cell>
              <table:table-cell office:value-type="float" office:value="2514.68">
                <text:p>2514.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659">
                <text:p>2659</text:p>
              </table:table-cell>
              <table:table-cell office:value-type="float" office:value="2616.71484375">
                <text:p>2616.71484375</text:p>
              </table:table-cell>
              <table:table-cell office:value-type="float" office:value="2712.18">
                <text:p>2712.18</text:p>
              </table:table-cell>
              <table:table-cell office:value-type="float" office:value="2605.82">
                <text:p>2605.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786">
                <text:p>2786</text:p>
              </table:table-cell>
              <table:table-cell office:value-type="float" office:value="2734.00927734375">
                <text:p>2734.00927734375</text:p>
              </table:table-cell>
              <table:table-cell office:value-type="float" office:value="2841.72">
                <text:p>2841.72</text:p>
              </table:table-cell>
              <table:table-cell office:value-type="float" office:value="2730.28">
                <text:p>2730.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500">
                <text:p>-500</text:p>
              </table:table-cell>
              <table:table-cell office:value-type="float" office:value="-533.06982421875">
                <text:p>-533.06982421875</text:p>
              </table:table-cell>
              <table:table-cell office:value-type="float" office:value="-510">
                <text:p>-510</text:p>
              </table:table-cell>
              <table:table-cell office:value-type="float" office:value="-490">
                <text:p>-49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462">
                <text:p>-462</text:p>
              </table:table-cell>
              <table:table-cell office:value-type="float" office:value="-495.87890625">
                <text:p>-495.87890625</text:p>
              </table:table-cell>
              <table:table-cell office:value-type="float" office:value="-471.24">
                <text:p>-471.24</text:p>
              </table:table-cell>
              <table:table-cell office:value-type="float" office:value="-452.76">
                <text:p>-452.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426">
                <text:p>-426</text:p>
              </table:table-cell>
              <table:table-cell office:value-type="float" office:value="-462.50244140625">
                <text:p>-462.50244140625</text:p>
              </table:table-cell>
              <table:table-cell office:value-type="float" office:value="-434.52">
                <text:p>-434.52</text:p>
              </table:table-cell>
              <table:table-cell office:value-type="float" office:value="-417.48">
                <text:p>-417.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386">
                <text:p>-386</text:p>
              </table:table-cell>
              <table:table-cell office:value-type="float" office:value="-424.35791015625">
                <text:p>-424.35791015625</text:p>
              </table:table-cell>
              <table:table-cell office:value-type="float" office:value="-393.72">
                <text:p>-393.72</text:p>
              </table:table-cell>
              <table:table-cell office:value-type="float" office:value="-378.28">
                <text:p>-378.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365">
                <text:p>-365</text:p>
              </table:table-cell>
              <table:table-cell office:value-type="float" office:value="-400.517578125">
                <text:p>-400.517578125</text:p>
              </table:table-cell>
              <table:table-cell office:value-type="float" office:value="-372.3">
                <text:p>-372.3</text:p>
              </table:table-cell>
              <table:table-cell office:value-type="float" office:value="-357.7">
                <text:p>-357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322">
                <text:p>-322</text:p>
              </table:table-cell>
              <table:table-cell office:value-type="float" office:value="-359.51220703125">
                <text:p>-359.51220703125</text:p>
              </table:table-cell>
              <table:table-cell office:value-type="float" office:value="-328.44">
                <text:p>-328.44</text:p>
              </table:table-cell>
              <table:table-cell office:value-type="float" office:value="-315.56">
                <text:p>-315.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288">
                <text:p>-288</text:p>
              </table:table-cell>
              <table:table-cell office:value-type="float" office:value="-330.90380859375">
                <text:p>-330.90380859375</text:p>
              </table:table-cell>
              <table:table-cell office:value-type="float" office:value="-293.76">
                <text:p>-293.76</text:p>
              </table:table-cell>
              <table:table-cell office:value-type="float" office:value="-282.24">
                <text:p>-282.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254">
                <text:p>-254</text:p>
              </table:table-cell>
              <table:table-cell office:value-type="float" office:value="-287.03759765625">
                <text:p>-287.03759765625</text:p>
              </table:table-cell>
              <table:table-cell office:value-type="float" office:value="-259.08">
                <text:p>-259.08</text:p>
              </table:table-cell>
              <table:table-cell office:value-type="float" office:value="-248.92">
                <text:p>-248.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255">
                <text:p>-255</text:p>
              </table:table-cell>
              <table:table-cell office:value-type="float" office:value="-287.9912109375">
                <text:p>-287.9912109375</text:p>
              </table:table-cell>
              <table:table-cell office:value-type="float" office:value="-260.1">
                <text:p>-260.1</text:p>
              </table:table-cell>
              <table:table-cell office:value-type="float" office:value="-249.9">
                <text:p>-249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216">
                <text:p>-216</text:p>
              </table:table-cell>
              <table:table-cell office:value-type="float" office:value="-249.8466796875">
                <text:p>-249.8466796875</text:p>
              </table:table-cell>
              <table:table-cell office:value-type="float" office:value="-220.32">
                <text:p>-220.32</text:p>
              </table:table-cell>
              <table:table-cell office:value-type="float" office:value="-211.68">
                <text:p>-211.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175">
                <text:p>-175</text:p>
              </table:table-cell>
              <table:table-cell office:value-type="float" office:value="-221.23828125">
                <text:p>-221.23828125</text:p>
              </table:table-cell>
              <table:table-cell office:value-type="float" office:value="-178.5">
                <text:p>-178.5</text:p>
              </table:table-cell>
              <table:table-cell office:value-type="float" office:value="-171.5">
                <text:p>-171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36">
                <text:p>-136</text:p>
              </table:table-cell>
              <table:table-cell office:value-type="float" office:value="-178.32568359375">
                <text:p>-178.32568359375</text:p>
              </table:table-cell>
              <table:table-cell office:value-type="float" office:value="-138.72">
                <text:p>-138.72</text:p>
              </table:table-cell>
              <table:table-cell office:value-type="float" office:value="-133.28">
                <text:p>-133.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10">
                <text:p>-110</text:p>
              </table:table-cell>
              <table:table-cell office:value-type="float" office:value="-149.71728515625">
                <text:p>-149.71728515625</text:p>
              </table:table-cell>
              <table:table-cell office:value-type="float" office:value="-112.2">
                <text:p>-112.2</text:p>
              </table:table-cell>
              <table:table-cell office:value-type="float" office:value="-107.8">
                <text:p>-107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67">
                <text:p>-67</text:p>
              </table:table-cell>
              <table:table-cell office:value-type="float" office:value="-102.990234375">
                <text:p>-102.990234375</text:p>
              </table:table-cell>
              <table:table-cell office:value-type="float" office:value="-68.34">
                <text:p>-68.34</text:p>
              </table:table-cell>
              <table:table-cell office:value-type="float" office:value="-65.66">
                <text:p>-65.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31">
                <text:p>-31</text:p>
              </table:table-cell>
              <table:table-cell office:value-type="float" office:value="-67.70654296875">
                <text:p>-67.70654296875</text:p>
              </table:table-cell>
              <table:table-cell office:value-type="float" office:value="-31.62">
                <text:p>-31.62</text:p>
              </table:table-cell>
              <table:table-cell office:value-type="float" office:value="-30.38">
                <text:p>-30.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11">
                <text:p>11</text:p>
              </table:table-cell>
              <table:table-cell office:value-type="float" office:value="-26.701171875">
                <text:p>-26.701171875</text:p>
              </table:table-cell>
              <table:table-cell office:value-type="float" office:value="11.22">
                <text:p>11.22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-20.02587890625">
                <text:p>-20.02587890625</text:p>
              </table:table-cell>
              <table:table-cell office:value-type="float" office:value="14.28">
                <text:p>14.28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68">
                <text:p>68</text:p>
              </table:table-cell>
              <table:table-cell office:value-type="float" office:value="25.74755859375">
                <text:p>25.74755859375</text:p>
              </table:table-cell>
              <table:table-cell office:value-type="float" office:value="69.36">
                <text:p>69.36</text:p>
              </table:table-cell>
              <table:table-cell office:value-type="float" office:value="66.64">
                <text:p>66.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103">
                <text:p>103</text:p>
              </table:table-cell>
              <table:table-cell office:value-type="float" office:value="59.1240234375">
                <text:p>59.1240234375</text:p>
              </table:table-cell>
              <table:table-cell office:value-type="float" office:value="105.06">
                <text:p>105.06</text:p>
              </table:table-cell>
              <table:table-cell office:value-type="float" office:value="100.94">
                <text:p>100.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05.85107421875">
                <text:p>105.85107421875</text:p>
              </table:table-cell>
              <table:table-cell office:value-type="float" office:value="151.98">
                <text:p>151.98</text:p>
              </table:table-cell>
              <table:table-cell office:value-type="float" office:value="146.02">
                <text:p>146.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70">
                <text:p>170</text:p>
              </table:table-cell>
              <table:table-cell office:value-type="float" office:value="124.92333984375">
                <text:p>124.92333984375</text:p>
              </table:table-cell>
              <table:table-cell office:value-type="float" office:value="173.4">
                <text:p>173.4</text:p>
              </table:table-cell>
              <table:table-cell office:value-type="float" office:value="166.6">
                <text:p>166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220">
                <text:p>220</text:p>
              </table:table-cell>
              <table:table-cell office:value-type="float" office:value="169.7431640625">
                <text:p>169.7431640625</text:p>
              </table:table-cell>
              <table:table-cell office:value-type="float" office:value="224.4">
                <text:p>224.4</text:p>
              </table:table-cell>
              <table:table-cell office:value-type="float" office:value="215.6">
                <text:p>215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256">
                <text:p>256</text:p>
              </table:table-cell>
              <table:table-cell office:value-type="float" office:value="209.794921875">
                <text:p>209.794921875</text:p>
              </table:table-cell>
              <table:table-cell office:value-type="float" office:value="261.12">
                <text:p>261.12</text:p>
              </table:table-cell>
              <table:table-cell office:value-type="float" office:value="250.88">
                <text:p>250.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303">
                <text:p>303</text:p>
              </table:table-cell>
              <table:table-cell office:value-type="float" office:value="257.4755859375">
                <text:p>257.4755859375</text:p>
              </table:table-cell>
              <table:table-cell office:value-type="float" office:value="309.06">
                <text:p>309.06</text:p>
              </table:table-cell>
              <table:table-cell office:value-type="float" office:value="296.94">
                <text:p>296.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293">
                <text:p>293</text:p>
              </table:table-cell>
              <table:table-cell office:value-type="float" office:value="250.80029296875">
                <text:p>250.80029296875</text:p>
              </table:table-cell>
              <table:table-cell office:value-type="float" office:value="298.86">
                <text:p>298.86</text:p>
              </table:table-cell>
              <table:table-cell office:value-type="float" office:value="287.14">
                <text:p>287.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343">
                <text:p>343</text:p>
              </table:table-cell>
              <table:table-cell office:value-type="float" office:value="296.57373046875">
                <text:p>296.57373046875</text:p>
              </table:table-cell>
              <table:table-cell office:value-type="float" office:value="349.86">
                <text:p>349.86</text:p>
              </table:table-cell>
              <table:table-cell office:value-type="float" office:value="336.14">
                <text:p>336.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388">
                <text:p>388</text:p>
              </table:table-cell>
              <table:table-cell office:value-type="float" office:value="339.486328125">
                <text:p>339.486328125</text:p>
              </table:table-cell>
              <table:table-cell office:value-type="float" office:value="395.76">
                <text:p>395.76</text:p>
              </table:table-cell>
              <table:table-cell office:value-type="float" office:value="380.24">
                <text:p>380.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440">
                <text:p>440</text:p>
              </table:table-cell>
              <table:table-cell office:value-type="float" office:value="390.9814453125">
                <text:p>390.9814453125</text:p>
              </table:table-cell>
              <table:table-cell office:value-type="float" office:value="448.8">
                <text:p>448.8</text:p>
              </table:table-cell>
              <table:table-cell office:value-type="float" office:value="431.2">
                <text:p>431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463">
                <text:p>463</text:p>
              </table:table-cell>
              <table:table-cell office:value-type="float" office:value="414.82177734375">
                <text:p>414.82177734375</text:p>
              </table:table-cell>
              <table:table-cell office:value-type="float" office:value="472.26">
                <text:p>472.26</text:p>
              </table:table-cell>
              <table:table-cell office:value-type="float" office:value="453.74">
                <text:p>453.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515">
                <text:p>515</text:p>
              </table:table-cell>
              <table:table-cell office:value-type="float" office:value="462.50244140625">
                <text:p>462.50244140625</text:p>
              </table:table-cell>
              <table:table-cell office:value-type="float" office:value="525.3">
                <text:p>525.3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555">
                <text:p>555</text:p>
              </table:table-cell>
              <table:table-cell office:value-type="float" office:value="505.4150390625">
                <text:p>505.4150390625</text:p>
              </table:table-cell>
              <table:table-cell office:value-type="float" office:value="566.1">
                <text:p>566.1</text:p>
              </table:table-cell>
              <table:table-cell office:value-type="float" office:value="543.9">
                <text:p>543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605">
                <text:p>605</text:p>
              </table:table-cell>
              <table:table-cell office:value-type="float" office:value="553.095703125">
                <text:p>553.095703125</text:p>
              </table:table-cell>
              <table:table-cell office:value-type="float" office:value="617.1">
                <text:p>617.1</text:p>
              </table:table-cell>
              <table:table-cell office:value-type="float" office:value="592.9">
                <text:p>592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630">
                <text:p>630</text:p>
              </table:table-cell>
              <table:table-cell office:value-type="float" office:value="581.7041015625">
                <text:p>581.7041015625</text:p>
              </table:table-cell>
              <table:table-cell office:value-type="float" office:value="642.6">
                <text:p>642.6</text:p>
              </table:table-cell>
              <table:table-cell office:value-type="float" office:value="617.4">
                <text:p>617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682">
                <text:p>682</text:p>
              </table:table-cell>
              <table:table-cell office:value-type="float" office:value="633.19921875">
                <text:p>633.19921875</text:p>
              </table:table-cell>
              <table:table-cell office:value-type="float" office:value="695.64">
                <text:p>695.64</text:p>
              </table:table-cell>
              <table:table-cell office:value-type="float" office:value="668.36">
                <text:p>668.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723">
                <text:p>723</text:p>
              </table:table-cell>
              <table:table-cell office:value-type="float" office:value="676.11181640625">
                <text:p>676.11181640625</text:p>
              </table:table-cell>
              <table:table-cell office:value-type="float" office:value="737.46">
                <text:p>737.46</text:p>
              </table:table-cell>
              <table:table-cell office:value-type="float" office:value="708.54">
                <text:p>708.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776">
                <text:p>776</text:p>
              </table:table-cell>
              <table:table-cell office:value-type="float" office:value="724.74609375">
                <text:p>724.74609375</text:p>
              </table:table-cell>
              <table:table-cell office:value-type="float" office:value="791.52">
                <text:p>791.52</text:p>
              </table:table-cell>
              <table:table-cell office:value-type="float" office:value="760.48">
                <text:p>760.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798">
                <text:p>798</text:p>
              </table:table-cell>
              <table:table-cell office:value-type="float" office:value="751.447265625">
                <text:p>751.447265625</text:p>
              </table:table-cell>
              <table:table-cell office:value-type="float" office:value="813.96">
                <text:p>813.96</text:p>
              </table:table-cell>
              <table:table-cell office:value-type="float" office:value="782.04">
                <text:p>782.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852">
                <text:p>852</text:p>
              </table:table-cell>
              <table:table-cell office:value-type="float" office:value="807.71044921875">
                <text:p>807.71044921875</text:p>
              </table:table-cell>
              <table:table-cell office:value-type="float" office:value="869.04">
                <text:p>869.04</text:p>
              </table:table-cell>
              <table:table-cell office:value-type="float" office:value="834.96">
                <text:p>834.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900">
                <text:p>900</text:p>
              </table:table-cell>
              <table:table-cell office:value-type="float" office:value="847.76220703125">
                <text:p>847.76220703125</text:p>
              </table:table-cell>
              <table:table-cell office:value-type="float" office:value="918">
                <text:p>918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963">
                <text:p>963</text:p>
              </table:table-cell>
              <table:table-cell office:value-type="float" office:value="909.7470703125">
                <text:p>909.7470703125</text:p>
              </table:table-cell>
              <table:table-cell office:value-type="float" office:value="982.26">
                <text:p>982.26</text:p>
              </table:table-cell>
              <table:table-cell office:value-type="float" office:value="943.74">
                <text:p>943.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958">
                <text:p>958</text:p>
              </table:table-cell>
              <table:table-cell office:value-type="float" office:value="910.70068359375">
                <text:p>910.70068359375</text:p>
              </table:table-cell>
              <table:table-cell office:value-type="float" office:value="977.16">
                <text:p>977.16</text:p>
              </table:table-cell>
              <table:table-cell office:value-type="float" office:value="938.84">
                <text:p>938.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011">
                <text:p>1011</text:p>
              </table:table-cell>
              <table:table-cell office:value-type="float" office:value="964.10302734375">
                <text:p>964.10302734375</text:p>
              </table:table-cell>
              <table:table-cell office:value-type="float" office:value="1031.22">
                <text:p>1031.22</text:p>
              </table:table-cell>
              <table:table-cell office:value-type="float" office:value="990.78">
                <text:p>990.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054">
                <text:p>1054</text:p>
              </table:table-cell>
              <table:table-cell office:value-type="float" office:value="1010.830078125">
                <text:p>1010.830078125</text:p>
              </table:table-cell>
              <table:table-cell office:value-type="float" office:value="1075.08">
                <text:p>1075.08</text:p>
              </table:table-cell>
              <table:table-cell office:value-type="float" office:value="1032.92">
                <text:p>1032.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109">
                <text:p>1109</text:p>
              </table:table-cell>
              <table:table-cell office:value-type="float" office:value="1069.00048828125">
                <text:p>1069.00048828125</text:p>
              </table:table-cell>
              <table:table-cell office:value-type="float" office:value="1131.18">
                <text:p>1131.18</text:p>
              </table:table-cell>
              <table:table-cell office:value-type="float" office:value="1086.82">
                <text:p>1086.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135">
                <text:p>1135</text:p>
              </table:table-cell>
              <table:table-cell office:value-type="float" office:value="1092.8408203125">
                <text:p>1092.8408203125</text:p>
              </table:table-cell>
              <table:table-cell office:value-type="float" office:value="1157.7">
                <text:p>1157.7</text:p>
              </table:table-cell>
              <table:table-cell office:value-type="float" office:value="1112.3">
                <text:p>1112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191">
                <text:p>1191</text:p>
              </table:table-cell>
              <table:table-cell office:value-type="float" office:value="1157.6865234375">
                <text:p>1157.6865234375</text:p>
              </table:table-cell>
              <table:table-cell office:value-type="float" office:value="1214.82">
                <text:p>1214.82</text:p>
              </table:table-cell>
              <table:table-cell office:value-type="float" office:value="1167.18">
                <text:p>1167.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1254">
                <text:p>1254</text:p>
              </table:table-cell>
              <table:table-cell office:value-type="float" office:value="1204.41357421875">
                <text:p>1204.41357421875</text:p>
              </table:table-cell>
              <table:table-cell office:value-type="float" office:value="1279.08">
                <text:p>1279.08</text:p>
              </table:table-cell>
              <table:table-cell office:value-type="float" office:value="1228.92">
                <text:p>1228.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1318">
                <text:p>1318</text:p>
              </table:table-cell>
              <table:table-cell office:value-type="float" office:value="1264.4912109375">
                <text:p>1264.4912109375</text:p>
              </table:table-cell>
              <table:table-cell office:value-type="float" office:value="1344.36">
                <text:p>1344.36</text:p>
              </table:table-cell>
              <table:table-cell office:value-type="float" office:value="1291.64">
                <text:p>1291.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1341">
                <text:p>1341</text:p>
              </table:table-cell>
              <table:table-cell office:value-type="float" office:value="1287.3779296875">
                <text:p>1287.3779296875</text:p>
              </table:table-cell>
              <table:table-cell office:value-type="float" office:value="1367.82">
                <text:p>1367.82</text:p>
              </table:table-cell>
              <table:table-cell office:value-type="float" office:value="1314.18">
                <text:p>1314.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1393">
                <text:p>1393</text:p>
              </table:table-cell>
              <table:table-cell office:value-type="float" office:value="1340.7802734375">
                <text:p>1340.7802734375</text:p>
              </table:table-cell>
              <table:table-cell office:value-type="float" office:value="1420.86">
                <text:p>1420.86</text:p>
              </table:table-cell>
              <table:table-cell office:value-type="float" office:value="1365.14">
                <text:p>1365.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1442">
                <text:p>1442</text:p>
              </table:table-cell>
              <table:table-cell office:value-type="float" office:value="1394.1826171875">
                <text:p>1394.1826171875</text:p>
              </table:table-cell>
              <table:table-cell office:value-type="float" office:value="1470.84">
                <text:p>1470.84</text:p>
              </table:table-cell>
              <table:table-cell office:value-type="float" office:value="1413.16">
                <text:p>1413.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512">
                <text:p>1512</text:p>
              </table:table-cell>
              <table:table-cell office:value-type="float" office:value="1454.26025390625">
                <text:p>1454.26025390625</text:p>
              </table:table-cell>
              <table:table-cell office:value-type="float" office:value="1542.24">
                <text:p>1542.24</text:p>
              </table:table-cell>
              <table:table-cell office:value-type="float" office:value="1481.76">
                <text:p>1481.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1544">
                <text:p>1544</text:p>
              </table:table-cell>
              <table:table-cell office:value-type="float" office:value="1480.0078125">
                <text:p>1480.0078125</text:p>
              </table:table-cell>
              <table:table-cell office:value-type="float" office:value="1574.88">
                <text:p>1574.88</text:p>
              </table:table-cell>
              <table:table-cell office:value-type="float" office:value="1513.12">
                <text:p>1513.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1607">
                <text:p>1607</text:p>
              </table:table-cell>
              <table:table-cell office:value-type="float" office:value="1548.66796875">
                <text:p>1548.66796875</text:p>
              </table:table-cell>
              <table:table-cell office:value-type="float" office:value="1639.14">
                <text:p>1639.14</text:p>
              </table:table-cell>
              <table:table-cell office:value-type="float" office:value="1574.86">
                <text:p>1574.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1655">
                <text:p>1655</text:p>
              </table:table-cell>
              <table:table-cell office:value-type="float" office:value="1597.30224609375">
                <text:p>1597.30224609375</text:p>
              </table:table-cell>
              <table:table-cell office:value-type="float" office:value="1688.1">
                <text:p>1688.1</text:p>
              </table:table-cell>
              <table:table-cell office:value-type="float" office:value="1621.9">
                <text:p>1621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1723">
                <text:p>1723</text:p>
              </table:table-cell>
              <table:table-cell office:value-type="float" office:value="1667.86962890625">
                <text:p>1667.86962890625</text:p>
              </table:table-cell>
              <table:table-cell office:value-type="float" office:value="1757.46">
                <text:p>1757.46</text:p>
              </table:table-cell>
              <table:table-cell office:value-type="float" office:value="1688.54">
                <text:p>1688.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1717">
                <text:p>1717</text:p>
              </table:table-cell>
              <table:table-cell office:value-type="float" office:value="1667.86962890625">
                <text:p>1667.86962890625</text:p>
              </table:table-cell>
              <table:table-cell office:value-type="float" office:value="1751.34">
                <text:p>1751.34</text:p>
              </table:table-cell>
              <table:table-cell office:value-type="float" office:value="1682.66">
                <text:p>1682.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1790">
                <text:p>1790</text:p>
              </table:table-cell>
              <table:table-cell office:value-type="float" office:value="1741.2978515625">
                <text:p>1741.2978515625</text:p>
              </table:table-cell>
              <table:table-cell office:value-type="float" office:value="1825.8">
                <text:p>1825.8</text:p>
              </table:table-cell>
              <table:table-cell office:value-type="float" office:value="1754.2">
                <text:p>1754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1839">
                <text:p>1839</text:p>
              </table:table-cell>
              <table:table-cell office:value-type="float" office:value="1794.7001953125">
                <text:p>1794.7001953125</text:p>
              </table:table-cell>
              <table:table-cell office:value-type="float" office:value="1875.78">
                <text:p>1875.78</text:p>
              </table:table-cell>
              <table:table-cell office:value-type="float" office:value="1802.22">
                <text:p>1802.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1906">
                <text:p>1906</text:p>
              </table:table-cell>
              <table:table-cell office:value-type="float" office:value="1858.59228515625">
                <text:p>1858.59228515625</text:p>
              </table:table-cell>
              <table:table-cell office:value-type="float" office:value="1944.12">
                <text:p>1944.12</text:p>
              </table:table-cell>
              <table:table-cell office:value-type="float" office:value="1867.88">
                <text:p>1867.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941">
                <text:p>1941</text:p>
              </table:table-cell>
              <table:table-cell office:value-type="float" office:value="1895.783203125">
                <text:p>1895.783203125</text:p>
              </table:table-cell>
              <table:table-cell office:value-type="float" office:value="1979.82">
                <text:p>1979.82</text:p>
              </table:table-cell>
              <table:table-cell office:value-type="float" office:value="1902.18">
                <text:p>1902.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018">
                <text:p>2018</text:p>
              </table:table-cell>
              <table:table-cell office:value-type="float" office:value="1964.443359375">
                <text:p>1964.443359375</text:p>
              </table:table-cell>
              <table:table-cell office:value-type="float" office:value="2058.36">
                <text:p>2058.36</text:p>
              </table:table-cell>
              <table:table-cell office:value-type="float" office:value="1977.64">
                <text:p>1977.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064">
                <text:p>2064</text:p>
              </table:table-cell>
              <table:table-cell office:value-type="float" office:value="2023.5673828125">
                <text:p>2023.5673828125</text:p>
              </table:table-cell>
              <table:table-cell office:value-type="float" office:value="2105.28">
                <text:p>2105.28</text:p>
              </table:table-cell>
              <table:table-cell office:value-type="float" office:value="2022.72">
                <text:p>2022.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138">
                <text:p>2138</text:p>
              </table:table-cell>
              <table:table-cell office:value-type="float" office:value="2085.55224609375">
                <text:p>2085.55224609375</text:p>
              </table:table-cell>
              <table:table-cell office:value-type="float" office:value="2180.76">
                <text:p>2180.76</text:p>
              </table:table-cell>
              <table:table-cell office:value-type="float" office:value="2095.24">
                <text:p>2095.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166">
                <text:p>2166</text:p>
              </table:table-cell>
              <table:table-cell office:value-type="float" office:value="2104.62451171875">
                <text:p>2104.62451171875</text:p>
              </table:table-cell>
              <table:table-cell office:value-type="float" office:value="2209.32">
                <text:p>2209.32</text:p>
              </table:table-cell>
              <table:table-cell office:value-type="float" office:value="2122.68">
                <text:p>2122.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230">
                <text:p>2230</text:p>
              </table:table-cell>
              <table:table-cell office:value-type="float" office:value="2179.9599609375">
                <text:p>2179.9599609375</text:p>
              </table:table-cell>
              <table:table-cell office:value-type="float" office:value="2274.6">
                <text:p>2274.6</text:p>
              </table:table-cell>
              <table:table-cell office:value-type="float" office:value="2185.4">
                <text:p>2185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294">
                <text:p>2294</text:p>
              </table:table-cell>
              <table:table-cell office:value-type="float" office:value="2238.13037109375">
                <text:p>2238.13037109375</text:p>
              </table:table-cell>
              <table:table-cell office:value-type="float" office:value="2339.88">
                <text:p>2339.88</text:p>
              </table:table-cell>
              <table:table-cell office:value-type="float" office:value="2248.12">
                <text:p>2248.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371">
                <text:p>2371</text:p>
              </table:table-cell>
              <table:table-cell office:value-type="float" office:value="2319.1875">
                <text:p>2319.1875</text:p>
              </table:table-cell>
              <table:table-cell office:value-type="float" office:value="2418.42">
                <text:p>2418.42</text:p>
              </table:table-cell>
              <table:table-cell office:value-type="float" office:value="2323.58">
                <text:p>2323.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2414">
                <text:p>2414</text:p>
              </table:table-cell>
              <table:table-cell office:value-type="float" office:value="2347.7958984375">
                <text:p>2347.7958984375</text:p>
              </table:table-cell>
              <table:table-cell office:value-type="float" office:value="2462.28">
                <text:p>2462.28</text:p>
              </table:table-cell>
              <table:table-cell office:value-type="float" office:value="2365.72">
                <text:p>2365.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2491">
                <text:p>2491</text:p>
              </table:table-cell>
              <table:table-cell office:value-type="float" office:value="2425.9921875">
                <text:p>2425.9921875</text:p>
              </table:table-cell>
              <table:table-cell office:value-type="float" office:value="2540.82">
                <text:p>2540.82</text:p>
              </table:table-cell>
              <table:table-cell office:value-type="float" office:value="2441.18">
                <text:p>2441.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2557">
                <text:p>2557</text:p>
              </table:table-cell>
              <table:table-cell office:value-type="float" office:value="2495.60595703125">
                <text:p>2495.60595703125</text:p>
              </table:table-cell>
              <table:table-cell office:value-type="float" office:value="2608.14">
                <text:p>2608.14</text:p>
              </table:table-cell>
              <table:table-cell office:value-type="float" office:value="2505.86">
                <text:p>2505.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2630">
                <text:p>2630</text:p>
              </table:table-cell>
              <table:table-cell office:value-type="float" office:value="2571.89501953125">
                <text:p>2571.89501953125</text:p>
              </table:table-cell>
              <table:table-cell office:value-type="float" office:value="2682.6">
                <text:p>2682.6</text:p>
              </table:table-cell>
              <table:table-cell office:value-type="float" office:value="2577.4">
                <text:p>2577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2622">
                <text:p>2622</text:p>
              </table:table-cell>
              <table:table-cell office:value-type="float" office:value="2577.61669921875">
                <text:p>2577.61669921875</text:p>
              </table:table-cell>
              <table:table-cell office:value-type="float" office:value="2674.44">
                <text:p>2674.44</text:p>
              </table:table-cell>
              <table:table-cell office:value-type="float" office:value="2569.56">
                <text:p>2569.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2702">
                <text:p>2702</text:p>
              </table:table-cell>
              <table:table-cell office:value-type="float" office:value="2653.90576171875">
                <text:p>2653.90576171875</text:p>
              </table:table-cell>
              <table:table-cell office:value-type="float" office:value="2756.04">
                <text:p>2756.04</text:p>
              </table:table-cell>
              <table:table-cell office:value-type="float" office:value="2647.96">
                <text:p>2647.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2766">
                <text:p>2766</text:p>
              </table:table-cell>
              <table:table-cell office:value-type="float" office:value="2717.7978515625">
                <text:p>2717.7978515625</text:p>
              </table:table-cell>
              <table:table-cell office:value-type="float" office:value="2821.32">
                <text:p>2821.32</text:p>
              </table:table-cell>
              <table:table-cell office:value-type="float" office:value="2710.68">
                <text:p>2710.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2850">
                <text:p>2850</text:p>
              </table:table-cell>
              <table:table-cell office:value-type="float" office:value="2799.80859375">
                <text:p>2799.80859375</text:p>
              </table:table-cell>
              <table:table-cell office:value-type="float" office:value="2907">
                <text:p>2907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2891">
                <text:p>2891</text:p>
              </table:table-cell>
              <table:table-cell office:value-type="float" office:value="2844.62841796875">
                <text:p>2844.62841796875</text:p>
              </table:table-cell>
              <table:table-cell office:value-type="float" office:value="2948.82">
                <text:p>2948.82</text:p>
              </table:table-cell>
              <table:table-cell office:value-type="float" office:value="2833.18">
                <text:p>2833.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2972">
                <text:p>2972</text:p>
              </table:table-cell>
              <table:table-cell office:value-type="float" office:value="2926.63916015625">
                <text:p>2926.63916015625</text:p>
              </table:table-cell>
              <table:table-cell office:value-type="float" office:value="3031.44">
                <text:p>3031.44</text:p>
              </table:table-cell>
              <table:table-cell office:value-type="float" office:value="2912.56">
                <text:p>2912.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048">
                <text:p>3048</text:p>
              </table:table-cell>
              <table:table-cell office:value-type="float" office:value="2989.57763671875">
                <text:p>2989.57763671875</text:p>
              </table:table-cell>
              <table:table-cell office:value-type="float" office:value="3108.96">
                <text:p>3108.96</text:p>
              </table:table-cell>
              <table:table-cell office:value-type="float" office:value="2987.04">
                <text:p>2987.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139">
                <text:p>3139</text:p>
              </table:table-cell>
              <table:table-cell office:value-type="float" office:value="3070.634765625">
                <text:p>3070.634765625</text:p>
              </table:table-cell>
              <table:table-cell office:value-type="float" office:value="3201.78">
                <text:p>3201.78</text:p>
              </table:table-cell>
              <table:table-cell office:value-type="float" office:value="3076.22">
                <text:p>3076.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157">
                <text:p>3157</text:p>
              </table:table-cell>
              <table:table-cell office:value-type="float" office:value="3097.3359375">
                <text:p>3097.3359375</text:p>
              </table:table-cell>
              <table:table-cell office:value-type="float" office:value="3220.14">
                <text:p>3220.14</text:p>
              </table:table-cell>
              <table:table-cell office:value-type="float" office:value="3093.86">
                <text:p>3093.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238">
                <text:p>3238</text:p>
              </table:table-cell>
              <table:table-cell office:value-type="float" office:value="3200.326171875">
                <text:p>3200.326171875</text:p>
              </table:table-cell>
              <table:table-cell office:value-type="float" office:value="3302.76">
                <text:p>3302.76</text:p>
              </table:table-cell>
              <table:table-cell office:value-type="float" office:value="3173.24">
                <text:p>3173.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318">
                <text:p>3318</text:p>
              </table:table-cell>
              <table:table-cell office:value-type="float" office:value="3267.0791015625">
                <text:p>3267.0791015625</text:p>
              </table:table-cell>
              <table:table-cell office:value-type="float" office:value="3384.36">
                <text:p>3384.36</text:p>
              </table:table-cell>
              <table:table-cell office:value-type="float" office:value="3251.64">
                <text:p>3251.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404">
                <text:p>3404</text:p>
              </table:table-cell>
              <table:table-cell office:value-type="float" office:value="3349.08984375">
                <text:p>3349.08984375</text:p>
              </table:table-cell>
              <table:table-cell office:value-type="float" office:value="3472.08">
                <text:p>3472.08</text:p>
              </table:table-cell>
              <table:table-cell office:value-type="float" office:value="3335.92">
                <text:p>3335.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454">
                <text:p>3454</text:p>
              </table:table-cell>
              <table:table-cell office:value-type="float" office:value="3404.3994140625">
                <text:p>3404.3994140625</text:p>
              </table:table-cell>
              <table:table-cell office:value-type="float" office:value="3523.08">
                <text:p>3523.08</text:p>
              </table:table-cell>
              <table:table-cell office:value-type="float" office:value="3384.92">
                <text:p>3384.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3545">
                <text:p>3545</text:p>
              </table:table-cell>
              <table:table-cell office:value-type="float" office:value="3494.0390625">
                <text:p>3494.0390625</text:p>
              </table:table-cell>
              <table:table-cell office:value-type="float" office:value="3615.9">
                <text:p>3615.9</text:p>
              </table:table-cell>
              <table:table-cell office:value-type="float" office:value="3474.1">
                <text:p>3474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3632">
                <text:p>3632</text:p>
              </table:table-cell>
              <table:table-cell office:value-type="float" office:value="3562.69921875">
                <text:p>3562.69921875</text:p>
              </table:table-cell>
              <table:table-cell office:value-type="float" office:value="3704.64">
                <text:p>3704.64</text:p>
              </table:table-cell>
              <table:table-cell office:value-type="float" office:value="3559.36">
                <text:p>3559.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3725">
                <text:p>3725</text:p>
              </table:table-cell>
              <table:table-cell office:value-type="float" office:value="3658.060546875">
                <text:p>3658.060546875</text:p>
              </table:table-cell>
              <table:table-cell office:value-type="float" office:value="3799.5">
                <text:p>3799.5</text:p>
              </table:table-cell>
              <table:table-cell office:value-type="float" office:value="3650.5">
                <text:p>3650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3726">
                <text:p>3726</text:p>
              </table:table-cell>
              <table:table-cell office:value-type="float" office:value="3662.82861328125">
                <text:p>3662.82861328125</text:p>
              </table:table-cell>
              <table:table-cell office:value-type="float" office:value="3800.52">
                <text:p>3800.52</text:p>
              </table:table-cell>
              <table:table-cell office:value-type="float" office:value="3651.48">
                <text:p>3651.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3824">
                <text:p>3824</text:p>
              </table:table-cell>
              <table:table-cell office:value-type="float" office:value="3760.09716796875">
                <text:p>3760.09716796875</text:p>
              </table:table-cell>
              <table:table-cell office:value-type="float" office:value="3900.48">
                <text:p>3900.48</text:p>
              </table:table-cell>
              <table:table-cell office:value-type="float" office:value="3747.52">
                <text:p>3747.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3900">
                <text:p>3900</text:p>
              </table:table-cell>
              <table:table-cell office:value-type="float" office:value="3836.38623046875">
                <text:p>3836.38623046875</text:p>
              </table:table-cell>
              <table:table-cell office:value-type="float" office:value="3978">
                <text:p>3978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005">
                <text:p>4005</text:p>
              </table:table-cell>
              <table:table-cell office:value-type="float" office:value="3928.88671875">
                <text:p>3928.88671875</text:p>
              </table:table-cell>
              <table:table-cell office:value-type="float" office:value="4085.1">
                <text:p>4085.1</text:p>
              </table:table-cell>
              <table:table-cell office:value-type="float" office:value="3924.9">
                <text:p>3924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049">
                <text:p>4049</text:p>
              </table:table-cell>
              <table:table-cell office:value-type="float" office:value="3988.96435546875">
                <text:p>3988.96435546875</text:p>
              </table:table-cell>
              <table:table-cell office:value-type="float" office:value="4129.98">
                <text:p>4129.98</text:p>
              </table:table-cell>
              <table:table-cell office:value-type="float" office:value="3968.02">
                <text:p>3968.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160">
                <text:p>4160</text:p>
              </table:table-cell>
              <table:table-cell office:value-type="float" office:value="4099.58349609375">
                <text:p>4099.58349609375</text:p>
              </table:table-cell>
              <table:table-cell office:value-type="float" office:value="4243.2">
                <text:p>4243.2</text:p>
              </table:table-cell>
              <table:table-cell office:value-type="float" office:value="4076.8">
                <text:p>4076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236">
                <text:p>4236</text:p>
              </table:table-cell>
              <table:table-cell office:value-type="float" office:value="4162.52197265625">
                <text:p>4162.52197265625</text:p>
              </table:table-cell>
              <table:table-cell office:value-type="float" office:value="4320.72">
                <text:p>4320.72</text:p>
              </table:table-cell>
              <table:table-cell office:value-type="float" office:value="4151.28">
                <text:p>4151.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344">
                <text:p>4344</text:p>
              </table:table-cell>
              <table:table-cell office:value-type="float" office:value="4282.67724609375">
                <text:p>4282.67724609375</text:p>
              </table:table-cell>
              <table:table-cell office:value-type="float" office:value="4430.88">
                <text:p>4430.88</text:p>
              </table:table-cell>
              <table:table-cell office:value-type="float" office:value="4257.12">
                <text:p>4257.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369">
                <text:p>4369</text:p>
              </table:table-cell>
              <table:table-cell office:value-type="float" office:value="4299.84228515625">
                <text:p>4299.84228515625</text:p>
              </table:table-cell>
              <table:table-cell office:value-type="float" office:value="4456.38">
                <text:p>4456.38</text:p>
              </table:table-cell>
              <table:table-cell office:value-type="float" office:value="4281.62">
                <text:p>4281.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479">
                <text:p>4479</text:p>
              </table:table-cell>
              <table:table-cell office:value-type="float" office:value="4412.36865234375">
                <text:p>4412.36865234375</text:p>
              </table:table-cell>
              <table:table-cell office:value-type="float" office:value="4568.58">
                <text:p>4568.58</text:p>
              </table:table-cell>
              <table:table-cell office:value-type="float" office:value="4389.42">
                <text:p>4389.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551">
                <text:p>4551</text:p>
              </table:table-cell>
              <table:table-cell office:value-type="float" office:value="4500.10107421875">
                <text:p>4500.10107421875</text:p>
              </table:table-cell>
              <table:table-cell office:value-type="float" office:value="4642.02">
                <text:p>4642.02</text:p>
              </table:table-cell>
              <table:table-cell office:value-type="float" office:value="4459.98">
                <text:p>4459.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4663">
                <text:p>4663</text:p>
              </table:table-cell>
              <table:table-cell office:value-type="float" office:value="4605.9521484375">
                <text:p>4605.9521484375</text:p>
              </table:table-cell>
              <table:table-cell office:value-type="float" office:value="4756.26">
                <text:p>4756.26</text:p>
              </table:table-cell>
              <table:table-cell office:value-type="float" office:value="4569.74">
                <text:p>4569.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4727">
                <text:p>4727</text:p>
              </table:table-cell>
              <table:table-cell office:value-type="float" office:value="4670.7978515625">
                <text:p>4670.7978515625</text:p>
              </table:table-cell>
              <table:table-cell office:value-type="float" office:value="4821.54">
                <text:p>4821.54</text:p>
              </table:table-cell>
              <table:table-cell office:value-type="float" office:value="4632.46">
                <text:p>4632.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4855">
                <text:p>4855</text:p>
              </table:table-cell>
              <table:table-cell office:value-type="float" office:value="4778.55615234375">
                <text:p>4778.55615234375</text:p>
              </table:table-cell>
              <table:table-cell office:value-type="float" office:value="4952.1">
                <text:p>4952.1</text:p>
              </table:table-cell>
              <table:table-cell office:value-type="float" office:value="4757.9">
                <text:p>4757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4949">
                <text:p>4949</text:p>
              </table:table-cell>
              <table:table-cell office:value-type="float" office:value="4864.38134765625">
                <text:p>4864.38134765625</text:p>
              </table:table-cell>
              <table:table-cell office:value-type="float" office:value="5047.98">
                <text:p>5047.98</text:p>
              </table:table-cell>
              <table:table-cell office:value-type="float" office:value="4850.02">
                <text:p>4850.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062">
                <text:p>5062</text:p>
              </table:table-cell>
              <table:table-cell office:value-type="float" office:value="4983.5830078125">
                <text:p>4983.5830078125</text:p>
              </table:table-cell>
              <table:table-cell office:value-type="float" office:value="5163.24">
                <text:p>5163.24</text:p>
              </table:table-cell>
              <table:table-cell office:value-type="float" office:value="4960.76">
                <text:p>4960.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064">
                <text:p>5064</text:p>
              </table:table-cell>
              <table:table-cell office:value-type="float" office:value="4977.861328125">
                <text:p>4977.861328125</text:p>
              </table:table-cell>
              <table:table-cell office:value-type="float" office:value="5165.28">
                <text:p>5165.28</text:p>
              </table:table-cell>
              <table:table-cell office:value-type="float" office:value="4962.72">
                <text:p>4962.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182">
                <text:p>5182</text:p>
              </table:table-cell>
              <table:table-cell office:value-type="float" office:value="5102.78466796875">
                <text:p>5102.78466796875</text:p>
              </table:table-cell>
              <table:table-cell office:value-type="float" office:value="5285.64">
                <text:p>5285.64</text:p>
              </table:table-cell>
              <table:table-cell office:value-type="float" office:value="5078.36">
                <text:p>5078.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287">
                <text:p>5287</text:p>
              </table:table-cell>
              <table:table-cell office:value-type="float" office:value="5190.51708984375">
                <text:p>5190.51708984375</text:p>
              </table:table-cell>
              <table:table-cell office:value-type="float" office:value="5392.74">
                <text:p>5392.74</text:p>
              </table:table-cell>
              <table:table-cell office:value-type="float" office:value="5181.26">
                <text:p>5181.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393">
                <text:p>5393</text:p>
              </table:table-cell>
              <table:table-cell office:value-type="float" office:value="5326.8837890625">
                <text:p>5326.8837890625</text:p>
              </table:table-cell>
              <table:table-cell office:value-type="float" office:value="5500.86">
                <text:p>5500.86</text:p>
              </table:table-cell>
              <table:table-cell office:value-type="float" office:value="5285.14">
                <text:p>5285.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461">
                <text:p>5461</text:p>
              </table:table-cell>
              <table:table-cell office:value-type="float" office:value="5386.0078125">
                <text:p>5386.0078125</text:p>
              </table:table-cell>
              <table:table-cell office:value-type="float" office:value="5570.22">
                <text:p>5570.22</text:p>
              </table:table-cell>
              <table:table-cell office:value-type="float" office:value="5351.78">
                <text:p>5351.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595">
                <text:p>5595</text:p>
              </table:table-cell>
              <table:table-cell office:value-type="float" office:value="5503.30224609375">
                <text:p>5503.30224609375</text:p>
              </table:table-cell>
              <table:table-cell office:value-type="float" office:value="5706.9">
                <text:p>5706.9</text:p>
              </table:table-cell>
              <table:table-cell office:value-type="float" office:value="5483.1">
                <text:p>5483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709">
                <text:p>5709</text:p>
              </table:table-cell>
              <table:table-cell office:value-type="float" office:value="5612.9677734375">
                <text:p>5612.9677734375</text:p>
              </table:table-cell>
              <table:table-cell office:value-type="float" office:value="5823.18">
                <text:p>5823.18</text:p>
              </table:table-cell>
              <table:table-cell office:value-type="float" office:value="5594.82">
                <text:p>5594.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5839">
                <text:p>5839</text:p>
              </table:table-cell>
              <table:table-cell office:value-type="float" office:value="5756.009765625">
                <text:p>5756.009765625</text:p>
              </table:table-cell>
              <table:table-cell office:value-type="float" office:value="5955.78">
                <text:p>5955.78</text:p>
              </table:table-cell>
              <table:table-cell office:value-type="float" office:value="5722.22">
                <text:p>5722.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5857">
                <text:p>5857</text:p>
              </table:table-cell>
              <table:table-cell office:value-type="float" office:value="5791.29345703125">
                <text:p>5791.29345703125</text:p>
              </table:table-cell>
              <table:table-cell office:value-type="float" office:value="5974.14">
                <text:p>5974.14</text:p>
              </table:table-cell>
              <table:table-cell office:value-type="float" office:value="5739.86">
                <text:p>5739.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1">
                <text:p>241</text:p>
              </table:table-cell>
              <table:table-cell office:value-type="float" office:value="5998">
                <text:p>5998</text:p>
              </table:table-cell>
              <table:table-cell office:value-type="float" office:value="5922.89208984375">
                <text:p>5922.89208984375</text:p>
              </table:table-cell>
              <table:table-cell office:value-type="float" office:value="6117.96">
                <text:p>6117.96</text:p>
              </table:table-cell>
              <table:table-cell office:value-type="float" office:value="5878.04">
                <text:p>5878.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2">
                <text:p>242</text:p>
              </table:table-cell>
              <table:table-cell office:value-type="float" office:value="6111">
                <text:p>6111</text:p>
              </table:table-cell>
              <table:table-cell office:value-type="float" office:value="6034.46484375">
                <text:p>6034.46484375</text:p>
              </table:table-cell>
              <table:table-cell office:value-type="float" office:value="6233.22">
                <text:p>6233.22</text:p>
              </table:table-cell>
              <table:table-cell office:value-type="float" office:value="5988.78">
                <text:p>5988.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3">
                <text:p>243</text:p>
              </table:table-cell>
              <table:table-cell office:value-type="float" office:value="6253">
                <text:p>6253</text:p>
              </table:table-cell>
              <table:table-cell office:value-type="float" office:value="6178.46044921875">
                <text:p>6178.46044921875</text:p>
              </table:table-cell>
              <table:table-cell office:value-type="float" office:value="6378.06">
                <text:p>6378.06</text:p>
              </table:table-cell>
              <table:table-cell office:value-type="float" office:value="6127.94">
                <text:p>6127.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4">
                <text:p>244</text:p>
              </table:table-cell>
              <table:table-cell office:value-type="float" office:value="6326">
                <text:p>6326</text:p>
              </table:table-cell>
              <table:table-cell office:value-type="float" office:value="6248.07421875">
                <text:p>6248.07421875</text:p>
              </table:table-cell>
              <table:table-cell office:value-type="float" office:value="6452.52">
                <text:p>6452.52</text:p>
              </table:table-cell>
              <table:table-cell office:value-type="float" office:value="6199.48">
                <text:p>6199.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5">
                <text:p>245</text:p>
              </table:table-cell>
              <table:table-cell office:value-type="float" office:value="6469">
                <text:p>6469</text:p>
              </table:table-cell>
              <table:table-cell office:value-type="float" office:value="6391.1162109375">
                <text:p>6391.1162109375</text:p>
              </table:table-cell>
              <table:table-cell office:value-type="float" office:value="6598.38">
                <text:p>6598.38</text:p>
              </table:table-cell>
              <table:table-cell office:value-type="float" office:value="6339.62">
                <text:p>6339.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